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0">
      <style:table-cell-properties fo:background-color="transparent" style:cell-protect="protected"/>
    </style:style>
    <style:style style:name="ce4" style:family="table-cell" style:parent-style-name="Default" style:data-style-name="N36">
      <style:table-cell-properties style:vertical-align="automatic" fo:background-color="transparent" style:cell-protect="protected" style:repeat-content="false"/>
      <style:paragraph-properties fo:text-align="start" fo:margin-left="0cm" style:writing-mode="rl"/>
    </style:style>
    <style:style style:name="ce5" style:family="table-cell" style:parent-style-name="Default" style:data-style-name="N0">
      <style:table-cell-properties style:vertical-align="automatic" fo:wrap-option="wrap" fo:background-color="transparent" style:cell-protect="protected"/>
    </style:style>
    <style:style style:name="co1" style:family="table-column">
      <style:table-column-properties fo:break-before="auto" style:column-width="2.11666666666667cm"/>
    </style:style>
    <style:style style:name="co2" style:family="table-column">
      <style:table-column-properties fo:break-before="auto" style:column-width="2.48708333333333cm"/>
    </style:style>
    <style:style style:name="co3" style:family="table-column">
      <style:table-column-properties fo:break-before="auto" style:column-width="4.365625cm"/>
    </style:style>
    <style:style style:name="co4" style:family="table-column">
      <style:table-column-properties fo:break-before="auto" style:column-width="2.03729166666667cm"/>
    </style:style>
    <style:style style:name="co5" style:family="table-column">
      <style:table-column-properties fo:break-before="auto" style:column-width="2.16958333333333cm"/>
    </style:style>
    <style:style style:name="co6" style:family="table-column">
      <style:table-column-properties fo:break-before="auto" style:column-width="2.35479166666667cm"/>
    </style:style>
    <style:style style:name="co7" style:family="table-column">
      <style:table-column-properties fo:break-before="auto" style:column-width="4.683125cm"/>
    </style:style>
    <style:style style:name="co8" style:family="table-column">
      <style:table-column-properties fo:break-before="auto" style:column-width="3.01625cm"/>
    </style:style>
    <style:style style:name="co9" style:family="table-column">
      <style:table-column-properties fo:break-before="auto" style:column-width="16.8539583333333cm"/>
    </style:style>
    <style:style style:name="co10" style:family="table-column">
      <style:table-column-properties fo:break-before="auto" style:column-width="19.129375cm"/>
    </style:style>
    <style:style style:name="ro1" style:family="table-row">
      <style:table-row-properties style:row-height="15pt" style:use-optimal-row-height="true" fo:break-before="auto"/>
    </style:style>
    <style:style style:name="ro2" style:family="table-row">
      <style:table-row-properties style:row-height="32.25pt" style:use-optimal-row-height="fals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330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409.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270pt" style:use-optimal-row-height="true" fo:break-before="auto"/>
    </style:style>
    <style:style style:name="ro10" style:family="table-row">
      <style:table-row-properties style:row-height="195pt" style:use-optimal-row-height="true" fo:break-before="auto"/>
    </style:style>
    <style:style style:name="ro11" style:family="table-row">
      <style:table-row-properties style:row-height="225pt" style:use-optimal-row-height="true" fo:break-before="auto"/>
    </style:style>
    <style:style style:name="ro12" style:family="table-row">
      <style:table-row-properties style:row-height="70.5pt" style:use-optimal-row-height="false" fo:break-before="auto"/>
    </style:style>
    <style:style style:name="ro13" style:family="table-row">
      <style:table-row-properties style:row-height="345pt" style:use-optimal-row-height="true" fo:break-before="auto"/>
    </style:style>
    <style:style style:name="ro14" style:family="table-row">
      <style:table-row-properties style:row-height="360pt" style:use-optimal-row-height="true" fo:break-before="auto"/>
    </style:style>
    <style:style style:name="ro15" style:family="table-row">
      <style:table-row-properties style:row-height="375pt" style:use-optimal-row-height="true" fo:break-before="auto"/>
    </style:style>
    <style:style style:name="ro16" style:family="table-row">
      <style:table-row-properties style:row-height="390pt" style:use-optimal-row-height="true" fo:break-before="auto"/>
    </style:style>
    <style:style style:name="ro17" style:family="table-row">
      <style:table-row-properties style:row-height="3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Feuil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2"/>
        <table:table-column table:style-name="co8" table:default-cell-style-name="ce1"/>
        <table:table-column table:style-name="co9" table:default-cell-style-name="ce1"/>
        <table:table-column table:style-name="co10" table:default-cell-style-name="ce1"/>
        <table:table-column table:style-name="co1" table:number-columns-repeated="16374" table:default-cell-style-name="ce1"/>
        <table:table-row table:style-name="ro1">
          <table:table-cell office:value-type="string" table:style-name="ce1">
            <text:p>id</text:p>
          </table:table-cell>
          <table:table-cell office:value-type="string" table:style-name="ce1">
            <text:p>typetexte_id</text:p>
          </table:table-cell>
          <table:table-cell office:value-type="string" table:style-name="ce1">
            <text:p>statuttexte_id</text:p>
          </table:table-cell>
          <table:table-cell office:value-type="string" table:style-name="ce1">
            <text:p>jort_id</text:p>
          </table:table-cell>
          <table:table-cell office:value-type="string" table:style-name="ce1">
            <text:p>domaine_id</text:p>
          </table:table-cell>
          <table:table-cell office:value-type="string" table:style-name="ce1">
            <text:p>numero</text:p>
          </table:table-cell>
          <table:table-cell office:value-type="string" table:style-name="ce2">
            <text:p>date</text:p>
          </table:table-cell>
          <table:table-cell office:value-type="string" table:style-name="ce1">
            <text:p>brochure</text:p>
          </table:table-cell>
          <table:table-cell office:value-type="string" table:style-name="ce1">
            <text:p>sujet</text:p>
          </table:table-cell>
          <table:table-cell office:value-type="string" table:style-name="ce1">
            <text:p>contenu</text:p>
          </table:table-cell>
          <table:table-cell office:value-type="string" table:style-name="ce1">
            <text:p>nomination</text:p>
          </table:table-cell>
          <table:table-cell office:value-type="string" table:style-name="ce1">
            <text:p>compteur</text:p>
          </table:table-cell>
          <table:table-cell table:number-columns-repeated="16372"/>
        </table:table-row>
        <table:table-row table:style-name="ro2">
          <table:table-cell office:value-type="float" office:value="1" table:style-name="ce3">
            <text:p>1</text:p>
          </table:table-cell>
          <table:table-cell office:value-type="float" office:value="6" table:style-name="ce3">
            <text:p>6</text:p>
          </table:table-cell>
          <table:table-cell office:value-type="float" office:value="1" table:style-name="ce3">
            <text:p>1</text:p>
          </table:table-cell>
          <table:table-cell office:value-type="float" office:value="22" table:style-name="ce3">
            <text:p>22</text:p>
          </table:table-cell>
          <table:table-cell office:value-type="float" office:value="1" table:style-name="ce3">
            <text:p>1</text:p>
          </table:table-cell>
          <table:table-cell table:style-name="ce3"/>
          <table:table-cell office:value-type="date" office:date-value="2018-03-16T00:00:00" table:style-name="ce4">
            <text:p>2018-03-16</text:p>
          </table:table-cell>
          <table:table-cell office:value-type="string" table:style-name="ce3">
            <text:p>Ta201809864.pdf</text:p>
          </table:table-cell>
          <table:table-cell office:value-type="string" table:style-name="ce3">
            <text:p>قرار من وزير الشؤون الثقافية مؤرخ في 16 مارس 2018 يتعلق بتسمية متصرف عام .</text:p>
          </table:table-cell>
          <table:table-cell office:value-type="string" table:style-name="ce5">
            <text:p>بمقتضى قرار من وزير الشؤون الثقافية مؤرخ في 16 مارس 2018.</text:p>
            <text:p>سمي السيد شهاب المكني، متصرف رئيس، في رتبة متصرف عام بالسلك الإداري المشترك للإدارات العموم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2" table:style-name="ce3">
            <text:p>2</text:p>
          </table:table-cell>
          <table:table-cell office:value-type="float" office:value="4" table:style-name="ce3">
            <text:p>4</text:p>
          </table:table-cell>
          <table:table-cell office:value-type="float" office:value="1" table:style-name="ce3">
            <text:p>1</text:p>
          </table:table-cell>
          <table:table-cell office:value-type="float" office:value="23" table:style-name="ce3">
            <text:p>23</text:p>
          </table:table-cell>
          <table:table-cell office:value-type="float" office:value="1" table:style-name="ce3">
            <text:p>1</text:p>
          </table:table-cell>
          <table:table-cell office:value-type="float" office:value="299" table:style-name="ce3">
            <text:p>299</text:p>
          </table:table-cell>
          <table:table-cell office:value-type="date" office:date-value="2018-03-16T00:00:00" table:style-name="ce4">
            <text:p>2018-03-16</text:p>
          </table:table-cell>
          <table:table-cell office:value-type="string" table:style-name="ce3">
            <text:p>Ta20182993.pdf</text:p>
          </table:table-cell>
          <table:table-cell office:value-type="string" table:style-name="ce3">
            <text:p>أمر حكومي عدد 299 لسنة 2018 مؤرخ في 16 مارس 2018 يتعلق بتسمية متفقد عام.</text:p>
          </table:table-cell>
          <table:table-cell office:value-type="string" table:style-name="ce5">
            <text:p>بمقتضى أمر حكومي عدد 299 لسنة 2018 مؤرخ في 16 مارس 2018.</text:p>
            <text:p>كلف السيد عماد الحاجي، متصرف رئيس، بمهام متفقد عام بالتفقدية العام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 table:style-name="ce3">
            <text:p>3</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34.pdf</text:p>
          </table:table-cell>
          <table:table-cell office:value-type="string" table:style-name="ce3">
            <text:p>قرار من وزير الشؤون الثقافية مؤرخ في 6 مارس 2018 يتعلق بتسمية كاهية مدير.</text:p>
          </table:table-cell>
          <table:table-cell office:value-type="string" table:style-name="ce5">
            <text:p>بمقتضى قرار من وزير الشؤون الثقافية مؤرخ في 6 مارس 2018.</text:p>
            <text:p>كلف السيد السيد عنان، محافظ رئيس التراث، بمهام كاهية مدير التجهيزات والمباني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4" table:style-name="ce3">
            <text:p>4</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9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ت السيدة شريفة قنون، متصرف مستشار، بمهام رئيس مصلحة النزاعات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2">
          <table:table-cell office:value-type="float" office:value="5" table:style-name="ce3">
            <text:p>5</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60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ت السيدة فاتن العزابي حرم الجربي، متصرف مستشار، بمهام رئيس مصلحة الشؤون القانونية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6" table:style-name="ce3">
            <text:p>6</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5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 السيد محمد الطيب العيساوي، محافظ مستشار التراث، بمهام رئيس مصلحة التصرف في ميزانية العنوان الأول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 table:style-name="ce3">
            <text:p>7</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8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 السيد فيصل الرحموني، محافظ التراث، بمهام رئيس مصلحة المناظرات والامتحانات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8" table:style-name="ce3">
            <text:p>8</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6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 السيد محمد أيمن مسعودي، محافظ التراث، بمهام رئيس مصلحة التعاون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9" table:style-name="ce3">
            <text:p>9</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62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 السيد الهادي الدلاعي، محافظ التراث، بمهام رئيس مصلحة التجهيزات والمباني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0" table:style-name="ce3">
            <text:p>10</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24.pdf</text:p>
          </table:table-cell>
          <table:table-cell office:value-type="string" table:style-name="ce3">
            <text:p>قرار من وزير الشؤون الثقافية مؤرخ في 6 مارس 2018 يتعلق بتسمية كاهية مدير.</text:p>
          </table:table-cell>
          <table:table-cell office:value-type="string" table:style-name="ce5">
            <text:p>بمقتضى قرار من وزير الشؤون الثقافية مؤرخ في 6 مارس 2018.</text:p>
            <text:p>كلفت السيدة ليلى الدريدي، حافظ مكتبات أو التوثيق، بمهام كاهية مدير النشر والتكوين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1" table:style-name="ce3">
            <text:p>11</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63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ت السيدة لطيفة بن حميدة، متصرف مستشار في الوثائق والأرشيف، بمهام رئيس مصلحة النشر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2" table:style-name="ce3">
            <text:p>12</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7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 السيد توفيق عمري، محافظ التراث، بمهام رئيس مصلحة التصرف في وسائل النقل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3" table:style-name="ce3">
            <text:p>13</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614.pdf</text:p>
          </table:table-cell>
          <table:table-cell office:value-type="string" table:style-name="ce3">
            <text:p>قرار من وزير الشؤون الثقافية مؤرخ في 6 مارس 2018 يتعلق بتسمية رئيس مصلحة.</text:p>
          </table:table-cell>
          <table:table-cell office:value-type="string" table:style-name="ce5">
            <text:p>بمقتضى قرار من وزير الشؤون الثقافية مؤرخ في 6 مارس 2018.</text:p>
            <text:p>كلفت السيدة أحلام بالهادي، محافظ التراث، بمهام رئيس مصلحة التصرف في الموارد البشرية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4" table:style-name="ce3">
            <text:p>14</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3-06T00:00:00" table:style-name="ce4">
            <text:p>2018-03-06</text:p>
          </table:table-cell>
          <table:table-cell office:value-type="string" table:style-name="ce3">
            <text:p>Ta201811544.pdf</text:p>
          </table:table-cell>
          <table:table-cell office:value-type="string" table:style-name="ce3">
            <text:p>قرار من وزير الشؤون الثقافية مؤرخ في 6 مارس 2018 يتعلق بتسمية كاهية مدير.</text:p>
          </table:table-cell>
          <table:table-cell office:value-type="string" table:style-name="ce5">
            <text:p>بمقتضى قرار من وزير الشؤون الثقافية مؤرخ في 6 مارس 2018.</text:p>
            <text:p>كلفت السيدة نجوى السعداوي، محافظ مستشار التراث، بمهام كاهية مدير البرمجة والتعاون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15" table:style-name="ce3">
            <text:p>15</text:p>
          </table:table-cell>
          <table:table-cell office:value-type="float" office:value="4" table:style-name="ce3">
            <text:p>4</text:p>
          </table:table-cell>
          <table:table-cell office:value-type="float" office:value="1" table:style-name="ce3">
            <text:p>1</text:p>
          </table:table-cell>
          <table:table-cell office:value-type="float" office:value="19" table:style-name="ce3">
            <text:p>19</text:p>
          </table:table-cell>
          <table:table-cell office:value-type="float" office:value="5" table:style-name="ce3">
            <text:p>5</text:p>
          </table:table-cell>
          <table:table-cell office:value-type="float" office:value="227" table:style-name="ce3">
            <text:p>227</text:p>
          </table:table-cell>
          <table:table-cell office:value-type="date" office:date-value="2018-02-28T00:00:00" table:style-name="ce4">
            <text:p>2018-02-28</text:p>
          </table:table-cell>
          <table:table-cell office:value-type="string" table:style-name="ce3">
            <text:p>Ta20182273.pdf</text:p>
          </table:table-cell>
          <table:table-cell office:value-type="string" table:style-name="ce3">
            <text:p>أمر حكومي عدد 227 لسنة 2018 مؤرخ في 28 فيفري 2018 يتعلق بإنهاء مهام مدير عام.</text:p>
          </table:table-cell>
          <table:table-cell office:value-type="string" table:style-name="ce5">
            <text:p>بمقتضى أمر حكومي عدد 227 لسنة 2018 مؤرخ في 28 فيفري 2018.</text:p>
            <text:p>أنهيت تسمية السيد معز المرابط، أستاذ مساعد للتعليم العالي، بصفة مدير عام المركز الثقافي الدولي بالحمامات "دار المتوسط للثقافة والفنون" ابتداء من 29 نوفمبر 2017.</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16" table:style-name="ce3">
            <text:p>16</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2-26T00:00:00" table:style-name="ce4">
            <text:p>2018-02-26</text:p>
          </table:table-cell>
          <table:table-cell office:value-type="string" table:style-name="ce3">
            <text:p>Ta201811514.pdf</text:p>
          </table:table-cell>
          <table:table-cell office:value-type="string" table:style-name="ce3">
            <text:p>قرار من وزير الشؤون الثقافية مؤرخ في 26 فيفري 2018 يتعلق بتسمية كاهية مدير.</text:p>
          </table:table-cell>
          <table:table-cell office:value-type="string" table:style-name="ce5">
            <text:p>بمقتضى قرار من وزير الشؤون الثقافية مؤرخ في 26 فيفري 2018.</text:p>
            <text:p>كلف السيد الناصر محسن، أستاذ أول مميز للتعليم الثانوي، بمهام كاهية مدير الشؤون الإدارية بالمعهد الوطني ل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5">
          <table:table-cell office:value-type="float" office:value="17" table:style-name="ce3">
            <text:p>17</text:p>
          </table:table-cell>
          <table:table-cell office:value-type="float" office:value="6" table:style-name="ce3">
            <text:p>6</text:p>
          </table:table-cell>
          <table:table-cell office:value-type="float" office:value="1" table:style-name="ce3">
            <text:p>1</text:p>
          </table:table-cell>
          <table:table-cell office:value-type="float" office:value="17" table:style-name="ce3">
            <text:p>17</text:p>
          </table:table-cell>
          <table:table-cell office:value-type="float" office:value="1" table:style-name="ce3">
            <text:p>1</text:p>
          </table:table-cell>
          <table:table-cell table:style-name="ce3"/>
          <table:table-cell office:value-type="date" office:date-value="2018-02-21T00:00:00" table:style-name="ce4">
            <text:p>2018-02-21</text:p>
          </table:table-cell>
          <table:table-cell office:value-type="string" table:style-name="ce3">
            <text:p>Ta201806644.pdf</text:p>
          </table:table-cell>
          <table:table-cell office:value-type="string" table:style-name="ce3">
            <text:p>قرار من وزير الشؤون الثقافية مؤرخ في 21 فيفري 2018 يتعلق بفتح مناظرة داخلية بالملفات للترقية إلى رتبة أستاذ أول للتنشيط الثقافي.</text:p>
          </table:table-cell>
          <table:table-cell office:value-type="string" table:style-name="ce5">
            <text:p>قرار من وزير الشؤون الثقافية مؤرخ في 21 فيفري 2018 يتعلق بفتح مناظرة داخلية بالملفات للترقية إلى رتبة أستاذ أول للتنشيط ال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الرئاسي عدد 107 لسنة 2016 المؤرخ في 27 أوت 2016 المتعلق بتسمية رئيس الحكومة وأعضائها،<text:s/></text:p>
            <text:p>وعلى الأمر الحكومي عدد 67 لسنة 2017 المؤرخ في 6 جانفي 2017 المتعلق بضبط النظام الأساسي الخاص بسلك المنشطين الثقافيين التابعين لوزارة الشؤون الثقافية،</text:p>
            <text:p>وعلى قرار وزير الشؤون الثقافية المؤرخ في 16 أكتوبر 2017 المتعلق بضبط كيفية تنظيم المناظرة الداخلية بالملفات للترقية إلى رتبة أستاذ أول للتنشيط الثقافي.</text:p>
            <text:p>قرر ما يلي :</text:p>
            <text:p>الفصل الأول ـ تفتح بوزارة الشؤون الثقافية يوم 16 أفريل 2018 والأيام الموالية مناظرة داخلية بالملفات للترقية إلى رتبة أستاذ أول للتنشيط الثقافي.</text:p>
            <text:p>الفصل 2 ـ حدد عدد الخطط المراد سد شغورها بثلاثين (30) خطة.</text:p>
            <text:p>الفصل 3 ـ تختم قائمة الترشحات يوم 16 مارس 2018.</text:p>
            <text:p>الفصل 4 ـ ينشر هذا القرار بالرائد الرسمي للجمهورية التونسية.</text:p>
            <text:p>تونس في 21 فيفري 2018.</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5">
          <table:table-cell office:value-type="float" office:value="18" table:style-name="ce3">
            <text:p>18</text:p>
          </table:table-cell>
          <table:table-cell office:value-type="float" office:value="6" table:style-name="ce3">
            <text:p>6</text:p>
          </table:table-cell>
          <table:table-cell office:value-type="float" office:value="1" table:style-name="ce3">
            <text:p>1</text:p>
          </table:table-cell>
          <table:table-cell office:value-type="float" office:value="17" table:style-name="ce3">
            <text:p>17</text:p>
          </table:table-cell>
          <table:table-cell office:value-type="float" office:value="1" table:style-name="ce3">
            <text:p>1</text:p>
          </table:table-cell>
          <table:table-cell table:style-name="ce3"/>
          <table:table-cell office:value-type="date" office:date-value="2018-02-21T00:00:00" table:style-name="ce4">
            <text:p>2018-02-21</text:p>
          </table:table-cell>
          <table:table-cell office:value-type="string" table:style-name="ce3">
            <text:p>Ta201806654.pdf</text:p>
          </table:table-cell>
          <table:table-cell office:value-type="string" table:style-name="ce3">
            <text:p>قرار من وزير الشؤون الثقافية مؤرخ في 21 فيفري 2018 يتعلق بفتح مناظرة داخلية بالملفات للترقية إلى رتبة أستاذ تنشيط ثقافي.</text:p>
          </table:table-cell>
          <table:table-cell office:value-type="string" table:style-name="ce5">
            <text:p>قرار من وزير الشؤون الثقافية مؤرخ في 21 فيفري 2018 يتعلق بفتح مناظرة داخلية بالملفات للترقية إلى رتبة أستاذ تنشيط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الرئاسي عدد 107 لسنة 2016 المؤرخ في 27 أوت 2016 المتعلق بتسمية رئيس الحكومة وأعضائها،<text:s/></text:p>
            <text:p>وعلى الأمر الحكومي عدد 67 لسنة 2017 المؤرخ في 6 جانفي 2017 المتعلق بضبط النظام الأساسي الخاص بسلك المنشطين الثقافيين التابعين لوزارة الشؤون الثقافية،</text:p>
            <text:p>وعلى قرار وزير الشؤون الثقافية المؤرخ في 16 أكتوبر 2017 المتعلق بضبط كيفية تنظيم المناظرة الداخلية بالملفات للترقية إلى رتبة أستاذ تنشيط ثقافي.</text:p>
            <text:p>قرر ما يلي :</text:p>
            <text:p>الفصل الأول ـ تفتح بوزارة الشؤون الثقافية يوم 16 أفريل 2018 والأيام الموالية مناظرة داخلية بالملفات للترقية إلى رتبة أستاذ تنشيط ثقافي.</text:p>
            <text:p>الفصل 2 ـ حدد عدد الخطط المراد سد شغورها بخمسين (50) خطة.</text:p>
            <text:p>الفصل 3 ـ تختم قائمة الترشحات يوم 16 مارس 2018.</text:p>
            <text:p>الفصل 4 ـ ينشر هذا القرار بالرائد الرسمي للجمهورية التونسية.</text:p>
            <text:p>تونس في 21 فيفري 2018.</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4">
          <table:table-cell office:value-type="float" office:value="19" table:style-name="ce3">
            <text:p>19</text:p>
          </table:table-cell>
          <table:table-cell office:value-type="float" office:value="6" table:style-name="ce3">
            <text:p>6</text:p>
          </table:table-cell>
          <table:table-cell office:value-type="float" office:value="1" table:style-name="ce3">
            <text:p>1</text:p>
          </table:table-cell>
          <table:table-cell office:value-type="float" office:value="22" table:style-name="ce3">
            <text:p>22</text:p>
          </table:table-cell>
          <table:table-cell office:value-type="float" office:value="4" table:style-name="ce3">
            <text:p>4</text:p>
          </table:table-cell>
          <table:table-cell table:style-name="ce3"/>
          <table:table-cell office:value-type="date" office:date-value="2018-02-19T00:00:00" table:style-name="ce4">
            <text:p>2018-02-19</text:p>
          </table:table-cell>
          <table:table-cell office:value-type="string" table:style-name="ce3">
            <text:p>Ta201809874.pdf</text:p>
          </table:table-cell>
          <table:table-cell office:value-type="string" table:style-name="ce3">
            <text:p>قرار من وزير الشؤون الثقافية مؤرخ في 19 فيفري 2018 يتعلق بإنهاء مهام رئيس مصلحة.</text:p>
          </table:table-cell>
          <table:table-cell office:value-type="string" table:style-name="ce5">
            <text:p>بمقتضى قرار من وزير الشؤون الثقافية مؤرخ في 19 فيفري 2018.</text:p>
            <text:p>أنهي تكليف السيد طه الخشين، مكلف بالبحوث الأثرية والتاريخية، بمهام رئيس مصلحة الدراسات وأعمال الترميم والصيانة والتوثيق بالمخبر الوطني لصيانة وترميم المخطوطات برقادة بالقيروان وبالمعهد الوطني للتراث بوزارة الشؤون الثقافية، ابتداء من 23 جانفي 2018.</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6">
          <table:table-cell office:value-type="float" office:value="20" table:style-name="ce3">
            <text:p>20</text:p>
          </table:table-cell>
          <table:table-cell office:value-type="float" office:value="6" table:style-name="ce3">
            <text:p>6</text:p>
          </table:table-cell>
          <table:table-cell office:value-type="float" office:value="1" table:style-name="ce3">
            <text:p>1</text:p>
          </table:table-cell>
          <table:table-cell office:value-type="float" office:value="24" table:style-name="ce3">
            <text:p>24</text:p>
          </table:table-cell>
          <table:table-cell office:value-type="float" office:value="4" table:style-name="ce3">
            <text:p>4</text:p>
          </table:table-cell>
          <table:table-cell table:style-name="ce3"/>
          <table:table-cell office:value-type="date" office:date-value="2018-02-14T00:00:00" table:style-name="ce4">
            <text:p>2018-02-14</text:p>
          </table:table-cell>
          <table:table-cell office:value-type="string" table:style-name="ce3">
            <text:p>Ta201811644.pdf</text:p>
          </table:table-cell>
          <table:table-cell office:value-type="string" table:style-name="ce3">
            <text:p>قرار من وزير الشؤون الثقافية مؤرخ في 14 فيفري 2018 يتعلق بتسمية رئيس مصلحة.</text:p>
          </table:table-cell>
          <table:table-cell office:value-type="string" table:style-name="ce5">
            <text:p>بمقتضى قرار من وزير الشؤون الثقافية مؤرخ في 14 فيفري 2018.</text:p>
            <text:p>كلف السيد الناصر السلطاني، متصرف مستشار، بمهام رئيس فرع المعارض بالمعهد الوطني للتراث بوزارة الشؤون الثقافية.</text:p>
            <text:p>عملا بأحكام الفصل 13 من الأمر عدد 1609 لسنة 1993 المؤرخ في 26 جويلية 1993، يتمتع المعني بالأمر بالمنح والامتيازات المخولة لرئيس مصلحة إدارة مركز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7">
          <table:table-cell office:value-type="float" office:value="21" table:style-name="ce3">
            <text:p>21</text:p>
          </table:table-cell>
          <table:table-cell office:value-type="float" office:value="4" table:style-name="ce3">
            <text:p>4</text:p>
          </table:table-cell>
          <table:table-cell office:value-type="float" office:value="1" table:style-name="ce3">
            <text:p>1</text:p>
          </table:table-cell>
          <table:table-cell office:value-type="float" office:value="14" table:style-name="ce3">
            <text:p>14</text:p>
          </table:table-cell>
          <table:table-cell office:value-type="float" office:value="4" table:style-name="ce3">
            <text:p>4</text:p>
          </table:table-cell>
          <table:table-cell office:value-type="float" office:value="165" table:style-name="ce3">
            <text:p>165</text:p>
          </table:table-cell>
          <table:table-cell office:value-type="date" office:date-value="2018-02-13T00:00:00" table:style-name="ce4">
            <text:p>2018-02-13</text:p>
          </table:table-cell>
          <table:table-cell office:value-type="string" table:style-name="ce3">
            <text:p>Ta20181653.pdf</text:p>
          </table:table-cell>
          <table:table-cell office:value-type="string" table:style-name="ce3">
            <text:p>أمر حكومي عدد 165 لسنة 2018 مؤرخ في 13 فيفري 2018 يتعلق بتنقيح الأمر عدد 1609 لسنة 1993 المؤرخ في 26 جويلية 1993 المتعلق بتنظيم المعهد الوطني للتراث وطرق تسييره.</text:p>
          </table:table-cell>
          <table:table-cell office:value-type="string" table:style-name="ce5">
            <text:p>أمر حكومي عدد 165 لسنة 2018 مؤرخ في 13 فيفري 2018 يتعلق بتنقيح الأمر عدد 1609 لسنة 1993 المؤرخ في 26 جويلية 1993 المتعلق بتنظيم المعهد الوطني للتراث وطرق تسييره.</text:p>
            <text:p>إن رئيس الحكومة،</text:p>
            <text:p>باقتراح من وزير الشؤون الثقافية،</text:p>
            <text:p>بعد الاطلاع على الدستور،</text:p>
            <text:p>وعلى مجلة المحاسبة العمومية الصادرة بمقتضى القانون عدد 81 لسنة 1973 المؤرخ في 31 ديسمبر 1973، وعلى جميع النصوص التي نقحتها أو تممتها وآخرها القانون عدد 78 لسنة 2016 المؤرخ في 17 ديسمبر 2016 المتعلق بقانون المالية لسنة 2017،</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آخرها المرسوم عدد 89 لسنة 2011 المؤرخ في 23 سبتمبر 2011،</text:p>
            <text:p>وعلى القانون عدد 35 لسنة 1994 المؤرخ في 24 فيفري 1994، المتعلق بإصدار مجلة حماية التراث الأثري والتاريخي والفنون التقليدية، وعلى جميع النصوص التي نقحته أو تممته وآخرها المرسوم عدد 43 لسنة 2011 المؤرخ في 25 ماي 2011،</text:p>
            <text:p>وعلى القانون عدد 33 لسنة 2015 المؤرخ في 17 أوت 2015، المتعلق بضبط الوظائف المدنية العليا طبقا لأحكام الفصل 92 من الدستور،</text:p>
            <text:p>وعلى الأمر عدد 1609 لسنة 1993 المؤرخ في 26 جويلية 1993، المتعلق بضبط تنظيم المعهد الوطني للتراث وطرق تسييره كما تم تنقيحه بالأمر عدد 8 لسنة 1995 المؤرخ في 2 جانفي 1995،</text:p>
            <text:p>وعلى الأمر عدد 2367 لسنة 1994 المؤرخ في 18 نوفمبر 1994، المتعلق بإحداث وتنظيم مركز علوم وتقنيات التراث ضمن المعهد الوطني للتراث،</text:p>
            <text:p>وعلى الأمر عدد 2368 لسنة 1994 المؤرخ في 18 نوفمبر 1994، المتعلق بإحداث وتنظيم المخبر الوطني لصيانة وترميم المخطوطات برقادة بالقيروان ضمن المعهد الوطني للتراث،</text:p>
            <text:p>وعلى الأمر عدد 2369 لسنة 1994 المؤرخ في 18 نوفمبر 1994، المتعلق بإحداث وتنظيم المركز الوطني لفنون الخط ضمن المعهد الوطني للتراث،</text:p>
            <text:p>وعلى الأمر عدد 1707 لسنة 2005 المؤرخ في 6 جوان 2005 المتعلق بضبط مشمولات وزارة الثقافة والمحافظة على التراث،</text:p>
            <text:p>وعلى الأمر عدد 1245 لسنة 2006 المؤرخ في 24 أفريل 2006، المتعلق بضبط نظام إسناد الخطط الوظيفية بالإدارة المركزية والإعفاء منها،</text:p>
            <text:p>وعلى الأمر الحكومي عدد 322 لسنة 2016 المؤرخ في 11 مارس 2016 المتعلق بتفويض بعض صلاحيات رئيس الحكومة إلى وزيرة الثقافة والمحافظة على التراث،</text:p>
            <text:p>وعلى الأمر الرئاسي عدد 107 لسنة 2016 المؤرخ في 27 أوت 2016 المتعلق بتسمية رئيس الحكومة وأعضائها،</text:p>
            <text:p>وعلى الأمر الرئاسي عدد 124 لسنة 2017 المؤرخ في 12 سبتمبر 2017 المتعلق بتسمية أعضاء بالحكومة،</text:p>
            <text:p>وعلى رأي المحكمة الإدارية،</text:p>
            <text:p>وبعد مداولة مجلس الوزراء.</text:p>
            <text:p>يصدر الأمر الحكومي الآتي نصه :</text:p>
            <text:p>الفصل الأول ـ تلغى أحكام الفصلين 10 و11 من الأمر عدد 1609 لسنة 1993 المؤرخ في 26 جويلية 1993، المتعلق بضبط تنظيم المعهد الوطني للتراث وطرق تسييره، وتعوض بالأحكام التالية :</text:p>
            <text:p>الفصل 10 (جديد) : يكلف الكاتب العام للمعهد الوطني للتراث بمساعدة المدير العام للمعهد في تسيير الإدارات الفرعية والمصالح المشار إليها بالفصل 11 من هذا الأمر الحكومي.</text:p>
            <text:p>يعين الكاتب العام بقرار من وزير الشؤون الثقافية وفقا للشروط المستوجبة للتسمية في خطة مدير إدارة مركزية والمنصوص عليها بالأمر عدد 1245 لسنة 2006 المؤرخ في 24 أفريل 2006 المشار إليه أعلاه.</text:p>
            <text:p>ويتمتع بالمنح والامتيازات المخولة لمدير إدارة مركزية.</text:p>
            <text:p>الفصل 11 (جديد) : تشتمل الكتابة العامة على :</text:p>
            <text:p>1 ـ الإدارة الفرعية للشؤون الإدارية :</text:p>
            <text:p>وتكلف خاصة بـ :</text:p>
            <text:p>ـ السهر على تطبيق الأنظمة الأساسية والتراتيب الجاري بها العمل في ميدان التصرف في الموارد البشرية،</text:p>
            <text:p>ـ تنظيم مناظرات الترقية والانتداب لمختلف الأسلاك،</text:p>
            <text:p>ـ تطوير العمل الاجتماعي والثقافي لفائدة أعوان المعهد.</text:p>
            <text:p>ولهذا الغرض تضم الإدارة الفرعية للشؤون الإدارية مصلحتين :</text:p>
            <text:p>أ ـ مصلحة التصرف في الموارد البشرية،</text:p>
            <text:p>ب ـ مصلحة المناظرات والامتحانات.</text:p>
            <text:p>2 ـ الإدارة الفرعية للشؤون المالية :</text:p>
            <text:p>وتكلف خاصة بـ :</text:p>
            <text:p>ـ إعداد ومتابعة تنفيذ ميزانيتي العنوان الأول والثاني بالتنسيق مع المصالح المعنية،</text:p>
            <text:p>ـ تنفيذ ومتابعة كل المسائل المتعلقة بالتأجير والتغطية الاجتماعية لأعوان المعهد،</text:p>
            <text:p>ـ التصرف في وكالات الدفوعات ومتابعتها.</text:p>
            <text:p>ولهذا الغرض تضم الإدارة الفرعية للشؤون المالية مصلحتين :</text:p>
            <text:p>أ ـ مصلحة التصرف في ميزانية العنوان الأول،</text:p>
            <text:p>ب ـ مصلحة التصرف في ميزانية العنوان الثاني.</text:p>
            <text:p>3 ـ الإدارة الفرعية للشؤون القانونية والنزاعات :</text:p>
            <text:p>وتكلف خاصة بـ :</text:p>
            <text:p>ـ إبداء الرأي في المسائل ذات الصبغة القانونية ودراسة مشاريع الاتفاقيات المعروضة عليها،</text:p>
            <text:p>ـ صياغة ومراجعة النصوص القانونية والترتيبية بالتنسيق مع المصالح المعنية،</text:p>
            <text:p>ـ معالجة النزاعات المدنية والجزائية والإدارية الخاصة بالمعهد بالتنسيق مع المصالح المعنية.</text:p>
            <text:p>ولهذا الغرض تضم الإدارة الفرعية للشؤون القانونية والنزاعات مصلحتين :</text:p>
            <text:p>أ ـ مصلحة الشؤون القانونية،</text:p>
            <text:p>ب ـ مصلحة النزاعات.</text:p>
            <text:p>4 ـ الإدارة الفرعية للتجهيزات والمباني :</text:p>
            <text:p>وتكلف خاصة بـ :</text:p>
            <text:p>ـ برمجة واقتناء المواد والمعدات والتجهيزات وصيانتها،</text:p>
            <text:p>ـ الإشراف على ورشة السيارات والتصرف في وسائل النقل،</text:p>
            <text:p>ـ صيانة المباني الإدارية وحراستها.</text:p>
            <text:p>ولهذا الغرض تضم الإدارة الفرعية للمباني والتجهيزات مصلحتين :</text:p>
            <text:p>أ ـ مصلحة التجهيزات والمباني،</text:p>
            <text:p>ب ـ مصلحة التصرف في وسائل النقل.</text:p>
            <text:p>ويسيّر كل إدارة فرعية كاهية مدير إدارة مركزية يعين بقرار من وزير الشؤون الثقافية وفقا للشروط المنصوص عليها بالأمر عدد 1245 لسنة 2006 المؤرخ في 24 أفريل 2006 المشار إليه أعلاه، ويسير كل مصلحة رئيس مصلحة إدارة مركزية يعين بقرار من وزير الشؤون الثقافية وفقا للشروط المنصوص عليها بالأمر عدد 1245 لسنة 2006 المؤرخ في 24 أفريل 2006 المشار إليه أعلاه.</text:p>
            <text:p>الفصل 2 ـ وزير الشؤون الثقافية وزير المالية مكلفان كل فيما يخصه، بتنفيذ هذا الأمر الحكومي الذي ينشر بالرائد الرسمي للجمهورية التونسية.</text:p>
            <text:p>تونس في 13 فيفري 2018.</text:p>
            <text:p/>
            <text:p>الإمضاء المجاور</text:p>
            <text:p>وزير المالية</text:p>
            <text:p>محمد رضا شلغوم</text:p>
            <text:p>وزير الشؤون الثقافية<text:s/></text:p>
            <text:p>محمد زين العابدين رئيس الحكومة</text:p>
            <text:p>يوسف الشاهد</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3">
          <table:table-cell office:value-type="float" office:value="22" table:style-name="ce3">
            <text:p>22</text:p>
          </table:table-cell>
          <table:table-cell office:value-type="float" office:value="6" table:style-name="ce3">
            <text:p>6</text:p>
          </table:table-cell>
          <table:table-cell office:value-type="float" office:value="1" table:style-name="ce3">
            <text:p>1</text:p>
          </table:table-cell>
          <table:table-cell office:value-type="float" office:value="15" table:style-name="ce3">
            <text:p>15</text:p>
          </table:table-cell>
          <table:table-cell office:value-type="float" office:value="1" table:style-name="ce3">
            <text:p>1</text:p>
          </table:table-cell>
          <table:table-cell table:style-name="ce3"/>
          <table:table-cell office:value-type="date" office:date-value="2018-02-01T00:00:00" table:style-name="ce4">
            <text:p>2018-02-01</text:p>
          </table:table-cell>
          <table:table-cell office:value-type="string" table:style-name="ce3">
            <text:p>Ta201806234.pdf</text:p>
          </table:table-cell>
          <table:table-cell office:value-type="string" table:style-name="ce3">
            <text:p>قرار من وزير الشؤون الثقافية مؤرخ في 1 فيفري 2018 يتعلق بتسمية رئيس مصلحة.</text:p>
          </table:table-cell>
          <table:table-cell office:value-type="string" table:style-name="ce5">
            <text:p>بمقتضى قرار من وزير الشؤون الثقافية مؤرخ في 1 فيفري 2018.</text:p>
            <text:p>كلف السيد محمد الأطرش، كاتب ثقافي، بمهام رئيس مصلحة بمكتب العلاقات مع المواطن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23" table:style-name="ce3">
            <text:p>23</text:p>
          </table:table-cell>
          <table:table-cell office:value-type="float" office:value="6" table:style-name="ce3">
            <text:p>6</text:p>
          </table:table-cell>
          <table:table-cell office:value-type="float" office:value="1" table:style-name="ce3">
            <text:p>1</text:p>
          </table:table-cell>
          <table:table-cell office:value-type="float" office:value="15" table:style-name="ce3">
            <text:p>15</text:p>
          </table:table-cell>
          <table:table-cell office:value-type="float" office:value="1" table:style-name="ce3">
            <text:p>1</text:p>
          </table:table-cell>
          <table:table-cell table:style-name="ce3"/>
          <table:table-cell office:value-type="date" office:date-value="2018-01-31T00:00:00" table:style-name="ce4">
            <text:p>2018-01-31</text:p>
          </table:table-cell>
          <table:table-cell office:value-type="string" table:style-name="ce3">
            <text:p>Ta201806224.pdf</text:p>
          </table:table-cell>
          <table:table-cell office:value-type="string" table:style-name="ce3">
            <text:p>قرار من وزير الشؤون الثقافية مؤرخ في 31 جانفي 2018 يتعلق بتسمية رئيس مصلحة.</text:p>
          </table:table-cell>
          <table:table-cell office:value-type="string" table:style-name="ce5">
            <text:p>بمقتضى قرار من وزير الشؤون الثقافية مؤرخ في 31 جانفي 2018.</text:p>
            <text:p>كلف السيد النوري سليمي، مستشار ثقافي، بمهام رئيس مصلحة بوحدة التصرف حسب الأهداف بوزارة الشؤون الثقافية لإنجاز مشروع تطوير التصرف في ميزانية الدول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24" table:style-name="ce3">
            <text:p>24</text:p>
          </table:table-cell>
          <table:table-cell office:value-type="float" office:value="6" table:style-name="ce3">
            <text:p>6</text:p>
          </table:table-cell>
          <table:table-cell office:value-type="float" office:value="1" table:style-name="ce3">
            <text:p>1</text:p>
          </table:table-cell>
          <table:table-cell office:value-type="float" office:value="15" table:style-name="ce3">
            <text:p>15</text:p>
          </table:table-cell>
          <table:table-cell office:value-type="float" office:value="18" table:style-name="ce3">
            <text:p>18</text:p>
          </table:table-cell>
          <table:table-cell table:style-name="ce3"/>
          <table:table-cell office:value-type="date" office:date-value="2018-01-31T00:00:00" table:style-name="ce4">
            <text:p>2018-01-31</text:p>
          </table:table-cell>
          <table:table-cell office:value-type="string" table:style-name="ce3">
            <text:p>Ta201806204.pdf</text:p>
          </table:table-cell>
          <table:table-cell office:value-type="string" table:style-name="ce3">
            <text:p>قرار من وزير الشؤون الثقافية مؤرخ في 31 جانفي 2018 يتعلق بتسمية كاهية مدير.</text:p>
          </table:table-cell>
          <table:table-cell office:value-type="string" table:style-name="ce5">
            <text:p>بمقتضى قرار من وزير الشؤون الثقافية مؤرخ في 31 جانفي 2018.</text:p>
            <text:p>كلفت السيدة جيهان بلحاج حرم بوخشينة، مستشار ثقافي، بمهام كاهية مدير الشؤون الإدارية والمالية والتجهيز بالمندوبية الجهوية للشؤون الثقافية ببن عروس.</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25" table:style-name="ce3">
            <text:p>25</text:p>
          </table:table-cell>
          <table:table-cell office:value-type="float" office:value="6" table:style-name="ce3">
            <text:p>6</text:p>
          </table:table-cell>
          <table:table-cell office:value-type="float" office:value="1" table:style-name="ce3">
            <text:p>1</text:p>
          </table:table-cell>
          <table:table-cell office:value-type="float" office:value="15" table:style-name="ce3">
            <text:p>15</text:p>
          </table:table-cell>
          <table:table-cell office:value-type="float" office:value="1" table:style-name="ce3">
            <text:p>1</text:p>
          </table:table-cell>
          <table:table-cell table:style-name="ce3"/>
          <table:table-cell office:value-type="date" office:date-value="2018-01-31T00:00:00" table:style-name="ce4">
            <text:p>2018-01-31</text:p>
          </table:table-cell>
          <table:table-cell office:value-type="string" table:style-name="ce3">
            <text:p>Ta201806214.pdf</text:p>
          </table:table-cell>
          <table:table-cell office:value-type="string" table:style-name="ce3">
            <text:p>قرار من وزير الشؤون الثقافية مؤرخ في 31 جانفي 2018 يتعلق بتسمية رئيس مصلحة.</text:p>
          </table:table-cell>
          <table:table-cell office:value-type="string" table:style-name="ce5">
            <text:p>بمقتضى قرار من وزير الشؤون الثقافية مؤرخ في 31 جانفي 2018.</text:p>
            <text:p>كلف السيد خالد السعيدي، مستشار ثقافي، بمهام رئيس مصلحة بوحدة التصرف حسب الأهداف بوزارة الشؤون الثقافية لإنجاز مشروع تطوير التصرف في ميزانية الدول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26" table:style-name="ce3">
            <text:p>26</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17" table:style-name="ce3">
            <text:p>17</text:p>
          </table:table-cell>
          <table:table-cell table:style-name="ce3"/>
          <table:table-cell office:value-type="date" office:date-value="2018-01-26T00:00:00" table:style-name="ce4">
            <text:p>2018-01-26</text:p>
          </table:table-cell>
          <table:table-cell office:value-type="string" table:style-name="ce3">
            <text:p>Ta20180460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 السيد مجيد حيزي، حافظ رئيس للمكتبات أو التوثيق، بمهام مدير الأنشطة الثقافية والفنون بالمندوبية الجهوية للشؤون الثقافية بالقصرين.</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27" table:style-name="ce3">
            <text:p>27</text:p>
          </table:table-cell>
          <table:table-cell office:value-type="float" office:value="6" table:style-name="ce3">
            <text:p>6</text:p>
          </table:table-cell>
          <table:table-cell office:value-type="float" office:value="1" table:style-name="ce3">
            <text:p>1</text:p>
          </table:table-cell>
          <table:table-cell office:value-type="float" office:value="22" table:style-name="ce3">
            <text:p>22</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9854.pdf</text:p>
          </table:table-cell>
          <table:table-cell office:value-type="string" table:style-name="ce3">
            <text:p>قرار من وزير الشؤون الثقافية مؤرخ في 26 جانفي 2018 يتعلق بتسمية كاهية مدير .</text:p>
          </table:table-cell>
          <table:table-cell office:value-type="string" table:style-name="ce5">
            <text:p>بمقتضى قرار من وزير الشؤون الثقافية مؤرخ في 26 جانفي 2018.</text:p>
            <text:p>كلف السيد منير الماجري، أستاذ أول للتنشيط الثقافي، بمهام كاهية مدير بمكتب الشؤون الجهوية والمؤسسات الخاضعة لإشراف 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28" table:style-name="ce3">
            <text:p>28</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61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 السيد حسين الأحول، أستاذ أول للتنشيط الثقافي، بمهام مدير الأنشطة الثقافية والفنون بالمندوبية الجهوية للشؤون الثقافية بقفص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29" table:style-name="ce3">
            <text:p>29</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59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ت السيدة سميرة العموري، أستاذ تنشيط ثقافي، بمهام مديرة الموارد البشرية والتقنية بالمندوبية الجهوية للشؤون الثقافية بأريان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0" table:style-name="ce3">
            <text:p>30</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58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 السيد ذاكر العكرمي، أستاذ أول للتنشيط الثقافي، بمهام مدير مؤسسات العمل الثقافي بالإدارة العامة للعمل الثقافي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1" table:style-name="ce3">
            <text:p>31</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57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ت السيدة سعيدة المانسي حرم الحرابي، محلل رئيس، بمهام مديرة الموارد البشرية والتقنية بالمندوبية الجهوية للشؤون الثقافية بتونس.</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32" table:style-name="ce3">
            <text:p>32</text:p>
          </table:table-cell>
          <table:table-cell office:value-type="float" office:value="6" table:style-name="ce3">
            <text:p>6</text:p>
          </table:table-cell>
          <table:table-cell office:value-type="float" office:value="1" table:style-name="ce3">
            <text:p>1</text:p>
          </table:table-cell>
          <table:table-cell office:value-type="float" office:value="22" table:style-name="ce3">
            <text:p>22</text:p>
          </table:table-cell>
          <table:table-cell office:value-type="float" office:value="10" table:style-name="ce3">
            <text:p>10</text:p>
          </table:table-cell>
          <table:table-cell table:style-name="ce3"/>
          <table:table-cell office:value-type="date" office:date-value="2018-01-26T00:00:00" table:style-name="ce4">
            <text:p>2018-01-26</text:p>
          </table:table-cell>
          <table:table-cell office:value-type="string" table:style-name="ce3">
            <text:p>Ta20180984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ت السيدة ربيعة القايدي، متصرف رئيس، بمهام مديرة بوحدة الإحاطة بالمستثمرين بوزارة الشؤون الثقافية.</text:p>
            <text:p>عملا بمقتضيات الفصل 7 من الأمر عدد 4516 لسنة 2014 المؤرخ في 22 ديسمبر 2014 تسند للمعنية بالأمر خطة وامتيازات مدير إدارة مركز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3" table:style-name="ce3">
            <text:p>33</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624.pdf</text:p>
          </table:table-cell>
          <table:table-cell office:value-type="string" table:style-name="ce3">
            <text:p>قرار من وزير الشؤون الثقافية مؤرخ في 26 جانفي 2018 يتعلق بتسمية مدير.</text:p>
          </table:table-cell>
          <table:table-cell office:value-type="string" table:style-name="ce5">
            <text:p>بمقتضى قرار من وزير الشؤون الثقافية مؤرخ في 26 جانفي 2018.</text:p>
            <text:p>كلف السيد علي الجريبي، مستشار ثقافي رئيس، بمهام مدير الموارد البشرية والتقنية بالمندوبية الجهوية للشؤون الثقافية بصفاقس.</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4" table:style-name="ce3">
            <text:p>34</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5" table:style-name="ce3">
            <text:p>5</text:p>
          </table:table-cell>
          <table:table-cell table:style-name="ce3"/>
          <table:table-cell office:value-type="date" office:date-value="2018-01-26T00:00:00" table:style-name="ce4">
            <text:p>2018-01-26</text:p>
          </table:table-cell>
          <table:table-cell office:value-type="string" table:style-name="ce3">
            <text:p>Ta201804564.pdf</text:p>
          </table:table-cell>
          <table:table-cell office:value-type="string" table:style-name="ce3">
            <text:p>قرار من وزير الشؤون الثقافية مؤرخ في 26 جانفي 2018 يتعلق بإسناد الدرجة الاستثنائية لخطة مدير.</text:p>
          </table:table-cell>
          <table:table-cell office:value-type="string" table:style-name="ce5">
            <text:p>بمقتضى قرار من وزير الشؤون الثقافية مؤرخ في 26 جانفي 2018.</text:p>
            <text:p>أسندت الدرجة الاستثنائية لخطة مدير إلى السيد رشيد نجاح، مستشار ثقافي، مدير الموارد البشرية والتقنية بالمندوبية الجهوية للشؤون الثقافية بسوس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5" table:style-name="ce3">
            <text:p>35</text:p>
          </table:table-cell>
          <table:table-cell office:value-type="float" office:value="6" table:style-name="ce3">
            <text:p>6</text:p>
          </table:table-cell>
          <table:table-cell office:value-type="float" office:value="1" table:style-name="ce3">
            <text:p>1</text:p>
          </table:table-cell>
          <table:table-cell office:value-type="float" office:value="9" table:style-name="ce3">
            <text:p>9</text:p>
          </table:table-cell>
          <table:table-cell office:value-type="float" office:value="4" table:style-name="ce3">
            <text:p>4</text:p>
          </table:table-cell>
          <table:table-cell office:value-type="float" office:value="109" table:style-name="ce3">
            <text:p>109</text:p>
          </table:table-cell>
          <table:table-cell office:value-type="date" office:date-value="2018-01-24T00:00:00" table:style-name="ce4">
            <text:p>2018-01-24</text:p>
          </table:table-cell>
          <table:table-cell office:value-type="string" table:style-name="ce3">
            <text:p>Ta20181093.pdf</text:p>
          </table:table-cell>
          <table:table-cell office:value-type="string" table:style-name="ce3">
            <text:p>أمر حكومي عدد 109 لسنة 2018 مؤرخ في 24 جانفي 2018 يتعلق بتسمية مدير عام.</text:p>
          </table:table-cell>
          <table:table-cell office:value-type="string" table:style-name="ce5">
            <text:p>بمقتضى أمر حكومي عدد 109 لسنة 2018 مؤرخ في 24 جانفي 2018.</text:p>
            <text:p>كلف السيد عبد الحميد الأرقش، أستاذ التعليم العالي، بمهام مدير عام التراث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6" table:style-name="ce3">
            <text:p>36</text:p>
          </table:table-cell>
          <table:table-cell office:value-type="float" office:value="6" table:style-name="ce3">
            <text:p>6</text:p>
          </table:table-cell>
          <table:table-cell office:value-type="float" office:value="1" table:style-name="ce3">
            <text:p>1</text:p>
          </table:table-cell>
          <table:table-cell office:value-type="float" office:value="11" table:style-name="ce3">
            <text:p>11</text:p>
          </table:table-cell>
          <table:table-cell office:value-type="float" office:value="1" table:style-name="ce3">
            <text:p>1</text:p>
          </table:table-cell>
          <table:table-cell table:style-name="ce3"/>
          <table:table-cell office:value-type="date" office:date-value="2018-01-22T00:00:00" table:style-name="ce4">
            <text:p>2018-01-22</text:p>
          </table:table-cell>
          <table:table-cell office:value-type="string" table:style-name="ce3">
            <text:p>Ta201804634.pdf</text:p>
          </table:table-cell>
          <table:table-cell office:value-type="string" table:style-name="ce3">
            <text:p>قرار من وزير الشؤون الثقافية مؤرخ في 22 جانفي 2018 يتعلق بتسمية متفقد رئيس.</text:p>
          </table:table-cell>
          <table:table-cell office:value-type="string" table:style-name="ce5">
            <text:p>بمقتضى قرار من وزير الشؤون الثقافية مؤرخ في 22 جانفي 2018.</text:p>
            <text:p>كلف السيد فتحي العجمي، مستشار ثقافي، بمهام متفقد رئيس بالتفقدية العام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7" table:style-name="ce3">
            <text:p>37</text:p>
          </table:table-cell>
          <table:table-cell office:value-type="float" office:value="6" table:style-name="ce3">
            <text:p>6</text:p>
          </table:table-cell>
          <table:table-cell office:value-type="float" office:value="1" table:style-name="ce3">
            <text:p>1</text:p>
          </table:table-cell>
          <table:table-cell office:value-type="float" office:value="10" table:style-name="ce3">
            <text:p>10</text:p>
          </table:table-cell>
          <table:table-cell office:value-type="float" office:value="8" table:style-name="ce3">
            <text:p>8</text:p>
          </table:table-cell>
          <table:table-cell table:style-name="ce3"/>
          <table:table-cell office:value-type="date" office:date-value="2018-01-15T00:00:00" table:style-name="ce4">
            <text:p>2018-01-15</text:p>
          </table:table-cell>
          <table:table-cell office:value-type="string" table:style-name="ce3">
            <text:p>Ta201804114.pdf</text:p>
          </table:table-cell>
          <table:table-cell office:value-type="string" table:style-name="ce3">
            <text:p>قرار من وزير الشؤون الثقافية مؤرخ في 15 جانفي 2018 يتعلق بتسمية رئيس مصلحة.</text:p>
          </table:table-cell>
          <table:table-cell office:value-type="string" table:style-name="ce5">
            <text:p>بمقتضى قرار من وزير الشؤون الثقافية مؤرخ في 15 جانفي 2018.</text:p>
            <text:p>كلف السيد ماهر الهرماسي، أستاذ أول مميز، بمهام رئيس مصلحة المهن الموسيقية بإدارة الموسيقى والرقص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8" table:style-name="ce3">
            <text:p>38</text:p>
          </table:table-cell>
          <table:table-cell office:value-type="float" office:value="6" table:style-name="ce3">
            <text:p>6</text:p>
          </table:table-cell>
          <table:table-cell office:value-type="float" office:value="1" table:style-name="ce3">
            <text:p>1</text:p>
          </table:table-cell>
          <table:table-cell office:value-type="float" office:value="10" table:style-name="ce3">
            <text:p>10</text:p>
          </table:table-cell>
          <table:table-cell office:value-type="float" office:value="19" table:style-name="ce3">
            <text:p>19</text:p>
          </table:table-cell>
          <table:table-cell table:style-name="ce3"/>
          <table:table-cell office:value-type="date" office:date-value="2018-01-15T00:00:00" table:style-name="ce4">
            <text:p>2018-01-15</text:p>
          </table:table-cell>
          <table:table-cell office:value-type="string" table:style-name="ce3">
            <text:p>Ta201804094.pdf</text:p>
          </table:table-cell>
          <table:table-cell office:value-type="string" table:style-name="ce3">
            <text:p>قرار من وزير الشؤون الثقافية مؤرخ في 15 جانفي 2018 يتعلق بتسمية مدير.</text:p>
          </table:table-cell>
          <table:table-cell office:value-type="string" table:style-name="ce5">
            <text:p>بمقتضى قرار من وزير الشؤون الثقافية مؤرخ في 15 جانفي 2018.</text:p>
            <text:p>كلفت السيدة نورة كرو، حافظ مكتبات أو توثيق، بمهام مديرة التكوين والرسكل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39" table:style-name="ce3">
            <text:p>39</text:p>
          </table:table-cell>
          <table:table-cell office:value-type="float" office:value="6" table:style-name="ce3">
            <text:p>6</text:p>
          </table:table-cell>
          <table:table-cell office:value-type="float" office:value="1" table:style-name="ce3">
            <text:p>1</text:p>
          </table:table-cell>
          <table:table-cell office:value-type="float" office:value="10" table:style-name="ce3">
            <text:p>10</text:p>
          </table:table-cell>
          <table:table-cell office:value-type="float" office:value="1" table:style-name="ce3">
            <text:p>1</text:p>
          </table:table-cell>
          <table:table-cell table:style-name="ce3"/>
          <table:table-cell office:value-type="date" office:date-value="2018-01-15T00:00:00" table:style-name="ce4">
            <text:p>2018-01-15</text:p>
          </table:table-cell>
          <table:table-cell office:value-type="string" table:style-name="ce3">
            <text:p>Ta201804124.pdf</text:p>
          </table:table-cell>
          <table:table-cell office:value-type="string" table:style-name="ce3">
            <text:p>قرار من وزير الشؤون الثقافية مؤرخ في 15 جانفي 2018 يتعلق بتسمية رئيس مصلحة.</text:p>
          </table:table-cell>
          <table:table-cell office:value-type="string" table:style-name="ce5">
            <text:p>بمقتضى قرار من وزير الشؤون الثقافية مؤرخ في 15 جانفي 2018.</text:p>
            <text:p>كلف السيد يونس السلطاني، مستشار ثقافي، بمهام رئيس مصلحة بمكتب الشؤون العام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40" table:style-name="ce3">
            <text:p>40</text:p>
          </table:table-cell>
          <table:table-cell office:value-type="float" office:value="6" table:style-name="ce3">
            <text:p>6</text:p>
          </table:table-cell>
          <table:table-cell office:value-type="float" office:value="1" table:style-name="ce3">
            <text:p>1</text:p>
          </table:table-cell>
          <table:table-cell office:value-type="float" office:value="10" table:style-name="ce3">
            <text:p>10</text:p>
          </table:table-cell>
          <table:table-cell office:value-type="float" office:value="18" table:style-name="ce3">
            <text:p>18</text:p>
          </table:table-cell>
          <table:table-cell table:style-name="ce3"/>
          <table:table-cell office:value-type="date" office:date-value="2018-01-15T00:00:00" table:style-name="ce4">
            <text:p>2018-01-15</text:p>
          </table:table-cell>
          <table:table-cell office:value-type="string" table:style-name="ce3">
            <text:p>Ta201804104.pdf</text:p>
          </table:table-cell>
          <table:table-cell office:value-type="string" table:style-name="ce3">
            <text:p>قرار من وزير الشؤون الثقافية مؤرخ في 15 جانفي 2018 يتعلق بتسمية رئيس مصلحة.</text:p>
          </table:table-cell>
          <table:table-cell office:value-type="string" table:style-name="ce5">
            <text:p>بمقتضى قرار من وزير الشؤون الثقافية مؤرخ في 15 جانفي 2018.</text:p>
            <text:p>كلف السيد مراد بن سالم، مستشار ثقافي، بمهام رئيس مصلحة الإطار المشترك بإدارة الشؤون الإدارية والمال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41" table:style-name="ce3">
            <text:p>41</text:p>
          </table:table-cell>
          <table:table-cell office:value-type="float" office:value="4" table:style-name="ce3">
            <text:p>4</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float" office:value="20" table:style-name="ce3">
            <text:p>20</text:p>
          </table:table-cell>
          <table:table-cell office:value-type="date" office:date-value="2018-01-08T00:00:00" table:style-name="ce4">
            <text:p>2018-01-08</text:p>
          </table:table-cell>
          <table:table-cell office:value-type="string" table:style-name="ce3">
            <text:p>Ta2018203.pdf</text:p>
          </table:table-cell>
          <table:table-cell office:value-type="string" table:style-name="ce3">
            <text:p>أمر حكومي عدد 20 لسنة 2018 مؤرخ في 8 جانفي 2018 يتعلق بإنهاء مهام مدير عام.</text:p>
          </table:table-cell>
          <table:table-cell office:value-type="string" table:style-name="ce5">
            <text:p>بمقتضى أمر حكومي عدد 20 لسنة 2018 مؤرخ في 8 جانفي 2018.</text:p>
            <text:p>أنهيت تسمية السيد علي المرموري، أستاذ أول فوق الرتبة للتنشيط الثقافي، بصفة مدير عام المؤسسة الوطنية لتنمية المهرجانات والتظاهرات الثقافية والفنية ابتداء من 29 أكتوبر 2017</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42" table:style-name="ce3">
            <text:p>42</text:p>
          </table:table-cell>
          <table:table-cell office:value-type="float" office:value="4" table:style-name="ce3">
            <text:p>4</text:p>
          </table:table-cell>
          <table:table-cell office:value-type="float" office:value="1" table:style-name="ce3">
            <text:p>1</text:p>
          </table:table-cell>
          <table:table-cell office:value-type="float" office:value="4" table:style-name="ce3">
            <text:p>4</text:p>
          </table:table-cell>
          <table:table-cell office:value-type="float" office:value="1" table:style-name="ce3">
            <text:p>1</text:p>
          </table:table-cell>
          <table:table-cell office:value-type="float" office:value="19" table:style-name="ce3">
            <text:p>19</text:p>
          </table:table-cell>
          <table:table-cell office:value-type="date" office:date-value="2018-01-08T00:00:00" table:style-name="ce4">
            <text:p>2018-01-08</text:p>
          </table:table-cell>
          <table:table-cell office:value-type="string" table:style-name="ce3">
            <text:p>Ta2018193.pdf</text:p>
          </table:table-cell>
          <table:table-cell office:value-type="string" table:style-name="ce3">
            <text:p>أمر حكومي عدد 19 لسنة 2018 مؤرخ في 8 جانفي 2018 يتعلق بتسمية مدير عام.</text:p>
          </table:table-cell>
          <table:table-cell office:value-type="string" table:style-name="ce5">
            <text:p>بمقتضى أمر حكومي عدد 19 لسنة 2018 مؤرخ في 8 جانفي 2018.</text:p>
            <text:p>كلف السيد شهاب المكني، متصرف رئيس، بمهام رئيس مكتب الترفيه بوزارة الشؤون الثقافية ابتداء من 12 أكتوبر 2017.</text:p>
            <text:p>عملا بأحكام الفصل 14 (مكرر) من الأمر عدد 1819 لسنة 2003 المؤرخ في 25 أوت 2003، تسند للمعني بالأمر خطة مدير عام إدارة مركز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8">
          <table:table-cell office:value-type="float" office:value="43" table:style-name="ce3">
            <text:p>43</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2-26T00:00:00" table:style-name="ce4">
            <text:p>2017-12-26</text:p>
          </table:table-cell>
          <table:table-cell office:value-type="string" table:style-name="ce3">
            <text:p>Ta201750104.pdf</text:p>
          </table:table-cell>
          <table:table-cell office:value-type="string" table:style-name="ce3">
            <text:p>قرار من وزير الشؤون الثقافية مؤرخ في 26 ديسمبر 2017 يتعلق بتفويض حق الإمضاء.</text:p>
          </table:table-cell>
          <table:table-cell office:value-type="string" table:style-name="ce5">
            <text:p>قرار من وزير الشؤون الثقافية مؤرخ في 26 ديسمبر 2017 يتعلق بتفويض حق الإمضاء.</text:p>
            <text:p>إن وزير الشؤون الثقافية،<text:s/></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text:s/></text:p>
            <text:p>وعلى الأمر عدد 384 لسنة 1975 المؤرخ في 17 جوان 1975 المتعلق بالترخيص للوزراء وكتاب الدولة بتفويض حق الإمضاء،</text:p>
            <text:p>وعلى الأمر عدد 1875 لسنة 1996 المؤرخ في 7 أكتوبر 1996 المتعلق بتنظيم وزارة الثقافة وعلى جميع النصوص التي نقحته أو تممته وخاصة الأمر عدد 1819 لسنة 2003 المؤرخ في 25 أوت 2003 والأمر عدد 1885 لسنة 2012 المؤرخ في 11 سبتمبر 2012،</text:p>
            <text:p>وعلى الأمر الرئاسي عدد 107 لسنة 2016 المؤرخ في 27 أوت 2016 المتعلق بتسمية رئيس الحكومة وأعضائها،</text:p>
            <text:p>وعلى الأمر الحكومي عدد 1244 لسنة 2017 المؤرخ في 3 نوفمبر 2017 المتعلق بتسمية السيدة آمال الزريبي حرم حشانة، متصرف عام، رئيسة لديوان وزير الشؤون الثقافية ابتداء من 12 أكتوبر 2017.</text:p>
            <text:p>قرر ما يلي :</text:p>
            <text:p>الفصل الأول ـ طبقا لأحكام الفقرة الأولى من الفصل الأول من الأمر عدد 384 لسنة 1975 المؤرخ في 17 جوان 1975 المشار إليه أعلاه، أسند تفويض إلى السيدة آمال الزريبي حرم حشانة، متصرف عام، الشاغلة خطة رئيس ديوان، لتمضي بالنيابة عن وزير الشؤون الثقافية كل الوثائق التي هي من مشمولاتها باستثناء النصوص ذات الصبغة الترتيبية وذلك ابتداء من 12 أكتوبر 2017.</text:p>
            <text:p>الفصل 2 ـ يرخص للسيدة آمال الزريبي حرم حشانة في تفويض حق إمضائها للموظفين من صنفي "أ" و"ب" الخاضعين لسلطتها وذلك حسب الشروط التي جاء بها الفصل الثاني من الأمر عدد 384 لسنة 1975 المؤرخ في 17 جوان 1975 المشار إليه أعلاه.</text:p>
            <text:p>الفصل 3 ـ ينشر هذا القرار بالرائد الرسمي للجمهورية التونسية.<text:s/></text:p>
            <text:p>تونس في 26 ديسمبر 2017.</text:p>
            <text:p>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9">
          <table:table-cell office:value-type="float" office:value="44" table:style-name="ce3">
            <text:p>44</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2-26T00:00:00" table:style-name="ce4">
            <text:p>2017-12-26</text:p>
          </table:table-cell>
          <table:table-cell office:value-type="string" table:style-name="ce3">
            <text:p>Ta201750094.pdf</text:p>
          </table:table-cell>
          <table:table-cell office:value-type="string" table:style-name="ce3">
            <text:p>قرار من وزير الشؤون الثقافية مؤرخ في 26 ديسمبر 2017 يتعلق بتفويض حق الإمضاء في المادة التأديبية.</text:p>
          </table:table-cell>
          <table:table-cell office:value-type="string" table:style-name="ce5">
            <text:p>قرار من وزير الشؤون الثقافية مؤرخ في 26 ديسمبر 2017 يتعلق بتفويض حق الإمضاء في المادة التأديبية.</text:p>
            <text:p>إن وزير الشؤون الثقافية،<text:s/></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text:s/></text:p>
            <text:p>وعلى الأمر عدد 384 لسنة 1975 المؤرخ في 17 جوان 1975 المتعلق بالترخيص للوزراء وكتاب الدولة بتفويض حق الإمضاء،</text:p>
            <text:p>وعلى الأمر عدد 1875 لسنة 1996 المؤرخ في 7 أكتوبر 1996 المتعلق بتنظيم وزارة الثقافة وعلى جميع النصوص التي نقحته أو تممته وخاصة الأمر عدد 1819 لسنة 2003 المؤرخ في 25 أوت 2003 والأمر عدد 1885 لسنة 2012 المؤرخ في 11 سبتمبر 2012،</text:p>
            <text:p>وعلى الأمر الرئاسي عدد 107 لسنة 2016 المؤرخ في 27 أوت 2016 المتعلق بتسمية رئيس الحكومة وأعضائها،</text:p>
            <text:p>وعلى الأمر الحكومي عدد 1244 لسنة 2017 المؤرخ في 3 نوفمبر 2017 المتعلق بتسمية السيدة آمال الزريبي حرم حشانة، متصرف عام، رئيسة لديوان وزير الشؤون الثقافية ابتداء من 12 أكتوبر 2017.</text:p>
            <text:p>قرر ما يلي :</text:p>
            <text:p>الفصل الأول ـ طبقا لأحكام الفصل 51 (جديد) من القانون عدد 112 لسنة 1983 المؤرخ في 12 ديسمبر 1983 المشار إليه أعلاه، أسند تفويض إلى السيدة آمال الزريبي حرم حشانة، متصرف عام، الشاغلة خطة رئيس ديوان، لتمضي بالنيابة عن وزير الشؤون الثقافية تقارير الإحالة على مجلس التأديب والقرارات التأديبية ما عدا عقوبة العزل وذلك ابتداء من 12 أكتوبر 2017.</text:p>
            <text:p>الفصل 2 ـ ينشر هذا القرار بالرائد الرسمي للجمهورية التونسية.<text:s/></text:p>
            <text:p>تونس في 26 ديسمبر 2017.</text:p>
            <text:p>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4">
          <table:table-cell office:value-type="float" office:value="45" table:style-name="ce3">
            <text:p>45</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float" office:value="16" table:style-name="ce3">
            <text:p>16</text:p>
          </table:table-cell>
          <table:table-cell table:style-name="ce3"/>
          <table:table-cell office:value-type="date" office:date-value="2017-12-25T00:00:00" table:style-name="ce4">
            <text:p>2017-12-25</text:p>
          </table:table-cell>
          <table:table-cell office:value-type="string" table:style-name="ce3">
            <text:p>Ta201752484.pdf</text:p>
          </table:table-cell>
          <table:table-cell office:value-type="string" table:style-name="ce3">
            <text:p>قرار من وزير الشؤون الثقافية مؤرخ في 25 ديسمبر 2017 يتعلق بتسمية مدير.</text:p>
          </table:table-cell>
          <table:table-cell office:value-type="string" table:style-name="ce5">
            <text:p>بمقتضى قرار من وزير الشؤون الثقافية مؤرخ في 25 ديسمبر 2017.</text:p>
            <text:p>كلف السيد سليم الدرقاشي، متصرف رئيس، بمهام مدير الفنون السمعية البصرية بالإدارة العامة للفنون الركحية والفنون السمعية البصر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10">
          <table:table-cell office:value-type="float" office:value="46" table:style-name="ce3">
            <text:p>46</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8" table:style-name="ce3">
            <text:p>8</text:p>
          </table:table-cell>
          <table:table-cell table:style-name="ce3"/>
          <table:table-cell office:value-type="date" office:date-value="2017-12-22T00:00:00" table:style-name="ce4">
            <text:p>2017-12-22</text:p>
          </table:table-cell>
          <table:table-cell office:value-type="string" table:style-name="ce3">
            <text:p>Ta201748544.pdf</text:p>
          </table:table-cell>
          <table:table-cell office:value-type="string" table:style-name="ce3">
            <text:p>قرار من وزير الشؤون الثقافية مؤرخ في 22 ديسمبر 2017 يتعلق بتسمية أعضاء بالمجلس العلمي والفني لمركز الموسيقى العربية والمتوسطية.</text:p>
          </table:table-cell>
          <table:table-cell office:value-type="string" table:style-name="ce5">
            <text:p>بمقتضى قرار من وزير الشؤون الثقافية مؤرخ في 22 ديسمبر 2017.</text:p>
            <text:p>عين أعضاء بالمجلس العلمي والفني لمركز الموسيقى العربية والمتوسطية لمدة ثلاث (3) سنوات قابلة للتجديد مرتين (2) على أقصى تقدير السيدة والسادة الآتي ذكرهم :</text:p>
            <text:p>ـ محمد زين العابدين،</text:p>
            <text:p>ـ علي اللواتي،</text:p>
            <text:p>ـ سنيا مبارك،</text:p>
            <text:p>ـ سمير بشه،</text:p>
            <text:p>ـ محمد شفيق قوجة،</text:p>
            <text:p>ـ جمال بن الطاهر،</text:p>
            <text:p>ـ أنيس القليبي،</text:p>
            <text:p>ـ فريديريك بيليا،</text:p>
            <text:p>ـ دوايت راينولز،</text:p>
            <text:p>ـ دينكو فابريس.</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11">
          <table:table-cell office:value-type="float" office:value="47" table:style-name="ce3">
            <text:p>47</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4" table:style-name="ce3">
            <text:p>4</text:p>
          </table:table-cell>
          <table:table-cell table:style-name="ce3"/>
          <table:table-cell office:value-type="date" office:date-value="2017-12-22T00:00:00" table:style-name="ce4">
            <text:p>2017-12-22</text:p>
          </table:table-cell>
          <table:table-cell office:value-type="string" table:style-name="ce3">
            <text:p>Ta201748554.pdf</text:p>
          </table:table-cell>
          <table:table-cell office:value-type="string" table:style-name="ce3">
            <text:p>قرار من وزير الشؤون الثقافية مؤرخ في 22 ديسمبر 2017 يتعلق بتسمية رئيس و أعضاء باللجنة الوطنية للتراث.</text:p>
          </table:table-cell>
          <table:table-cell office:value-type="string" table:style-name="ce5">
            <text:p>بمقتضى قرار من وزير الشؤون الثقافية مؤرخ في 22 ديسمبر 2017.</text:p>
            <text:p>سمي السيد عبد الحميد الأرقش رئيسا للجنة الوطنية للتراث عوضا عن السيد عبد العزيز الدولاتلي.</text:p>
            <text:p>سمي السيد فوزي محفوظ، مدير عام المعهد الوطني للتراث، مقررا للجنة الوطنية للتراث عوضا عن السيد نبيل قلالة.</text:p>
            <text:p>سمي السيد كمال البشيني، مدير عام وكالة إحياء التراث والتنمية الثقافية، عضوا باللجنة الوطنية للتراث عوضا عن السيد رضا قاسم.</text:p>
            <text:p>سمي السيد جلال عبد القادر عضوا ممثلا عن وزارة الداخلية باللجنة الوطنية للتراث عوضا عن السيد المنجي الحمروني.</text:p>
            <text:p>سمي السيد بدر الدين مكشاح عضوا ممثلا عن وزارة التجهيز والإسكان والتهيئة الترابية باللجنة الوطنية للتراث عوضا عن السيدة روضة الجباري العربي.</text:p>
            <text:p>سميت السيدة زينب الزواوي عضوة ممثلة عن وزارة السياحة والصناعات التقليدية باللجنة الوطنية للتراث عوضا عن السيدة عفراء الجويني.</text:p>
            <text:p>سمي الخبراء الآتي ذكرهم أعضاء باللجنة الوطنية للتراث عوضا عن الخبراء السيدات والسادة سامية الحمامي وحميدة رحومة وفتحي البحري وعلي درين :</text:p>
            <text:p>ـ السيدة راضية بن مبارك مديرة دائرة صيانة المعالم والمواقع،</text:p>
            <text:p>ـ السيدة فاتن العزابي رئيس مصلحة الشؤون القانونية والنزاعات بالمعهد الوطني للتراث،</text:p>
            <text:p>ـ السيدة سندس الدقي محافظة متحف قرطاج،</text:p>
            <text:p>ـ السيدة وفاء بن سليمان باحثة بالمعهد الوطني للتراث.</text:p>
            <text:p>يدخل هذا القرار حيز التنفيذ ابتداء من تاريخ 26 سبتمبر 2017.</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7">
          <table:table-cell office:value-type="float" office:value="48" table:style-name="ce3">
            <text:p>48</text:p>
          </table:table-cell>
          <table:table-cell office:value-type="float" office:value="4" table:style-name="ce3">
            <text:p>4</text:p>
          </table:table-cell>
          <table:table-cell office:value-type="float" office:value="1" table:style-name="ce3">
            <text:p>1</text:p>
          </table:table-cell>
          <table:table-cell office:value-type="float" office:value="1" table:style-name="ce3">
            <text:p>1</text:p>
          </table:table-cell>
          <table:table-cell office:value-type="float" office:value="17" table:style-name="ce3">
            <text:p>17</text:p>
          </table:table-cell>
          <table:table-cell office:value-type="float" office:value="1402" table:style-name="ce3">
            <text:p>1402</text:p>
          </table:table-cell>
          <table:table-cell office:value-type="date" office:date-value="2017-12-19T00:00:00" table:style-name="ce4">
            <text:p>2017-12-19</text:p>
          </table:table-cell>
          <table:table-cell office:value-type="string" table:style-name="ce3">
            <text:p>Ta201714023.pdf</text:p>
          </table:table-cell>
          <table:table-cell office:value-type="string" table:style-name="ce3">
            <text:p>أمر حكومي عدد 1402 لسنة 2017 مؤرخ في 19 ديسمبر 2017 يتعلق بضبط مشمولات دار الكتب الوطنية وتنظيمها الإداري والمالي وطرق تسييرها.</text:p>
          </table:table-cell>
          <table:table-cell office:value-type="string" table:style-name="ce5">
            <text:p>أمر حكومي عدد 1402 لسنة 2017 مؤرخ في 19 ديسمبر 2017 يتعلق بضبط مشمولات دار الكتب الوطنية وتنظيمها الإداري والمالي وطرق تسييرها.</text:p>
            <text:p>إن رئيس الحكومة،</text:p>
            <text:p>باقتراح من وزير الشؤون الثقافية،</text:p>
            <text:p>بعد الاطلاع على الدستور،</text:p>
            <text:p>وعلى القانون الأساسي عدد 37 لسنة 2015 المؤرخ في 22 سبتمبر 2015 المتعلق بالتسجيل والإيداع القانوني،</text:p>
            <text:p>وعلى مجلة المحاسبة العمومية الصادرة بمقتضى القانون عدد 81 لسنة 1973 المؤرخ في 31 ديسمبر 1973 وعلى جميع النصوص التي نقحتها وتممتها خاصة القانون عدد 53 لسنة 2015 المؤرخ في 25 ديسمبر 2015 المتعلق بقانون المالية لسنة 2016،</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قانون عدد 33 لسنة 2015 المؤرخ في 17 أوت 2015 المتعلق بضبط الوظائف المدنية طبقا لأحكام الفصل 92 من الدستور،</text:p>
            <text:p>وعلى الأمر عدد 296 لسنة 1967 المؤرخ في 7 سبتمبر 1967 المتعلق بتجميع المخطوطات،</text:p>
            <text:p>وعلى الأمر عدد 559 لسنة 1994 المؤرخ في 15 مارس 1994 المتعلق بتنظيم دار الكتب الوطنية وضبط مشمولاتها،</text:p>
            <text:p>وعلى الأمر عدد 1875 لسنة 1996 المؤرخ في 7 أكتوبر 1996 المتعلق بتنظيم وزارة الثقافة كما تم تنقيحه وإتمامه بالأمر عدد 1819 لسنة 2003 المؤرخ في 25 أوت 2003 وبالأمر عدد 1885 لسنة 2012 المؤرخ في 11 سبتمبر 2012،</text:p>
            <text:p>وعلى الأمر عدد 1707 لسنة 2005 المؤرخ في 6 جوان 2005 المتعلق بضبط مشمولات وزارة الثقافة والمحافظة على التراث،</text:p>
            <text:p>وعلى الأمر عدد 1245 لسنة 2006 المؤرخ في 24 أفريل 2006 المتعلق بضبط شروط إسناد الخطط الوظيفية بالإدارة المركزية والإعفاء منها،</text:p>
            <text:p>وعلى الأمر الحكومي عدد 322 لسنة 2016 المؤرخ في 11 مارس 2016 المتعلق بتفويض بعض صلاحيات رئيس الحكومة إلى وزيرة الثقافة والمحافظة على التراث،</text:p>
            <text:p>وعلى الأمر الرّئاسي عدد 107 لسنة 2016 المؤرّخ في 27 أوت 2016 المتعلّق بتسمية رئيس الحكومة وأعضائها،</text:p>
            <text:p>وعلى الأمر الرئاسي عدد 124 لسنة 2017 المؤرخ في 12 سبتمبر 2017 المتعلق بتسمية أعضاء بالحكومة،</text:p>
            <text:p>وعلى رأي المحكمة الإدارية،</text:p>
            <text:p>وبعد مداولة مجلس الوزراء.</text:p>
            <text:p>يصدر الأمر الحكومي الآتي نصه :</text:p>
            <text:p>الباب الأول</text:p>
            <text:p>أحكام عامة</text:p>
            <text:p>الفصل الأول ـ دار الكتب الوطنية مؤسسة عمومية ذات صبغة إدارية تتمتع بالشخصية المدنية والاستقلال المالي وتخضع إلى إشراف وزارة الشؤون الثقافية وتلحق ميزانيتها ترتيبيا بميزانية الدولة.</text:p>
            <text:p>يشار إليها في الفصول اللاحقة من هذا الأمر الحكومي بعبارة "المؤسسة".</text:p>
            <text:p>الفصل 2 ـ تكلف المؤسسة خاصة بالمهام التالية :</text:p>
            <text:p>ـ تجميع التراث الوطني المخطوط والمطبوع والإلكتروني بواسطة قنوات الإيداع القانوني والشراء والتبادل والهبات،</text:p>
            <text:p>ـ حفظ وصيانة التراث الوطني من مخطوط أو مطبوع أو الكتروني وغيره ووضعه على ذمة المستعملين،</text:p>
            <text:p>ـ اقتناء وتجميع الإصدارات الحديثة في مختلف المحامل وباللغات الأكثر تداولا في تونس مواكبة للفكر الحديث،</text:p>
            <text:p>ـ اقتناء وحفظ ما ينشر عن تونس والثقافة التونسية على النطاق العالمي،</text:p>
            <text:p>ـ إنجاز أعمال البيبليوغرافيا والتوثيق وتوفير خدمات الاستشارة والتوجيه في مجالي البيبليوغرافيا والتوثيق،</text:p>
            <text:p>ـ الإسهام في تكوين المكتبيين والمهنيين في مجالات المكتبات والتوثيق،</text:p>
            <text:p>ـ تطبيق وتحيين التشريعات المتصلة بالتراث الوثائقي وضبط وتطوير المواصفات والمعايير المعتمدة في ميدان المكتبات،</text:p>
            <text:p>ـ المساهمة في نشر وتثمين الثقافة التونسية على أوسع نطاق،</text:p>
            <text:p>ـ تنظيم أنشطة ثقافية وعلمية وتربوية،</text:p>
            <text:p>ـ توطيد علاقات التعاون مع مختلف المؤسسات الثقافية والأكاديمية على الصعيدين الوطني والدولي.</text:p>
            <text:p>الباب الثاني</text:p>
            <text:p>التنظيم الإداري</text:p>
            <text:p>الفصل 3 ـ تشتمل المؤسسة على :</text:p>
            <text:p>ـ الإدارة العامة،</text:p>
            <text:p>ـ المجلس العلمي،</text:p>
            <text:p>ـ الكتابة العامة،</text:p>
            <text:p>ـ إدارة المجموعات،</text:p>
            <text:p>ـ إدارة الإعلامية والموارد الرقمية.</text:p>
            <text:p>القسم الأول</text:p>
            <text:p>الإدارة العامة</text:p>
            <text:p>الفصل 4 ـ يتولى تسيير المؤسسة مدير عام يتم تعيينه بأمر حكومي باقتراح من وزير الشؤون الثقافية وفقا للشروط المستوجبة للتسمية بخطة مدير عام إدارة مركزية المنصوص عليها بالأمر عدد 1245 لسنة 2006 المؤرخ في 24 أفريل 2006 المشار إليه أعلاه.</text:p>
            <text:p>يتمتع المدير العام بالامتيازات والمنح المخولة لمدير عام إدارة مركزية.</text:p>
            <text:p>الفصل 5 ـ يكلف المدير العام للمؤسسة على وجه الخصوص بالمهام التالية :</text:p>
            <text:p>ـ إعداد خطة عمل المؤسسة وتحديد أهدافها وسياساتها ومتابعة تنفيذها،</text:p>
            <text:p>ـ الإشراف على أعمال المجلس العلمي،</text:p>
            <text:p>ـ الإشراف على إعداد ميزانية المؤسسة والسهر على تنفيذها،</text:p>
            <text:p>ـ إبرام الصفقات والعقود والاتفاقيات حسب الصيغ والشروط المنصوص عليها بالتشريع والتراتيب الجاري بها العمل،</text:p>
            <text:p>ـ تمثيل المؤسسة لدى الغير في كل الأعمال المدنية والإدارية والقضائية،</text:p>
            <text:p>ـ الإشراف على نشر نفائس التراث التونسي والتعريف بالإنتاج الثقافي التونسي الحديث،</text:p>
            <text:p>ـ الإشراف على تنظيم أنشطة ثقافية للتعريف بالمجموعات وتثمينها وإتاحتها بمنظور علمي وتقني،</text:p>
            <text:p>ـ ضمان انفتاح المؤسسة على المحيط الثقافي والأكاديمي الوطني والعالمي والمساهمة في إشعاعها.</text:p>
            <text:p>الفصل 6 ـ تلحق بالإدارة العامة مصلحة الاتصال والأنشطة الثقافية والتعاون الدولي.</text:p>
            <text:p>القسم الثاني</text:p>
            <text:p>المجلس العلمي</text:p>
            <text:p>الفصل 7 ـ المجلس العلمي هو هيكل استشاري يساعد المدير العام على وضع خطط وبرامج عمل المؤسسة في مختلف المجالات التقنية والعلمية.</text:p>
            <text:p>تتمثل مهام المجلس العلمي خاصة فيما يلي :</text:p>
            <text:p>ـ متابعة وتقييم وإبداء الرأي في المسائل العلمية والتقنية المدرجة ضمن مجالات أنشطة المؤسسة،</text:p>
            <text:p>ـ النظر في برامج التكوين والتربص والرسكلة،</text:p>
            <text:p>ـ اقتراح ومتابعة إنجاز سير الملتقيات العلمية المنظمة من قبل المؤسسة،</text:p>
            <text:p>ـ اقتراح برامج التعاون والشراكة مع المؤسسات المماثلة أو الشبيهة والمؤسسات المختصة في مجال نشاط المؤسسة،</text:p>
            <text:p>ـ تقديم المقترحات والتصورات الرامية إلى الارتقاء بجودة أنشطة المؤسسة وإلى تطوير إشعاعها وطنيا ودوليا،</text:p>
            <text:p>ـ النظر في كل مسألة أخرى متصلة بمجال نشاط المؤسسة تعرض عليه من قبل المدير العام.</text:p>
            <text:p>الفصل 8 ـ يرأس المدير العام للمؤسسة المجلس العلمي الذي يتركب على النحو التالي :</text:p>
            <text:p>ـ ممثل عن وزارة الشؤون الثقافية : عضوا،</text:p>
            <text:p>ـ ممثل عن الأرشيف الوطني : عضوا،</text:p>
            <text:p>ـ ممثل عن المؤسسة التونسية لحقوق المؤلف والحقوق المجاورة : عضوا،</text:p>
            <text:p>ـ ممثل عن المعهد العالي للتوثيق : عضوا،</text:p>
            <text:p>ـ ممثل عن المجمع التونسي للعلوم والآداب والفنون بيت الحكمة : عضوا،</text:p>
            <text:p>ـ ممثل عن المركز الوطني للتوثيق : عضوا،</text:p>
            <text:p>ـ ممثل عن الجمعيات العاملة في مجال التوثيق والمكتبات : عضوا،</text:p>
            <text:p>ـ خمسة (5) شخصيات مشهود لها بالكفاءة في مجال الثقافة والعلوم : أعضاء.</text:p>
            <text:p>ويحضر اجتماعات المجلس العلمي المسؤولون على تسيير الهياكل المكلفة بالمسائل العلمية والتقنية بالمؤسسة. يمكن لرئيس المجلس استدعاء كل شخص يرى في حضوره فائدة لإبداء رأيه في إحدى المسائل المدرجة بجدول أعماله.</text:p>
            <text:p>يعين أعضاء المجلس العلمي لمدة ثلاث (3) سنوات قابلة للتجديد مرة واحدة بقرار من وزير الشؤون الثقافية باقتراح من الهياكل المعنية. وتعيّن الشخصيات الثقافية والعلمية باقتراح من المدير العام للمؤسسة.</text:p>
            <text:p>وبالنسبة لممثل الجمعيات يعيّن باقتراح من الجمعيات المعنية.</text:p>
            <text:p>يكلف المدير العام إطارا بالمؤسسة يتولى كتابة المجلس العلمي.</text:p>
            <text:p>الفصل 9 ـ يجتمع المجلس العلمي للمؤسسة بدعوة من رئيسه ثلاثة (3) مرات في السنة على الأقل، وكل ما دعت الحاجة إلى ذلك للنظر في النقاط المدرجة بجدول أعمال يضبطه رئيسه ويقدمه إلى جميع أعضاء المجلس قبل خمسة عشرة (15) يوما على الأقل من موعد انعقاد الاجتماع.</text:p>
            <text:p>لا يمكن للمجلس العلمي أن يجتمع بصفة قانونية إلا بحضور أغلبية أعضائه. وفي صورة عدم توفر النصاب القانوني، يجتمع المجلس مرة ثانية بصفة قانونية في ظرف أسبوع انطلاقا من التاريخ المحدد للاجتماع الأول، وذلك مهما كان عدد الأعضاء الحاضرين.<text:s/></text:p>
            <text:p>يبدي المجلس العلمي رأيه بأغلبية أصوات الأعضاء الحاضرين. وفي صورة تعادل الأصوات يرجح صوت الرئيس.</text:p>
            <text:p>القسم الثالث</text:p>
            <text:p>الكتابة العامة</text:p>
            <text:p>الفصل 10 ـ يسير الكتابة العامة كاتب عام تتم تسميته بقرار من وزير الشؤون الثقافية وفقا للشروط المستوجبة للتسمية في خطة مدير إدارة مركزية والمنصوص عليها بالأمر عدد 1245 لسنة 2006 المؤرخ في 24 أفريل 2006 المشار إليه أعلاه. ويتمتع الكاتب العام بالمنح والامتيازات المخولة لمدير إدارة مركزية.</text:p>
            <text:p>الفصل 11 ـ يكلف الكاتب العام بالسهر على سير المصالح الإدارية والمالية والتنسيق بين مختلف هياكل المؤسسة، ويتولى خاصة المهام التالية :</text:p>
            <text:p>ـ تنسيق أعمال مختلف مصالح المؤسسة والسهر على حسن أدائها،</text:p>
            <text:p>ـ العمل على ترشيد التصرف في الموارد البشرية والوسائل المادية بالمؤسسة،</text:p>
            <text:p>ـ تأمين وضمان الاستغلال الأمثل للتجهيزات والمعدات الموضوعة على ذمة المؤسسة،<text:s/></text:p>
            <text:p>ـ إعداد مشروع ميزانية المؤسسة،</text:p>
            <text:p>ـ تأمين حسن التصرف في الممتلكات المنقولة وغير المنقولة للمؤسسة،</text:p>
            <text:p>ـ صيانة التجهيزات وتعهد البناءات،</text:p>
            <text:p>ـ تعهد ومتابعة مختلف المسائل الإدارية المتعلقة بنشاط المؤسسة.</text:p>
            <text:p>لهذا الغرض فهي تشتمل على الإدارتين الفرعيتين التاليتين :</text:p>
            <text:p>* الإدارة الفرعية للموارد البشرية والمالية،</text:p>
            <text:p>* الإدارة الفرعية للبناءات والتجهيز.</text:p>
            <text:p>الفصل 12 ـ تكلف الإدارة الفرعية للموارد البشرية والمالية خاصة بالمهام التالية :</text:p>
            <text:p>ـ إعداد ومتابعة الملفات المتعلقة بالتصرف في الموارد البشرية والمالية للمؤسسة،</text:p>
            <text:p>ـ ضبط برامج التكوين بالتنسيق مع المصالح المعنية وتنفيذها وتقييمها،</text:p>
            <text:p>ـ ضبط ميزانية المؤسسة والسهر على تنفيذها ومتابعتها،</text:p>
            <text:p>ـ إعداد ملفات الاقتناء والتزود الخاصة بالمؤسسة ومتابعتها،</text:p>
            <text:p>ـ التعهد بمختلف مصاريف التسيير والتجهيز،</text:p>
            <text:p>ـ تأمين التصرف في وكالات الدفوعات ومتابعتها.</text:p>
            <text:p>وهي تضم مصلحتين :</text:p>
            <text:p>* مصلحة الموارد البشرية،<text:s/></text:p>
            <text:p>* مصلحة الشؤون المالية.</text:p>
            <text:p>الفصل 13 ـ تكلف الإدارة الفرعية للبناءات والتجهيز خاصة بما يلي :</text:p>
            <text:p>ـ إعداد الملفات المتعلقة بالدراسات الفنية المتعلقة بمشاريع البناءات والتجهيزات الضرورية لسير المؤسسة،</text:p>
            <text:p>ـ إعداد ملفات الصفقات العمومية المتعلقة بإنجاز مشاريع البناءات واقتناء التجهيزات والمعدات اللازمة لسير المؤسسة،</text:p>
            <text:p>ـ تنفيذ الصفقات العمومية ومتابعتها،</text:p>
            <text:p>ـ القيام بعمليات التعهد والصيانة للبناءات والتصرف في خزن المعدات والأثاث والمواد وتأمين عمليات التزود والتزويد،</text:p>
            <text:p>ـ العمل على حسن التصرف في المعدات والتجهيزات التابعة للمؤسسة،</text:p>
            <text:p>ـ تأمين المتابعة للأعطاب الفنية الحاصلة وتنسيق العمل بين مختلف الخلايا العملياتية للنجدة،</text:p>
            <text:p>ـ العمل على تأمين السلامة الداخلية للمؤسسة،</text:p>
            <text:p>ـ وهي تضم مصلحتين :</text:p>
            <text:p>* مصلحة البناءات والصيانة،</text:p>
            <text:p>* مصلحة التزود والخزن.</text:p>
            <text:p>القسم الرابع</text:p>
            <text:p>إدارة المجموعات</text:p>
            <text:p>الفصل 14 ـ تكلف إدارة المجموعات خاصة بالمهام التالية :<text:s/></text:p>
            <text:p>ـ تجميع التراث الوطني المخطوط والمطبوع والرقمي في جميع أشكاله ومختلف محامله،</text:p>
            <text:p>ـ تنمية المجموعات بواسطة الشراء والتجميع والإيداع والتبادل والهبات،</text:p>
            <text:p>ـ السهر على تنظيم شبكة وطنية ودولية للتبادل والإعارة،</text:p>
            <text:p>ـ متابعة حركة النشر بتونس والعمل على تطبيق التشريعات المتعلقة بالإيداع القانوني،</text:p>
            <text:p>ـ العمل على التعريف بالإنتاج الفكري التونسي،</text:p>
            <text:p>ـ المساهمة في تنظيم ندوات وطنية ودولية في مجالات الاختصاص،</text:p>
            <text:p>ـ معالجة الوثائق باعتماد المواصفات والمعايير الدولية،</text:p>
            <text:p>ـ إعداد الفهرس العام لأرصدة المؤسسة،</text:p>
            <text:p>ـ تحديد وتنفيذ سياسة حفظ المجموعات الوقائية والعلاجية،</text:p>
            <text:p>ـ تسيير فضاءات المطالعة وتأمين خدمات الاستقبال والتوجيه،</text:p>
            <text:p>ـ تأمين خدمات البحث البيبليوغرافي،</text:p>
            <text:p>ـ النظر في طلبات المؤسسات الوطنية والأجنبية المتعلقة باستغلال رصيد المؤسسة،</text:p>
            <text:p>ـ توفير الوسائل الضرورية لتمكين ذوي الاحتياجات الخصوصية من الانتفاع بخدمات المؤسسة،</text:p>
            <text:p>ـ تسيير المخازن.</text:p>
            <text:p>لهذا الغرض فهي تشتمل على الإدارات الفرعية التالية :</text:p>
            <text:p>* الإدارة الفرعية لتنمية المجموعات،</text:p>
            <text:p>* الإدارة الفرعية للفهرسة والتكشيف،</text:p>
            <text:p>* الإدارة الفرعية للحفظ وخدمات المستعملين والأرصدة.</text:p>
            <text:p>الفصل 15 ـ تكلف الإدارة الفرعية لتنمية المجموعات خاصة بما يلي :</text:p>
            <text:p>ـ العمل على حصر الإنتاج الفكري الوطني وذلك بالعمل على متابعة كل ما ينشر في تونس وخارجها،</text:p>
            <text:p>ـ تطبيق التشريع المتعلق بالإيداع القانوني للوثائق بمختلف أشكالها ومحاملها،</text:p>
            <text:p>ـ دراسة وتنفيذ برامج الاقتناء وفقا لمواصفات علمية وتقنية،</text:p>
            <text:p>ـ اقتناء المخطوطات القديمة والحديثة وضبط التدابير اللازمة التي تمكن من جمعها من الخارج،</text:p>
            <text:p>ـ العمل على تنمية وإثراء المجموعات عبر استكمال اقتناء المجموعات الناقصة وتجديد الاشتراكات وشراء المجموعات القديمة،</text:p>
            <text:p>ـ إدارة شبكة الإهداء والتبادل والإعارة بين المكتبات بتونس وخارجها لتنمية المقتنيات والتعريف بالإنتاج الفكري التونسي،</text:p>
            <text:p>ـ متابعة اقتناء المكتبات الخاصة وإلحاقها بالأرصدة وتثمينها،</text:p>
            <text:p>ـ إسناد الأرقام الدولية الموحدة لمختلف أصناف الوثائق الصادرة بتونس.</text:p>
            <text:p>وهي تضم مصلحتين :</text:p>
            <text:p>* مصلحة الإيداع القانوني والترقيم الدولي الموحد،</text:p>
            <text:p>* مصلحة الاقتناء.</text:p>
            <text:p>الفصل 16 ـ تكلف الإدارة الفرعية للفهرسة والتكشيف خاصة بالمهام التالية :</text:p>
            <text:p>ـ تأمين المعالجة الفنية للوثائق بمختلف أشكالها عبر عمليات الفهرسة والتصنيف والتكشيف،</text:p>
            <text:p>ـ إنجاز وتقنين الفهارس الاستناديّة التي تمكن من توحيد مداخل المعلومات حول الوثيقة،</text:p>
            <text:p>ـ متابعة تطور المعايير الدولية وتطبيقها في العمل التقني في جميع مراحل الفهرسة،</text:p>
            <text:p>ـ نمذجة البيانات الببليوغرافية والبيانات الرقمية وإدارة البيانات الوصفية للفهرس العام،</text:p>
            <text:p>ـ تنفيذ بروتوكولات تبادل البيانات بين المؤسسة والمؤسسات الشبيهة بالخارج،</text:p>
            <text:p>ـ إعداد وإصدار البيبليوغرافيا الوطنية والبيبليوغرافيات المختصة والفهارس وغيرها من المنشورات.</text:p>
            <text:p>وهي تضم ثلاثة مصالح :</text:p>
            <text:p>* مصلحة المخطوطات،</text:p>
            <text:p>* مصلحة الكتب،</text:p>
            <text:p>* مصلحة الدوريات والوثائق.</text:p>
            <text:p>الفصل 17 ـ تكلف الإدارة الفرعية للحفظ وخدمات المستعملين والأرصدة خاصة بما يلي :</text:p>
            <text:p>ـ تسيير ومتابعة أعمال المخابر والورشات،</text:p>
            <text:p>ـ السهر على حفظ الأرصدة الوثائقية من خلال اتخاذ التدابير اللازمة لتجنب إصابة الوثائق بإحدى الآفات البيولوجية،</text:p>
            <text:p>ـ القيام بعمليات ترميم وتسفير الوثائق،</text:p>
            <text:p>ـ إنجاز أعمال الرقمنة وغيرها من الأعمال التي تمكن من المحافظة على الوثائق،</text:p>
            <text:p>ـ ضبط برامج لتحديد أولويات صيانة وتثمين الأرصدة،</text:p>
            <text:p>ـ تسيير فضاءات المطالعة وتأمين خدمات المراقبة والتوجيه والاستقبال،</text:p>
            <text:p>ـ إعداد إحصائيات المطالعة والبحث،<text:s/></text:p>
            <text:p>ـ متابعة المسالك التي تمر بها الوثيقة من استقبال ومناولة وعمليات حفظ لضمان سلامتها،</text:p>
            <text:p>ـ تأمين خدمات المستعملين داخل المكتبة أو عن بعد وتوجيههم في مجالات بحوثهم،</text:p>
            <text:p>ـ حفظ مختلف الأرصدة وفقا للمعايير والمواصفات الدولية،</text:p>
            <text:p>ـ متابعة المجموعات داخل المخازن وذلك بمراجعة الأرصدة الوثائقية والقيام بعمليات الجرد والمطابقة،</text:p>
            <text:p>ـ المساهمة في تطوير المكتبة الوطنية الرقمية.</text:p>
            <text:p>وهي تضم ثلاثة مصالح :</text:p>
            <text:p>* مصلحة الحفظ والمناولة،</text:p>
            <text:p>* مصلحة خدمات المستعملين،</text:p>
            <text:p>* مصلحة المخابر والورشات.</text:p>
            <text:p>القسم الخامس</text:p>
            <text:p>إدارة الإعلامية والموارد الرقمية</text:p>
            <text:p>الفصل 18 ـ تكلف إدارة الإعلامية والموارد الرقمية خاصة بالمهام التالية :</text:p>
            <text:p>ـ استخدام تقنيات الاتصالات والمعلومات الحديثة لحفظ التراث الوطني المخطوط والمطبوع وغيره، وتثمينه والتعريف به واستغلاله،</text:p>
            <text:p>ـ تأمين السلامة المعلوماتية بالمؤسسة،</text:p>
            <text:p>ـ اقتناء المعدات والبرمجيات الإعلامية ومتابعة اتفاقيات الصيانة،</text:p>
            <text:p>ـ تأمين التصرف في المعدات والبرمجيات والشبكات الإعلامية وصيانتها،</text:p>
            <text:p>ـ تركيز وإدارة نظم المعلومات وصيانتها وتطويرها،</text:p>
            <text:p>ـ اعتماد التكنولوجيات الحديثة لمعالجة وتخزين وتوفير المعلومات للمستعملين وتسهيل النفاذ إليها،</text:p>
            <text:p>ـ إدارة موقع واب المؤسسة وتحيين محتواه بصفة دورية،</text:p>
            <text:p>ـ توفير التقنيات اللازمة لتركيز المكتبة الوطنية الافتراضية،</text:p>
            <text:p>ـ تأمين الإعداد التقني لمشاريع الملتيميديا،</text:p>
            <text:p>ـ إدارة الرصيد الرقمي ومعالجته وحفظه،</text:p>
            <text:p>ـ تجميع ومعالجة وأرشفة الموارد الإلكترونية ومتابعة حركة النشر بتونس،</text:p>
            <text:p>ـ اقتراح إبرام معاهدات واتفاقيات تبادل المعلومات بين المؤسسة والمؤسسات الشبيهة بالخارج.</text:p>
            <text:p>لهذا الغرض فهي تشتمل على الإدارتين الفرعيتين التاليتين :</text:p>
            <text:p>* الإدارة الفرعية للإعلامية،<text:s/></text:p>
            <text:p>* الإدارة الفرعية للموارد الرقمية.</text:p>
            <text:p>الفصل 19 ـ تكلف الإدارة الفرعية للإعلامية خاصة بما يلي :</text:p>
            <text:p>ـ الإشراف على الشبكة الإعلامية وتطوير البنية التحتية للمعدات،</text:p>
            <text:p>ـ تأمين التصرف في موزعات الإدارة واستغلالها،</text:p>
            <text:p>ـ وضع خطة لحماية القواعد المعلوماتية والبرمجيات والوقاية من الأخطار الإعلامية،</text:p>
            <text:p>ـ جرد وتحيين المعدات والبرمجيات الإعلامية بصفة مستمرة ومتابعة اتفاقيات الصيانة المتعلقة بها،</text:p>
            <text:p>ـ إدارة وصيانة وتطوير نظم المعلومات،</text:p>
            <text:p>ـ تنظيم لقاءات دورية قصد تشجيع التواصل بين مصالح الإعلامية والمخابر،</text:p>
            <text:p>ـ متابعة تطور المعايير الدولية وتطبيقها في العمل التقني في جميع مراحل الفهرسة،</text:p>
            <text:p>ـ إعداد وإصدار البيبليوغرافيا الوطنية.</text:p>
            <text:p>وهي تضم ثلاثة مصالح :</text:p>
            <text:p>* مصلحة الشبكات والاستغلال،</text:p>
            <text:p>* مصلحة نظم المعلومات،</text:p>
            <text:p>* مصلحة التنسيق وتوحيد المعايير والبيبليوغرافيا الوطنية.</text:p>
            <text:p>الفصل 20 ـ تكلف الإدارة الفرعية للموارد الرقمية خاصة بالمهام التالية :</text:p>
            <text:p>ـ العمل على تركيز وإبراز المكتبة الوطنية الرقمية والمكتبة الافتراضية وتحيينهما بصفة منتظمة،</text:p>
            <text:p>ـ تجميع ومعالجة وأرشفة الموارد الإلكترونية ووضعها على ذمة المصالح والمستعملين،</text:p>
            <text:p>ـ العمل على توفير الدعم التقني اللازم لصناعة المحتوى الرقمي للمؤسسة من خلال رقمنة رصيدها والتصرف فيه ومعالجته وحفظه واستغلاله،</text:p>
            <text:p>ـ إدارة موقع واب المؤسسة،</text:p>
            <text:p>ـ إعداد مشاريع الميلتيمديا.</text:p>
            <text:p>وهي تضم مصلحتين :</text:p>
            <text:p>* مصلحة المكتبة الافتراضية وتجميع الموارد الإلكترونية،</text:p>
            <text:p>* مصلحة الرقمنة.</text:p>
            <text:p>الباب الثالث</text:p>
            <text:p>التنظيم المالي</text:p>
            <text:p>الفصل 21 ـ تتكون مداخيل المؤسسة من :</text:p>
            <text:p>ـ المداخيل المتأتية من الأنشطة والتظاهرات الثقافية التي تنظمها المؤسسة،</text:p>
            <text:p>ـ مداخيل استغلال فضاءات المؤسسة،</text:p>
            <text:p>ـ المنح التي تسندها الدولة للمؤسسة في إطار ميزانية وزارة الشؤون الثقافية،</text:p>
            <text:p>ـ الإعانات والهبات والوصايا والرعاية المسندة للمؤسسة طبقا للتشريع والتراتيب الجاري بها العمل،</text:p>
            <text:p>ـ الموارد الأخرى التي يمكن أن تسند إلى المؤسسة طبقا للتشريع الجاري به العمل.</text:p>
            <text:p>الفصل 22 ـ تشتمل مصاريف المؤسسة على :</text:p>
            <text:p>ـ مصاريف التسيير،</text:p>
            <text:p>ـ المصاريف اللازمة لتنفيذ مهام المؤسسة.</text:p>
            <text:p>الفصل 23 ـ في صورة حل المؤسسة ترجع ممتلكاتها إلى الدولة التي تتولى تنفيذ التزاماتها وذلك طبقا للتشريع والتراتيب الجاري بها العمل.</text:p>
            <text:p>الباب الرابع</text:p>
            <text:p>أحكام مشتركة</text:p>
            <text:p>الفصل 24 ـ يسير كل إدارة من الإدارات المنصوص عليها بهذا الأمر الحكومي مدير يسمى بمقتضى قرار من وزير الشؤون الثقافية وفقا للشروط المستوجبة للتسمية بخطة مدير إدارة مركزية المنصوص عليها بالأمر عدد 1245 لسنة 2006 المؤرخ في 24 أفريل 2006 المشار إليه أعلاه. يتمتع المدير بالمنح والامتيازات المخولة لمدير إدارة مركزية.</text:p>
            <text:p>يسير كل إدارة فرعية من الإدارات الفرعية المنصوص عليها بهذا الأمر الحكومي كاهية مدير يسمى بمقتضى قرار من وزير الشؤون الثقافية وفقا للشروط المستوجبة للتسمية بخطة كاهية مدير إدارة مركزية المنصوص عليها بالأمر عدد 1245 لسنة 2006 المؤرخ في 24 أفريل 2006 المشار إليه أعلاه. يتمتع كاهية المدير بالمنح والامتيازات المخولة لكاهية مدير إدارة مركزية.</text:p>
            <text:p>يسير كل مصلحة من المصالح المنصوص عليها بهذا الأمر الحكومي رئيس مصلحة يسمى بمقتضى قرار من وزير الشؤون الثقافية وفقا للشروط المستوجبة للتسمية بخطة مدير إدارة مركزية المنصوص عليها بالأمر عدد 1245 لسنة 2006 المؤرخ في 24 أفريل 2006 المشار إليه أعلاه. يتمتع رئيس المصلحة بالمنح والامتيازات المخولة لرئيس مصلحة إدارة مركزية.</text:p>
            <text:p>الباب الخامس</text:p>
            <text:p>أحكام ختامية</text:p>
            <text:p>الفصل 25 ـ تلغى جميع الأحكام السابقة المخالفة لهذا الأمر الحكومي وخاصة الأمر عدد 559 لسنة 1994 المؤرخ في 15 مارس 1994 المتعلق بتنظيم دار الكتب الوطنية وضبط مشمولاتها.</text:p>
            <text:p>الفصل 26 ـ وزير الشؤون الثقافية ووزير المالية مكلفان، كل فيما يخصه، بتنفيذ هذا الأمر الحكومي الذي ينشر بالرائد الرسمي للجمهورية التونسية.</text:p>
            <text:p>تونس في 19 ديسمبر 2017.</text:p>
            <text:p/>
            <text:p>الإمضاء المجاور</text:p>
            <text:p>وزير المالية</text:p>
            <text:p>محمد رضا شلغوم<text:s/></text:p>
            <text:p>وزير الشؤون الثقافية<text:s/></text:p>
            <text:p>محمد زين العابدين رئيس الحكومة</text:p>
            <text:p>يوسف الشاهد</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3">
          <table:table-cell office:value-type="float" office:value="49" table:style-name="ce3">
            <text:p>49</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20" table:style-name="ce3">
            <text:p>20</text:p>
          </table:table-cell>
          <table:table-cell table:style-name="ce3"/>
          <table:table-cell office:value-type="date" office:date-value="2017-11-24T00:00:00" table:style-name="ce4">
            <text:p>2017-11-24</text:p>
          </table:table-cell>
          <table:table-cell office:value-type="string" table:style-name="ce3">
            <text:p>Ta20175022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 السيد سليم الدريدي، مستشار ثقافي، بمهام رئيس مصلحة التشجيع على الإبداع بإدارة الآداب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0" table:style-name="ce3">
            <text:p>50</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4" table:style-name="ce3">
            <text:p>4</text:p>
          </table:table-cell>
          <table:table-cell table:style-name="ce3"/>
          <table:table-cell office:value-type="date" office:date-value="2017-11-24T00:00:00" table:style-name="ce4">
            <text:p>2017-11-24</text:p>
          </table:table-cell>
          <table:table-cell office:value-type="string" table:style-name="ce3">
            <text:p>Ta20175019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 السيد إبراهيم القاسمي، كاتب ثقافي، بمهام رئيس مصلحة متابعة المتاحف بإدارة المتاحف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51" table:style-name="ce3">
            <text:p>51</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5" table:style-name="ce3">
            <text:p>15</text:p>
          </table:table-cell>
          <table:table-cell table:style-name="ce3"/>
          <table:table-cell office:value-type="date" office:date-value="2017-11-24T00:00:00" table:style-name="ce4">
            <text:p>2017-11-24</text:p>
          </table:table-cell>
          <table:table-cell office:value-type="string" table:style-name="ce3">
            <text:p>Ta20175021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 السيد صابر الحامي، أستاذ تعليم أول فوق الرتبة، بمهام رئيس مصلحة الاحتراف في الفنون الركحية بإدارة الفنون الركح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2" table:style-name="ce3">
            <text:p>52</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1-24T00:00:00" table:style-name="ce4">
            <text:p>2017-11-24</text:p>
          </table:table-cell>
          <table:table-cell office:value-type="string" table:style-name="ce3">
            <text:p>Ta201750114.pdf</text:p>
          </table:table-cell>
          <table:table-cell office:value-type="string" table:style-name="ce3">
            <text:p>قرار من وزير الشؤون الثقافية مؤرخ في 24 نوفمبر 2017 يتعلق بتسمية كاهية مدير.</text:p>
          </table:table-cell>
          <table:table-cell office:value-type="string" table:style-name="ce5">
            <text:p>بمقتضى قرار من وزير الشؤون الثقافية مؤرخ في 24 نوفمبر 2017.</text:p>
            <text:p>كلفت الآنسة راضية العامري، مستشار ثقافي، بمهام كاهية مدير بمكتب الدراسات والتخطيط والبرمج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3" table:style-name="ce3">
            <text:p>53</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1-24T00:00:00" table:style-name="ce4">
            <text:p>2017-11-24</text:p>
          </table:table-cell>
          <table:table-cell office:value-type="string" table:style-name="ce3">
            <text:p>Ta20175018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صباح الحمزاوي، تقني رئيس، بمهام رئيس مصلحة بمكتب الدراسات والتخطيط والبرمج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4" table:style-name="ce3">
            <text:p>54</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2" table:style-name="ce3">
            <text:p>12</text:p>
          </table:table-cell>
          <table:table-cell table:style-name="ce3"/>
          <table:table-cell office:value-type="date" office:date-value="2017-11-24T00:00:00" table:style-name="ce4">
            <text:p>2017-11-24</text:p>
          </table:table-cell>
          <table:table-cell office:value-type="string" table:style-name="ce3">
            <text:p>Ta201750144.pdf</text:p>
          </table:table-cell>
          <table:table-cell office:value-type="string" table:style-name="ce3">
            <text:p>قرار من وزير الشؤون الثقافية مؤرخ في 24 نوفمبر 2017 يتعلق بتسمية كاهية مدير.</text:p>
          </table:table-cell>
          <table:table-cell office:value-type="string" table:style-name="ce5">
            <text:p>بمقتضى قرار من وزير الشؤون الثقافية مؤرخ في 24 نوفمبر 2017.</text:p>
            <text:p>كلف السيد إلياس الرابحي، حافظ مكتبات أو توثيق، بمهام كاهية مدير المكتبات بإدارة المطالعة العموم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5" table:style-name="ce3">
            <text:p>55</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2" table:style-name="ce3">
            <text:p>12</text:p>
          </table:table-cell>
          <table:table-cell table:style-name="ce3"/>
          <table:table-cell office:value-type="date" office:date-value="2017-11-24T00:00:00" table:style-name="ce4">
            <text:p>2017-11-24</text:p>
          </table:table-cell>
          <table:table-cell office:value-type="string" table:style-name="ce3">
            <text:p>Ta20175023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زبيدة بوعلاقي، مكتبي أو موثق، بمهام رئيس مصلحة المتابعة الفنية والتوزيع بإدارة المطالعة العموم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6" table:style-name="ce3">
            <text:p>56</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1-24T00:00:00" table:style-name="ce4">
            <text:p>2017-11-24</text:p>
          </table:table-cell>
          <table:table-cell office:value-type="string" table:style-name="ce3">
            <text:p>Ta20175016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آمال الحجري، كاتب ثقافي، بمهام رئيس مصلحة الاستشارات القانونية بإدارة الشؤون القانونية والنزاعات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7" table:style-name="ce3">
            <text:p>57</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6" table:style-name="ce3">
            <text:p>16</text:p>
          </table:table-cell>
          <table:table-cell table:style-name="ce3"/>
          <table:table-cell office:value-type="date" office:date-value="2017-11-24T00:00:00" table:style-name="ce4">
            <text:p>2017-11-24</text:p>
          </table:table-cell>
          <table:table-cell office:value-type="string" table:style-name="ce3">
            <text:p>Ta20175020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نسرين بن دخيل، كاتب ثقافي، بمهام رئيس مصلحة الخزينة الوطنية للأفلام بإدارة الفنون السمعية البصر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8" table:style-name="ce3">
            <text:p>58</text:p>
          </table:table-cell>
          <table:table-cell office:value-type="float" office:value="6" table:style-name="ce3">
            <text:p>6</text:p>
          </table:table-cell>
          <table:table-cell office:value-type="float" office:value="1" table:style-name="ce3">
            <text:p>1</text:p>
          </table:table-cell>
          <table:table-cell office:value-type="float" office:value="101" table:style-name="ce3">
            <text:p>101</text:p>
          </table:table-cell>
          <table:table-cell office:value-type="float" office:value="20" table:style-name="ce3">
            <text:p>20</text:p>
          </table:table-cell>
          <table:table-cell table:style-name="ce3"/>
          <table:table-cell office:value-type="date" office:date-value="2017-11-24T00:00:00" table:style-name="ce4">
            <text:p>2017-11-24</text:p>
          </table:table-cell>
          <table:table-cell office:value-type="string" table:style-name="ce3">
            <text:p>Ta201747454.pdf</text:p>
          </table:table-cell>
          <table:table-cell office:value-type="string" table:style-name="ce3">
            <text:p>قرار من وزير الشؤون الثقافية مؤرخ في 24 نوفمبر 2017 يتعلق بإنهاء مهام مدير.</text:p>
          </table:table-cell>
          <table:table-cell office:value-type="string" table:style-name="ce5">
            <text:p>بمقتضى قرار من وزير الشؤون الثقافية مؤرخ في 24 نوفمبر 2017.</text:p>
            <text:p>أنهي تكليف السيدة هالة الوردي، أستاذ محاضر، بمهام مديرة الآداب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59" table:style-name="ce3">
            <text:p>59</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20" table:style-name="ce3">
            <text:p>20</text:p>
          </table:table-cell>
          <table:table-cell table:style-name="ce3"/>
          <table:table-cell office:value-type="date" office:date-value="2017-11-24T00:00:00" table:style-name="ce4">
            <text:p>2017-11-24</text:p>
          </table:table-cell>
          <table:table-cell office:value-type="string" table:style-name="ce3">
            <text:p>Ta201750154.pdf</text:p>
          </table:table-cell>
          <table:table-cell office:value-type="string" table:style-name="ce3">
            <text:p>قرار من وزير الشؤون الثقافية مؤرخ في 24 نوفمبر 2017 يتعلق بتسمية كاهية مدير.</text:p>
          </table:table-cell>
          <table:table-cell office:value-type="string" table:style-name="ce5">
            <text:p>بمقتضى قرار من وزير الشؤون الثقافية مؤرخ في 24 نوفمبر 2017.</text:p>
            <text:p>كلف السيد عماد الطهاري، مستشار ثقافي، بمهام كاهية مدير التشجيع على الإبداع والنشر بإدارة الآداب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60" table:style-name="ce3">
            <text:p>60</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8" table:style-name="ce3">
            <text:p>18</text:p>
          </table:table-cell>
          <table:table-cell table:style-name="ce3"/>
          <table:table-cell office:value-type="date" office:date-value="2017-11-24T00:00:00" table:style-name="ce4">
            <text:p>2017-11-24</text:p>
          </table:table-cell>
          <table:table-cell office:value-type="string" table:style-name="ce3">
            <text:p>Ta201750124.pdf</text:p>
          </table:table-cell>
          <table:table-cell office:value-type="string" table:style-name="ce3">
            <text:p>قرار من وزير الشؤون الثقافية مؤرخ في 24 نوفمبر 2017 يتعلق بتسمية كاهية مدير.</text:p>
          </table:table-cell>
          <table:table-cell office:value-type="string" table:style-name="ce5">
            <text:p>بمقتضى قرار من وزير الشؤون الثقافية مؤرخ في 24 نوفمبر 2017.</text:p>
            <text:p>كلف السيد وليد بنعاسي، مهندس أول، بمهام كاهية مدير المعدات بإدارة الشؤون الإدارية والمالية بالإدارة العامة للمصالح المشترك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61" table:style-name="ce3">
            <text:p>61</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20" table:style-name="ce3">
            <text:p>20</text:p>
          </table:table-cell>
          <table:table-cell table:style-name="ce3"/>
          <table:table-cell office:value-type="date" office:date-value="2017-11-24T00:00:00" table:style-name="ce4">
            <text:p>2017-11-24</text:p>
          </table:table-cell>
          <table:table-cell office:value-type="string" table:style-name="ce3">
            <text:p>Ta20175024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سارة الشابي، كاتب ثقافي، بمهام رئيس مصلحة إفريقيا والعالم العربي بإدارة التعاون الدولي والعلاقات الخارج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62" table:style-name="ce3">
            <text:p>62</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5" table:style-name="ce3">
            <text:p>5</text:p>
          </table:table-cell>
          <table:table-cell table:style-name="ce3"/>
          <table:table-cell office:value-type="date" office:date-value="2017-11-24T00:00:00" table:style-name="ce4">
            <text:p>2017-11-24</text:p>
          </table:table-cell>
          <table:table-cell office:value-type="string" table:style-name="ce3">
            <text:p>Ta201750134.pdf</text:p>
          </table:table-cell>
          <table:table-cell office:value-type="string" table:style-name="ce3">
            <text:p>قرار من وزير الشؤون الثقافية مؤرخ في 24 نوفمبر 2017 يتعلق بتسمية كاهية مدير.</text:p>
          </table:table-cell>
          <table:table-cell office:value-type="string" table:style-name="ce5">
            <text:p>بمقتضى قرار من وزير الشؤون الثقافية مؤرخ في 24 نوفمبر 2017.</text:p>
            <text:p>كلف السيد الأسعد الدربالي، أستاذ تنشيط ثقافي، بمهام كاهية مدير الدراسات والاتصال والاستثمار بإدارة الدراسات والنهوض بالعمل الثقافي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63" table:style-name="ce3">
            <text:p>63</text:p>
          </table:table-cell>
          <table:table-cell office:value-type="float" office:value="6" table:style-name="ce3">
            <text:p>6</text:p>
          </table:table-cell>
          <table:table-cell office:value-type="float" office:value="1" table:style-name="ce3">
            <text:p>1</text:p>
          </table:table-cell>
          <table:table-cell office:value-type="float" office:value="103" table:style-name="ce3">
            <text:p>103</text:p>
          </table:table-cell>
          <table:table-cell office:value-type="float" office:value="1" table:style-name="ce3">
            <text:p>1</text:p>
          </table:table-cell>
          <table:table-cell table:style-name="ce3"/>
          <table:table-cell office:value-type="date" office:date-value="2017-11-24T00:00:00" table:style-name="ce4">
            <text:p>2017-11-24</text:p>
          </table:table-cell>
          <table:table-cell office:value-type="string" table:style-name="ce3">
            <text:p>Ta201750174.pdf</text:p>
          </table:table-cell>
          <table:table-cell office:value-type="string" table:style-name="ce3">
            <text:p>قرار من وزير الشؤون الثقافية مؤرخ في 24 نوفمبر 2017 يتعلق بتسمية رئيس مصلحة.</text:p>
          </table:table-cell>
          <table:table-cell office:value-type="string" table:style-name="ce5">
            <text:p>بمقتضى قرار من وزير الشؤون الثقافية مؤرخ في 24 نوفمبر 2017.</text:p>
            <text:p>كلفت السيدة نعمت بواب، تقني رئيس، بمهام رئيس مصلحة بمكتب الدراسات والتخطيط والبرمج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64" table:style-name="ce3">
            <text:p>64</text:p>
          </table:table-cell>
          <table:table-cell office:value-type="float" office:value="6" table:style-name="ce3">
            <text:p>6</text:p>
          </table:table-cell>
          <table:table-cell office:value-type="float" office:value="1" table:style-name="ce3">
            <text:p>1</text:p>
          </table:table-cell>
          <table:table-cell office:value-type="float" office:value="1" table:style-name="ce3">
            <text:p>1</text:p>
          </table:table-cell>
          <table:table-cell office:value-type="float" office:value="5" table:style-name="ce3">
            <text:p>5</text:p>
          </table:table-cell>
          <table:table-cell table:style-name="ce3"/>
          <table:table-cell office:value-type="date" office:date-value="2017-11-17T00:00:00" table:style-name="ce4">
            <text:p>2017-11-17</text:p>
          </table:table-cell>
          <table:table-cell office:value-type="string" table:style-name="ce3">
            <text:p>Ta201750944.pdf</text:p>
          </table:table-cell>
          <table:table-cell office:value-type="string" table:style-name="ce3">
            <text:p>قرار من وزير الشؤون الثقافية مؤرخ في 17 نوفمبر 2017 يتعلق بتسمية كاهية مدير.</text:p>
          </table:table-cell>
          <table:table-cell office:value-type="string" table:style-name="ce5">
            <text:p>بمقتضى قرار من وزير الشؤون الثقافية مؤرخ في 17 نوفمبر 2017.</text:p>
            <text:p>كلف السيد محمد بشير التواتي، أستاذ تنشيط ثقافي، بمهام كاهية مدير تنفيذ برامج المؤسسات المعنية بالعمل الثقافي ومتابعتها بإدارة مؤسسات العمل الثقافي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65" table:style-name="ce3">
            <text:p>65</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1" table:style-name="ce3">
            <text:p>1</text:p>
          </table:table-cell>
          <table:table-cell table:style-name="ce3"/>
          <table:table-cell office:value-type="date" office:date-value="2017-10-12T00:00:00" table:style-name="ce4">
            <text:p>2017-10-12</text:p>
          </table:table-cell>
          <table:table-cell office:value-type="string" table:style-name="ce3">
            <text:p>Ta201748534.pdf</text:p>
          </table:table-cell>
          <table:table-cell office:value-type="string" table:style-name="ce3">
            <text:p>قرار من وزير الشؤون الثقافية مؤرخ في 12 أكتوبر 2017 يتعلق بتسمية رئيس مصلحة.</text:p>
          </table:table-cell>
          <table:table-cell office:value-type="string" table:style-name="ce5">
            <text:p>بمقتضى قرار من وزير الشؤون الثقافية مؤرخ في 12 أكتوبر 2017.</text:p>
            <text:p>كلف السيد حمزة الحاجي، كاتب ثقافي، بمهام رئيس مصلحة متابعة البرامج الفنية بوحدة التصرف حسب الأهداف لمدينة الثقاف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66" table:style-name="ce3">
            <text:p>66</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9" table:style-name="ce3">
            <text:p>9</text:p>
          </table:table-cell>
          <table:table-cell table:style-name="ce3"/>
          <table:table-cell office:value-type="date" office:date-value="2017-10-12T00:00:00" table:style-name="ce4">
            <text:p>2017-10-12</text:p>
          </table:table-cell>
          <table:table-cell office:value-type="string" table:style-name="ce3">
            <text:p>Ta201748494.pdf</text:p>
          </table:table-cell>
          <table:table-cell office:value-type="string" table:style-name="ce3">
            <text:p>قرار من وزير الشؤون الثقافية مؤرخ في 12 أكتوبر 2017 يتعلق بتسمية رئيس مصلحة.</text:p>
          </table:table-cell>
          <table:table-cell office:value-type="string" table:style-name="ce5">
            <text:p>بمقتضى قرار من وزير الشؤون الثقافية مؤرخ في 12 أكتوبر 2017.</text:p>
            <text:p>كلفت السيدة زهرة محمد الصالح، أستاذ تنشيط ثقافي، بمهام رئيس مصلحة المحافظة والترميم والتوثيق بإدارة الفنون التشكيل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6">
          <table:table-cell office:value-type="float" office:value="67" table:style-name="ce3">
            <text:p>67</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1" table:style-name="ce3">
            <text:p>1</text:p>
          </table:table-cell>
          <table:table-cell table:style-name="ce3"/>
          <table:table-cell office:value-type="date" office:date-value="2017-10-12T00:00:00" table:style-name="ce4">
            <text:p>2017-10-12</text:p>
          </table:table-cell>
          <table:table-cell office:value-type="string" table:style-name="ce3">
            <text:p>Ta201748434.pdf</text:p>
          </table:table-cell>
          <table:table-cell office:value-type="string" table:style-name="ce3">
            <text:p>قرار من وزير الشؤون الثقافية مؤرخ في 12 أكتوبر 2017 يتعلق بتسمية مدير.</text:p>
          </table:table-cell>
          <table:table-cell office:value-type="string" table:style-name="ce5">
            <text:p>بمقتضى قرار من وزير الشؤون الثقافية مؤرخ في 12 أكتوبر 2017.</text:p>
            <text:p>كلف السيد فوزي بن قيراط، مستشار ثقافي، بمهام مدير بوحدة التصرف حسب الأهداف بوزارة الشؤون الثقافية لإنجاز مشروع تطوير التصرف في ميزانية الدولة.</text:p>
            <text:p>عملا بمقتضيات الفصل 5 من الأمر عدد 3503 لسنة 2014 المؤرخ في 17 سبتمبر 2014، تسند للمعني بالأمر خطة وامتيازات مدير إدارة مركز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68" table:style-name="ce3">
            <text:p>68</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8" table:style-name="ce3">
            <text:p>8</text:p>
          </table:table-cell>
          <table:table-cell table:style-name="ce3"/>
          <table:table-cell office:value-type="date" office:date-value="2017-10-12T00:00:00" table:style-name="ce4">
            <text:p>2017-10-12</text:p>
          </table:table-cell>
          <table:table-cell office:value-type="string" table:style-name="ce3">
            <text:p>Ta201748474.pdf</text:p>
          </table:table-cell>
          <table:table-cell office:value-type="string" table:style-name="ce3">
            <text:p>قرار من وزير الشؤون الثقافية مؤرخ في 12 أكتوبر 2017 يتعلق بتسمية كاهية مدير.</text:p>
          </table:table-cell>
          <table:table-cell office:value-type="string" table:style-name="ce5">
            <text:p>بمقتضى قرار من وزير الشؤون الثقافية مؤرخ في 12 أكتوبر 2017.</text:p>
            <text:p>كلف السيد فاخر حكيمة، أستاذ مساعد التعليم العالي، بمهام كاهية مدير الموسيقى بإدارة الموسيقى والرقص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69" table:style-name="ce3">
            <text:p>69</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9" table:style-name="ce3">
            <text:p>9</text:p>
          </table:table-cell>
          <table:table-cell table:style-name="ce3"/>
          <table:table-cell office:value-type="date" office:date-value="2017-10-12T00:00:00" table:style-name="ce4">
            <text:p>2017-10-12</text:p>
          </table:table-cell>
          <table:table-cell office:value-type="string" table:style-name="ce3">
            <text:p>Ta201748504.pdf</text:p>
          </table:table-cell>
          <table:table-cell office:value-type="string" table:style-name="ce3">
            <text:p>قرار من وزير الشؤون الثقافية مؤرخ في 12 أكتوبر 2017 يتعلق بتسمية رئيس مصلحة.</text:p>
          </table:table-cell>
          <table:table-cell office:value-type="string" table:style-name="ce5">
            <text:p>بمقتضى قرار من وزير الشؤون الثقافية مؤرخ في 12 أكتوبر 2017.</text:p>
            <text:p>كلفت السيدة نعيمة التيزاوي، أستاذ تنشيط ثقافي، بمهام رئيس مصلحة المعارض وتنشيط الفنون التشكيلية والرسم الصناعي بإدارة الفنون التشكيل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0" table:style-name="ce3">
            <text:p>70</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9" table:style-name="ce3">
            <text:p>9</text:p>
          </table:table-cell>
          <table:table-cell table:style-name="ce3"/>
          <table:table-cell office:value-type="date" office:date-value="2017-10-12T00:00:00" table:style-name="ce4">
            <text:p>2017-10-12</text:p>
          </table:table-cell>
          <table:table-cell office:value-type="string" table:style-name="ce3">
            <text:p>Ta201748514.pdf</text:p>
          </table:table-cell>
          <table:table-cell office:value-type="string" table:style-name="ce3">
            <text:p>قرار من وزير الشؤون الثقافية مؤرخ في 12 أكتوبر 2017 يتعلق بتسمية رئيس مصلحة.</text:p>
          </table:table-cell>
          <table:table-cell office:value-type="string" table:style-name="ce5">
            <text:p>بمقتضى قرار من وزير الشؤون الثقافية مؤرخ في 12 أكتوبر 2017.</text:p>
            <text:p>كلف السيد محمد الهادي السحباني، كاتب ثقافي، بمهام رئيس مصلحة الاقتناءات والمناظرات الفنية بإدارة الفنون التشكيل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71" table:style-name="ce3">
            <text:p>71</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5" table:style-name="ce3">
            <text:p>5</text:p>
          </table:table-cell>
          <table:table-cell table:style-name="ce3"/>
          <table:table-cell office:value-type="date" office:date-value="2017-10-12T00:00:00" table:style-name="ce4">
            <text:p>2017-10-12</text:p>
          </table:table-cell>
          <table:table-cell office:value-type="string" table:style-name="ce3">
            <text:p>Ta201748524.pdf</text:p>
          </table:table-cell>
          <table:table-cell office:value-type="string" table:style-name="ce3">
            <text:p>قرار من وزير الشؤون الثقافية مؤرخ في 12 أكتوبر 2017 يتعلق بتسمية رئيس مصلحة.</text:p>
          </table:table-cell>
          <table:table-cell office:value-type="string" table:style-name="ce5">
            <text:p>بمقتضى قرار من وزير الشؤون الثقافية مؤرخ في 12 أكتوبر 2017.</text:p>
            <text:p>كلف السيد عبد الحميد فرح، أستاذ أول مميز، بمهام رئيس مصلحة الدراسات والتوثيق بإدارة الدراسات والنهوض بالعمل الثقافي بالإدارة العامة للعمل الثقافي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72" table:style-name="ce3">
            <text:p>72</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18" table:style-name="ce3">
            <text:p>18</text:p>
          </table:table-cell>
          <table:table-cell table:style-name="ce3"/>
          <table:table-cell office:value-type="date" office:date-value="2017-10-12T00:00:00" table:style-name="ce4">
            <text:p>2017-10-12</text:p>
          </table:table-cell>
          <table:table-cell office:value-type="string" table:style-name="ce3">
            <text:p>Ta201748484.pdf</text:p>
          </table:table-cell>
          <table:table-cell office:value-type="string" table:style-name="ce3">
            <text:p>قرار من وزير الشؤون الثقافية مؤرخ في 12 أكتوبر 2017 يتعلق بتسمية كاهية مدير.</text:p>
          </table:table-cell>
          <table:table-cell office:value-type="string" table:style-name="ce5">
            <text:p>بمقتضى قرار من وزير الشؤون الثقافية مؤرخ في 12 أكتوبر 2017.</text:p>
            <text:p>كلف السيد رياض العياري، متصرف رئيس، بمهام كاهية مدير خلية الشؤون الإدارية والمالية والتجهيز والمعدات بوحدة التصرف حسب الأهداف لمدينة الثقاف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3" table:style-name="ce3">
            <text:p>73</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8" table:style-name="ce3">
            <text:p>8</text:p>
          </table:table-cell>
          <table:table-cell table:style-name="ce3"/>
          <table:table-cell office:value-type="date" office:date-value="2017-10-12T00:00:00" table:style-name="ce4">
            <text:p>2017-10-12</text:p>
          </table:table-cell>
          <table:table-cell office:value-type="string" table:style-name="ce3">
            <text:p>Ta201748464.pdf</text:p>
          </table:table-cell>
          <table:table-cell office:value-type="string" table:style-name="ce3">
            <text:p>قرار من وزير الشؤون الثقافية مؤرخ في 12 أكتوبر 2017 يتعلق بتسمية كاهية مدير.</text:p>
          </table:table-cell>
          <table:table-cell office:value-type="string" table:style-name="ce5">
            <text:p>بمقتضى قرار من وزير الشؤون الثقافية مؤرخ في 12 أكتوبر 2017.</text:p>
            <text:p>كلف السيد أحمد الحبيب إيدير، مستشار ثقافي، بمهام كاهية مدير الرقص بإدارة الموسيقى والرقص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4">
          <table:table-cell office:value-type="float" office:value="74" table:style-name="ce3">
            <text:p>74</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10" table:style-name="ce3">
            <text:p>10</text:p>
          </table:table-cell>
          <table:table-cell table:style-name="ce3"/>
          <table:table-cell office:value-type="date" office:date-value="2017-10-12T00:00:00" table:style-name="ce4">
            <text:p>2017-10-12</text:p>
          </table:table-cell>
          <table:table-cell office:value-type="string" table:style-name="ce3">
            <text:p>Ta201748444.pdf</text:p>
          </table:table-cell>
          <table:table-cell office:value-type="string" table:style-name="ce3">
            <text:p>قرار من وزير الشؤون الثقافية مؤرخ في 12 أكتوبر 2017 يتعلق بتسمية مدير.</text:p>
          </table:table-cell>
          <table:table-cell office:value-type="string" table:style-name="ce5">
            <text:p>بمقتضى قرار من وزير الشؤون الثقافية مؤرخ في 12 أكتوبر 2017.</text:p>
            <text:p>كلفت السيدة لمياء البنوني، مستشار المصالح العمومية، بمهام مديرة بوحدة الإحاطة بالمستثمرين بوزارة الشؤون الثقافية.</text:p>
            <text:p>عملا بمقتضيات الفصل 7 من الأمر عدد 4516 لسنة 2014 المؤرخ في 22 ديسمبر 2014، تسند للمعنية بالأمر خطة وامتيازات مدير إدارة مركز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5" table:style-name="ce3">
            <text:p>75</text:p>
          </table:table-cell>
          <table:table-cell office:value-type="float" office:value="6" table:style-name="ce3">
            <text:p>6</text:p>
          </table:table-cell>
          <table:table-cell office:value-type="float" office:value="1" table:style-name="ce3">
            <text:p>1</text:p>
          </table:table-cell>
          <table:table-cell office:value-type="float" office:value="102" table:style-name="ce3">
            <text:p>102</text:p>
          </table:table-cell>
          <table:table-cell office:value-type="float" office:value="5" table:style-name="ce3">
            <text:p>5</text:p>
          </table:table-cell>
          <table:table-cell table:style-name="ce3"/>
          <table:table-cell office:value-type="date" office:date-value="2017-10-12T00:00:00" table:style-name="ce4">
            <text:p>2017-10-12</text:p>
          </table:table-cell>
          <table:table-cell office:value-type="string" table:style-name="ce3">
            <text:p>Ta201748454.pdf</text:p>
          </table:table-cell>
          <table:table-cell office:value-type="string" table:style-name="ce3">
            <text:p>قرار من وزير الشؤون الثقافية مؤرخ في 12 أكتوبر 2017 يتعلق بتسمية مدير.</text:p>
          </table:table-cell>
          <table:table-cell office:value-type="string" table:style-name="ce5">
            <text:p>بمقتضى قرار من وزير الشؤون الثقافية مؤرخ في 12 أكتوبر 2017.</text:p>
            <text:p>كلفت السيدة رانية بوعبسة، مستشار ثقافي، بمهام كاهية مدير الشؤون الإدارية والمالية والتجهيز بالمندوبية الجهوية للشؤون الثقافية بمنوب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12">
          <table:table-cell office:value-type="float" office:value="76" table:style-name="ce3">
            <text:p>76</text:p>
          </table:table-cell>
          <table:table-cell office:value-type="float" office:value="4" table:style-name="ce3">
            <text:p>4</text:p>
          </table:table-cell>
          <table:table-cell office:value-type="float" office:value="1" table:style-name="ce3">
            <text:p>1</text:p>
          </table:table-cell>
          <table:table-cell office:value-type="float" office:value="99" table:style-name="ce3">
            <text:p>99</text:p>
          </table:table-cell>
          <table:table-cell office:value-type="float" office:value="1" table:style-name="ce3">
            <text:p>1</text:p>
          </table:table-cell>
          <table:table-cell office:value-type="float" office:value="1344" table:style-name="ce3">
            <text:p>1344</text:p>
          </table:table-cell>
          <table:table-cell office:value-type="date" office:date-value="2017-12-06T00:00:00" table:style-name="ce4">
            <text:p>2017-12-06</text:p>
          </table:table-cell>
          <table:table-cell office:value-type="string" table:style-name="ce3">
            <text:p>Ta201713443.pdf</text:p>
          </table:table-cell>
          <table:table-cell office:value-type="string" table:style-name="ce3">
            <text:p>أمر حكومي عدد 1344 لسنة 2017 مؤرخ في 6 ديسمبر 2017 يتعلق بضبط مقادير المنحة الوظيفية ومنحة السكن المسندتين لفائدة أعوان التنشيط الثقافي المكلفين بخطة وظيفية.</text:p>
          </table:table-cell>
          <table:table-cell office:value-type="string" table:style-name="ce5">
            <text:p>أمر حكومي عدد 1344 لسنة 2017 مؤرخ في 6 ديسمبر 2017 يتعلق بضبط مقادير المنحة الوظيفية ومنحة السكن المسندتين لفائدة أعوان التنشيط الثقافي المكلفين بخطة وظيفية.</text:p>
            <text:p>إن رئيس الحكومة،</text:p>
            <text:p>باقتراح من وزير الشؤون الثقافية،<text:s/></text:p>
            <text:p>بعد الاطلاع على الدستور،</text:p>
            <text:p>وعلى مجلة المحاسبة العمومية الصادرة بمقتضى القانون عدد 81 لسنة 1973 المؤرخ في 31 ديسمبر 1973 وعلى جميع النصوص التي نقحتها أو تممتها وخاصة القانون عدد 78 لسنة 2016 المؤرخ في 17 ديسمبر 2016 المتعلق بقانون المالية لسنة 2017،</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وتممته وخاصة المرسوم عدد 89 لسنة 2011 المؤرخ في 23 سبتمبر 2011،</text:p>
            <text:p>وعلى القانون عدد 33 لسنة 2015 المؤرخ في 17 أوت 2015 المتعلق بضبط الوظائف المدنية العليا طبقا لأحكام الفصل 92 من الدستور،</text:p>
            <text:p>وعلى المرسوم عدد 121 لسنة 2011 المؤرخ في 17 نوفمبر 2011 المتعلق بالمؤسسات العمومية للعمل الثقافي،</text:p>
            <text:p>وعلى الأمر عدد 622 لسنة 1981 المؤرخ في 9 ماي 1981 المتعلق بالخطط الوظيفية التي يمكن تقديرها في إطار التنشيط الثقافي،</text:p>
            <text:p>وعلى الأمر عدد 722 لسنة 1981 المؤرخ في 20 ماي 1981 المتعلق بضبط مقادير المنحة الوظيفية ومنحة السكن المعينتين لأعوان التنشيط الثقافي المكلفين بخطة وظيفية كما تم تنقيحه بالأمر عدد 484 لسنة 1985 المؤرخ في 27 مارس 1985،</text:p>
            <text:p>وعلى الأمر عدد 1875 لسنة 1996 المؤرخ في 7 أكتوبر 1996 المتعلق بتنظيم وزارة الثقافة، كما تم تنقيحه وإتمامه بالأمر عدد 1885 لسنة 2012 المؤرخ في 11 سبتمبر 2012،</text:p>
            <text:p>وعلى الأمر عدد 2762 لسنة 1999 المؤرخ في 6 ديسمبر 1999 المتعلق بضبط النظام الأساسي الخاص لأعوان سلك المكتبات والتوثيق بالإدارات العمومية،</text:p>
            <text:p>وعلى الأمر عدد 1707 لسنة 2005 المؤرخ في 6 جوان 2005 المتعلق بضبط مشمولات وزارة الثقافة والمحافظة على التراث،</text:p>
            <text:p>وعلى الأمر الحكومي عدد 322 لسنة 2016 المؤرخ في 11 مارس 2016 المتعلق بتفويض بعض صلاحيات رئيس الحكومة إلى وزيرة الثقافة والمحافظة على التراث،</text:p>
            <text:p>وعلى الأمر الرئاسي عدد 107 لسنة 2016 المؤرخ في 27 أوت 2016 المتعلق بتسمية رئيس الحكومة وأعضائها،</text:p>
            <text:p>وعلى الأمر عدد 67 لسنة 2017 المؤرخ في 6 جانفي 2017 المتعلق بضبط النظام الأساسي الخاص بسلك المنشطين الثقافيين التابعين لوزارة الشؤون الثقافية،</text:p>
            <text:p>وعلى الأمر الرئاسي عدد 124 لسنة 2017 المؤرخ في 12 سبتمبر 2017 المتعلق بتسمية أعضاء بالحكومة،</text:p>
            <text:p>وعلى رأي المحكمة الإدارية.</text:p>
            <text:p>يصدر الأمر الحكومي الآتي نصه :</text:p>
            <text:p>الفصل الأول ـ حدد المقدار السنوي للمنحة الوظيفية ومنحة السكن المشار إليها بالفصل 9 من الأمر عدد 622 لسنة 1981 المؤرخ في 9 ماي 1981 طبقا للجدول التالي :</text:p>
            <text:p/>
            <text:p>مقدار المنحة الوظيفية بحساب الدينار<text:s/></text:p>
            <text:p>المؤسسة</text:p>
            <text:p>الخطة الوظيفية الرتبة المقدار السنوي للمنحة لسنة 2018 المقدار السنوي للمنحة لسنة 2019 المقدار السنوي للمنحة لسنة 2020 المقدار السنوي لمنحة السكن</text:p>
            <text:p>دار ثقافة من الصنف الأول مدير أستاذ تنشيط ثقافي أو ما يعادلها أو رتبة من الصنف الفرعي أ3 مع أقدمية 5 سنوات 780 1080 1440 144</text:p>
            <text:p>دار ثقافة من الصنف الثاني مدير أستاذ مساعد للتنشيط الثقافي أو رتبة معادلة 600 900 1200 144</text:p>
            <text:p>مكتبة عمومية من الصنف الأول أمين مكتبة مكتبي أو موثق على الأقل 780 1080 1440 144</text:p>
            <text:p>مكتبة عمومية من الصنف الثاني أمين مكتبة مكتبي مساعد أو موثق مساعد على الأقل 600 900 1200 144</text:p>
            <text:p/>
            <text:p>الفصل 2 ـ تصرف المنح المنصوص عليها بالفصل الأول شهريا وتخضع إلى الحجز بعنوان المساهمة في نظام التقاعد والحيطة الاجتماعية ورأس المال عند الوفاة وللضريبة على الدخل طبقا للتشريع الجاري به العمل.</text:p>
            <text:p>الفصل 3 ـ ألغيت جميع الأحكام السابقة المخالفة لهذا الأمر الحكومي وخاصة الأمر عدد 722 لسنة 1981 المؤرخ في 20 ماي 1981 المتعلق بضبط مقادير المنحة الوظيفية ومنحة السكن المعينتين لأعوان التنشيط الثقافي المكلفين بخطة وظيفية كما تم تنقيحه بالأمر عدد 484 لسنة 1985 المؤرخ في 27 مارس 1985.</text:p>
            <text:p>الفصل 4 ـ وزير الشؤون الثقافية ووزير المالية مكلفان، كل فيما يخصه، بتنفيذ هذا الأمر الحكومي الذي ينشر بالرائد الرسمي للجمهورية التونسية.</text:p>
            <text:p>تونس في 6 ديسمبر 2017.</text:p>
            <text:p/>
            <text:p>الإمضاء المجاور</text:p>
            <text:p>وزير المالية</text:p>
            <text:p>محمد رضا شلغوم<text:s/></text:p>
            <text:p>وزير الشؤون الثقافية<text:s/></text:p>
            <text:p>محمد زين العابدين رئيس الحكومة</text:p>
            <text:p>يوسف الشاهد</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7" table:style-name="ce3">
            <text:p>77</text:p>
          </table:table-cell>
          <table:table-cell office:value-type="float" office:value="4" table:style-name="ce3">
            <text:p>4</text:p>
          </table:table-cell>
          <table:table-cell office:value-type="float" office:value="1" table:style-name="ce3">
            <text:p>1</text:p>
          </table:table-cell>
          <table:table-cell office:value-type="float" office:value="95" table:style-name="ce3">
            <text:p>95</text:p>
          </table:table-cell>
          <table:table-cell office:value-type="float" office:value="1" table:style-name="ce3">
            <text:p>1</text:p>
          </table:table-cell>
          <table:table-cell office:value-type="float" office:value="1296" table:style-name="ce3">
            <text:p>1296</text:p>
          </table:table-cell>
          <table:table-cell office:value-type="date" office:date-value="2017-11-23T00:00:00" table:style-name="ce4">
            <text:p>2017-11-23</text:p>
          </table:table-cell>
          <table:table-cell office:value-type="string" table:style-name="ce3">
            <text:p>Ta201712963.pdf</text:p>
          </table:table-cell>
          <table:table-cell office:value-type="string" table:style-name="ce3">
            <text:p>أمر حكومي عدد 1296 لسنة 2017 مؤرخ في 23 نوفمبر 2017 يتعلق بتسمية مكلف بمأمورية.</text:p>
          </table:table-cell>
          <table:table-cell office:value-type="string" table:style-name="ce5">
            <text:p>بمقتضى أمر حكومي عدد 1296 لسنة 2017 مؤرخ في 23 نوفمبر 2017.</text:p>
            <text:p>سمّي السيد محمد إدريس، أستاذ التعليم العالي، مكلفا بمأمورية بديوان وزير الشؤون الثقافية ابتداء من 12 أكتوبر 2017.</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8" table:style-name="ce3">
            <text:p>78</text:p>
          </table:table-cell>
          <table:table-cell office:value-type="float" office:value="4" table:style-name="ce3">
            <text:p>4</text:p>
          </table:table-cell>
          <table:table-cell office:value-type="float" office:value="1" table:style-name="ce3">
            <text:p>1</text:p>
          </table:table-cell>
          <table:table-cell office:value-type="float" office:value="95" table:style-name="ce3">
            <text:p>95</text:p>
          </table:table-cell>
          <table:table-cell office:value-type="float" office:value="15" table:style-name="ce3">
            <text:p>15</text:p>
          </table:table-cell>
          <table:table-cell office:value-type="float" office:value="1298" table:style-name="ce3">
            <text:p>1298</text:p>
          </table:table-cell>
          <table:table-cell office:value-type="date" office:date-value="2017-11-23T00:00:00" table:style-name="ce4">
            <text:p>2017-11-23</text:p>
          </table:table-cell>
          <table:table-cell office:value-type="string" table:style-name="ce3">
            <text:p>Ta201712983.pdf</text:p>
          </table:table-cell>
          <table:table-cell office:value-type="string" table:style-name="ce3">
            <text:p>أمر حكومي عدد 1298 لسنة 2017 مؤرخ في 23 نوفمبر 2017 يتعلق بتسمية مدير عام.</text:p>
          </table:table-cell>
          <table:table-cell office:value-type="string" table:style-name="ce5">
            <text:p>بمقتضى أمر حكومي عدد 1298 لسنة 2017 مؤرخ في 23 نوفمبر 2017.</text:p>
            <text:p>كلف السيد سمير زقية، أستاذ أول فوق الرتبة للتنشيط الثقافي، بمهام مدير عام الفنون الركحية والفنون السمعية البصرية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79" table:style-name="ce3">
            <text:p>79</text:p>
          </table:table-cell>
          <table:table-cell office:value-type="float" office:value="4" table:style-name="ce3">
            <text:p>4</text:p>
          </table:table-cell>
          <table:table-cell office:value-type="float" office:value="1" table:style-name="ce3">
            <text:p>1</text:p>
          </table:table-cell>
          <table:table-cell office:value-type="float" office:value="95" table:style-name="ce3">
            <text:p>95</text:p>
          </table:table-cell>
          <table:table-cell office:value-type="float" office:value="5" table:style-name="ce3">
            <text:p>5</text:p>
          </table:table-cell>
          <table:table-cell office:value-type="float" office:value="1299" table:style-name="ce3">
            <text:p>1299</text:p>
          </table:table-cell>
          <table:table-cell office:value-type="date" office:date-value="2017-11-23T00:00:00" table:style-name="ce4">
            <text:p>2017-11-23</text:p>
          </table:table-cell>
          <table:table-cell office:value-type="string" table:style-name="ce3">
            <text:p>Ta201712993.pdf</text:p>
          </table:table-cell>
          <table:table-cell office:value-type="string" table:style-name="ce3">
            <text:p>أمر حكومي عدد 1299 لسنة 2017 مؤرخ في 23 نوفمبر 2017 يتعلق بتسمية مدير عام.</text:p>
          </table:table-cell>
          <table:table-cell office:value-type="string" table:style-name="ce5">
            <text:p>بمقتضى أمر حكومي عدد 1299 لسنة 2017 مؤرخ في 23 نوفمبر 2017.</text:p>
            <text:p>كلفت السيدة منيرة بن حليمة، مستشار ثقافي، بمهام مدير عام العمل الثقافي بوزارة الشؤون الثقافية.</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3">
          <table:table-cell office:value-type="float" office:value="80" table:style-name="ce3">
            <text:p>80</text:p>
          </table:table-cell>
          <table:table-cell office:value-type="float" office:value="4" table:style-name="ce3">
            <text:p>4</text:p>
          </table:table-cell>
          <table:table-cell office:value-type="float" office:value="1" table:style-name="ce3">
            <text:p>1</text:p>
          </table:table-cell>
          <table:table-cell office:value-type="float" office:value="95" table:style-name="ce3">
            <text:p>95</text:p>
          </table:table-cell>
          <table:table-cell office:value-type="float" office:value="1" table:style-name="ce3">
            <text:p>1</text:p>
          </table:table-cell>
          <table:table-cell office:value-type="float" office:value="1297" table:style-name="ce3">
            <text:p>1297</text:p>
          </table:table-cell>
          <table:table-cell office:value-type="date" office:date-value="2017-11-23T00:00:00" table:style-name="ce4">
            <text:p>2017-11-23</text:p>
          </table:table-cell>
          <table:table-cell office:value-type="string" table:style-name="ce3">
            <text:p>Ta201712973.pdf</text:p>
          </table:table-cell>
          <table:table-cell office:value-type="string" table:style-name="ce3">
            <text:p>أمر حكومي عدد 1297 لسنة 2017 مؤرخ في 23 نوفمبر 2017 يتعلق بتسمية مكلف بمأمورية.</text:p>
          </table:table-cell>
          <table:table-cell office:value-type="string" table:style-name="ce5">
            <text:p>بمقتضى أمر حكومي عدد 1297 لسنة 2017 مؤرخ في 23 نوفمبر 2017.</text:p>
            <text:p>سمّي السيد خالد العازق، مستشار ثقافي رئيس، مكلفا بمأمورية بديوان وزير الشؤون الثقافية ابتداء من 12 أكتوبر 2017.</text:p>
          </table:table-cell>
          <table:table-cell office:value-type="float" office:value="1" table:style-name="ce3">
            <text:p>1</text:p>
          </table:table-cell>
          <table:table-cell office:value-type="float" office:value="0" table:style-name="ce3">
            <text:p>0</text:p>
          </table:table-cell>
          <table:table-cell table:number-columns-repeated="16372" table:style-name="ce3"/>
        </table:table-row>
        <table:table-row table:style-name="ro13">
          <table:table-cell office:value-type="float" office:value="81" table:style-name="ce3">
            <text:p>81</text:p>
          </table:table-cell>
          <table:table-cell office:value-type="float" office:value="6" table:style-name="ce3">
            <text:p>6</text:p>
          </table:table-cell>
          <table:table-cell office:value-type="float" office:value="1" table:style-name="ce3">
            <text:p>1</text:p>
          </table:table-cell>
          <table:table-cell office:value-type="float" office:value="97" table:style-name="ce3">
            <text:p>97</text:p>
          </table:table-cell>
          <table:table-cell office:value-type="float" office:value="1" table:style-name="ce3">
            <text:p>1</text:p>
          </table:table-cell>
          <table:table-cell table:style-name="ce3"/>
          <table:table-cell office:value-type="date" office:date-value="2017-11-20T00:00:00" table:style-name="ce4">
            <text:p>2017-11-20</text:p>
          </table:table-cell>
          <table:table-cell office:value-type="string" table:style-name="ce3">
            <text:p>Ta201745894.pdf</text:p>
          </table:table-cell>
          <table:table-cell office:value-type="string" table:style-name="ce3">
            <text:p>قرار من الشؤون الثقافية مؤرخ في 20 نوفمبر 2017 يتعلق بفتح مناظرة داخلية بالملفات للترقية إلى رتبة مكتبي أو موثق.</text:p>
          </table:table-cell>
          <table:table-cell office:value-type="string" table:style-name="ce5">
            <text:p>قرار من الشؤون الثقافية مؤرخ في 20 نوفمبر 2017 يتعلق بفتح مناظرة داخلية بالملفات للترقية إلى رتبة مكتبي أو موثق.</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762 لسنة 1999 المؤرخ في 6 ديسمبر 1999 المتعلق بضبط النظام الأساسي الخاص بأعوان سلك المكتبات والتوثيق بالإدارات العمومية،</text:p>
            <text:p>وعلى الأمر الرئاسي عدد 107 لسنة 2016 المؤرخ في 27 أوت 2016 المتعلق بتسمية رئيس الحكومة وأعضائها،</text:p>
            <text:p/>
            <text:p>وعلى قرار وزير الثقافة المؤرخ في 18 ديسمبر 2012 المتعلق بضبط كيفية تنظيم المناظرة الداخلية بالملفات للترقية إلى رتبة مكتبي أو موثق كما تم تنقيحه بالقرار المؤرخ في 19 ماي 2014 والقرار المؤرخ في 8 جوان 2016.</text:p>
            <text:p>قرر ما يلي :</text:p>
            <text:p>الفصل الأول ـ تفتح بوزارة الشؤون الثقافية يوم 14 فيفري 2018 والأيام الموالية مناظرة داخلية بالملفات للترقية إلى رتبة مكتبي أو موثق.</text:p>
            <text:p>الفصل 2 ـ حدد عدد الخطط المراد سد شغورها بخمس وأربعين (45) خطة.</text:p>
            <text:p>الفصل 3 ـ تختم قائمة الترشحات يوم 29 ديسمبر 2017.</text:p>
            <text:p>الفصل 4 ـ ينشر هذا القرار بالرائد الرسمي للجمهورية التونسية.</text:p>
            <text:p>تونس في 20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82" table:style-name="ce3">
            <text:p>82</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04.pdf</text:p>
          </table:table-cell>
          <table:table-cell office:value-type="string" table:style-name="ce3">
            <text:p>قرار من وزير الشؤون الثقافية مؤرخ في 17 نوفمبر 2017 يتعلق بفتح مناظرة داخلية بالملفات للترقية إلى رتبة مكتبي مساعد أو موثق مساعد.</text:p>
          </table:table-cell>
          <table:table-cell office:value-type="string" table:style-name="ce5">
            <text:p>قرار من وزير الشؤون الثقافية مؤرخ في 17 نوفمبر 2017 يتعلق بفتح مناظرة داخلية بالملفات للترقية إلى رتبة مكتبي مساعد أو موثق مساعد.</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762 لسنة 1999 المؤرخ في 6 ديسمبر 1999 المتعلق بضبط النظام الأساسي الخاص بأعوان سلك المكتبات والتوثيق بالإدارات العمومية،</text:p>
            <text:p>وعلى الأمر الرئاسي عدد 107 لسنة 2016 المؤرخ في 27 أوت 2016 المتعلق بتسمية رئيس الحكومة وأعضائها،</text:p>
            <text:p>وعلى قرار وزير الثقافة المؤرخ في 18 ديسمبر 2012 المتعلق بضبط كيفية تنظيم المناظرة الداخلية بالملفات للترقية إلى رتبة مكتبي مساعد أو موثق مساعد كما تم تنقيحه بالقرار المؤرخ في 2 جوان 2015 والقرار المؤرخ في 8 جوان 2016.</text:p>
            <text:p>قرر ما يلي :</text:p>
            <text:p>الفصل الأول ـ تفتح بوزارة الشؤون الثقافية يوم 6 فيفري 2018 والأيام الموالية مناظرة داخلية بالملفات للترقية إلى رتبة مكتبي مساعد أو موثق مساعد.</text:p>
            <text:p>الفصل 2 ـ حدد عدد الخطط المراد سد شغورها بتسع (9) خطط.</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83" table:style-name="ce3">
            <text:p>83</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84.pdf</text:p>
          </table:table-cell>
          <table:table-cell office:value-type="string" table:style-name="ce3">
            <text:p>قرار من وزير الشؤون الثقافية مؤرخ في 17 نوفمبر 2017 يتعلق بفتح مناظرة داخلية بالملفات للترقية إلى رتبة ملحق إدارة بالسلك الإداري المشترك للإدارات العمومية.</text:p>
          </table:table-cell>
          <table:table-cell office:value-type="string" table:style-name="ce5">
            <text:p>قرار من وزير الشؤون الثقافية مؤرخ في 17 نوفمبر 2017 يتعلق بفتح مناظرة داخلية بالملفات للترقية إلى رتبة ملحق إدارة بالسلك الإداري المشترك للإدارات العمومية.</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834 لسنة 1998 المؤرخ في 13 أفريل 1998 المتعلق بضبط النظام الأساسي الخاص بالسلك الإداري المشترك للإدارات العمومية وعلى جميع النصوص التي نقحته<text:s/></text:p>
            <text:p>أو تممته وخاصة الأمر عدد 559 لسنة 2008 المؤرخ في 4 مارس 2008 والأمر عدد 2362 لسنة 2012 المؤرخ في 10 أكتوبر 2012،</text:p>
            <text:p>وعلى الأمر الرئاسي عدد 107 لسنة 2016 المؤرخ في 27 أوت 2016 المتعلق بتسمية رئيس الحكومة وأعضائها،</text:p>
            <text:p>وعلى قرار رئيس الحكومة المؤرخ في 1 أوت 2012 المتعلق بضبط كيفية تنظيم المناظرة الداخلية بالملفات للترقية إلى رتبة ملحق إدارة بالسلك الإداري المشترك للإدارات العمومية، وعلى جميع النصوص التي تممته أو نقحته وخاصة القرار المؤرخ في 20 نوفمبر 2015.</text:p>
            <text:p>قرر ما يلي :</text:p>
            <text:p>الفصل الأول ـ تفتح بوزارة الشؤون الثقافية يوم 26 جانفي 2018 والأيام الموالية مناظرة داخلية بالملفات للترقية إلى رتبة ملحق إدارة بالسلك الإداري المشترك للإدارات العمومية.</text:p>
            <text:p>الفصل 2 ـ حدد عدد الخطط المراد سد شغورها بأربع (4) خطط.</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84" table:style-name="ce3">
            <text:p>84</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94.pdf</text:p>
          </table:table-cell>
          <table:table-cell office:value-type="string" table:style-name="ce3">
            <text:p>قرار من وزير الشؤون الثقافية مؤرخ في 17 نوفمبر 2017 يتعلق بفتح مناظرة داخلية بالملفات للترقية إلى رتبة معاون مكتبي أو معاون موثق.</text:p>
          </table:table-cell>
          <table:table-cell office:value-type="string" table:style-name="ce5">
            <text:p>قرار من وزير الشؤون الثقافية مؤرخ في 17 نوفمبر 2017 يتعلق بفتح مناظرة داخلية بالملفات للترقية إلى رتبة معاون مكتبي أو معاون موثق.</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762 لسنة 1999 المؤرخ في 6 ديسمبر 1999 المتعلق بضبط النظام الأساسي الخاص بأعوان سلك المكتبات والتوثيق بالإدارات العمومية،</text:p>
            <text:p>وعلى الأمر الرئاسي عدد 107 لسنة 2016 المؤرخ في 27 أوت 2016 المتعلق بتسمية رئيس الحكومة وأعضائها،</text:p>
            <text:p>وعلى قرار وزير الثقافة المؤرخ في 12 ماي 2014 المتعلق بضبط كيفية تنظيم المناظرة الداخلية بالملفات للترقية إلى رتبة معاون مكتبي أو معاون موثق.</text:p>
            <text:p>قرر ما يلي :</text:p>
            <text:p>الفصل الأول ـ تفتح بوزارة الشؤون الثقافية يوم 12 فيفري 2018 والأيام الموالية مناظرة داخلية بالملفات للترقية إلى رتبة معاون مكتبي أو معاون موثق.</text:p>
            <text:p>الفصل 2 ـ حدد عدد الخطط المراد سد شغورها بخمس وعشرين (25)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85" table:style-name="ce3">
            <text:p>85</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94.pdf</text:p>
          </table:table-cell>
          <table:table-cell office:value-type="string" table:style-name="ce3">
            <text:p>قرار من وزير الشؤون الثقافية مؤرخ في 17 نوفمبر 2017 يتعلق بفتح مناظرة داخلية بالاختبارات التطبيقية للترقية إلى رتبة أستاذ أول لتعليم الموسيقى.</text:p>
          </table:table-cell>
          <table:table-cell office:value-type="string" table:style-name="ce5">
            <text:p>قرار من وزير الشؤون الثقافية مؤرخ في 17 نوفمبر 2017 يتعلق بفتح مناظرة داخلية بالاختبارات التطبيقية للترقية إلى رتبة أستاذ أول لتعليم الموسيقى.</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487 لسنة 2000 المؤرخ في 31 أكتوبر 2000 المتعلق بضبط النظام الأساسي الخاص بأعوان التفقد البيداغوجي ومدرسي الموسيقى بوزارة الثقافة،</text:p>
            <text:p>وعلى الأمر الرئاسي عدد 107 لسنة 2016 المؤرخ في 27 أوت 2016 المتعلق بتسمية رئيس الحكومة وأعضائها،</text:p>
            <text:p>وعلى قرار وزير الثقافة والشباب والترفيه المؤرخ في 12 جوان 2004 المتعلق بضبط كيفية تنظيم المناظرة الداخلية بالاختبارات التطبيقية للترقية إلى رتبة أستاذ أول لتعليم الموسيقى.</text:p>
            <text:p>قرر ما يلي :</text:p>
            <text:p>الفصل الأول ـ تفتح بوزارة الشؤون الثقافية يوم 13 فيفري 2018 والأيام الموالية مناظرة داخلية بالاختبارات التطبيقية للترقية إلى رتبة أستاذ أول لتعليم الموسيقى.</text:p>
            <text:p>الفصل 2 ـ حدد عدد الخطط المراد سد شغورها بتسع (9) خطط.<text:s/></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5">
          <table:table-cell office:value-type="float" office:value="86" table:style-name="ce3">
            <text:p>86</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04.pdf</text:p>
          </table:table-cell>
          <table:table-cell office:value-type="string" table:style-name="ce3">
            <text:p>قرار من وزير الشؤون الثقافية مؤرخ في 17 نوفمبر 2017 يتعلق بفتح مناظرة داخلية بالملفات للترقية إلى رتبة مهندس رئيس بالسلك المشترك لمهندسي الإدارات العمومية.</text:p>
          </table:table-cell>
          <table:table-cell office:value-type="string" table:style-name="ce5">
            <text:p>قرار من وزير الشؤون الثقافية مؤرخ في 17 نوفمبر 2017 يتعلق بفتح مناظرة داخلية بالملفات للترقية إلى رتبة مهندس رئيس بالسلك المشترك لمهندسي الإدارات العمومية.</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819 لسنة 1999 المؤرخ في 12 أفريل 1999 المتعلق بضبط النظام الأساسي الخاص بالسلك المشترك لمهندسي الإدارات العمومية كما تم إتمامه بالأمر عدد 113 لسنة 2009 المؤرخ في 21 جانفي 2009 والأمر عدد 2285 لسنة 2014 المؤرخ في 30 جوان 2014،</text:p>
            <text:p>وعلى الأمر الرئاسي عدد 107 لسنة 2016 المؤرخ في 27 أوت 2016 المتعلق بتسمية رئيس الحكومة وأعضائها،</text:p>
            <text:p>وعلى قرار وزير الثقافة والمحافظة على التراث المؤرخ في 14 جوان 2007 المتعلق بضبط كيفية تنظيم المناظرة الداخلية بالملفات للترقية إلى رتبة مهندس رئيس بالسلك المشترك لمهندسي الإدارات العمومية.</text:p>
            <text:p>قرر ما يلي :</text:p>
            <text:p>الفصل الأول ـ تفتح بوزارة الشؤون الثقافية يوم 31 جانفي 2018 والأيام الموالية مناظرة داخلية بالملفات للترقية إلى رتبة مهندس رئيس بالسلك المشترك لمهندسي الإدارات العمومية.</text:p>
            <text:p>الفصل 2 ـ حدد عدد الخطط المراد سد شغورها بخطتين (2).</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6">
          <table:table-cell office:value-type="float" office:value="87" table:style-name="ce3">
            <text:p>87</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84.pdf</text:p>
          </table:table-cell>
          <table:table-cell office:value-type="string" table:style-name="ce3">
            <text:p>قرار من وزير الشؤون الثقافية مؤرخ في 17 نوفمبر 2017 يتعلق بفتح امتحان مهني بالاختبارات لإدماج العملة المنتمين للصنفين 3 و4 في رتبة عون ثقافي.</text:p>
          </table:table-cell>
          <table:table-cell office:value-type="string" table:style-name="ce5">
            <text:p>قرار من وزير الشؤون الثقافية مؤرخ في 17 نوفمبر 2017 يتعلق بفتح امتحان مهني بالاختبارات لإدماج العملة المنتمين للصنفين 3 و4 في رتبة عون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216 لسنة 1985 المؤرخ في 5 أكتوبر 1985 المتعلق بضبط شروط إدماج بعض العملة ضمن إطارات الموظفين،</text:p>
            <text:p>وعلى الأمر عدد 2509 لسنة 1998 المؤرخ في 18 ديسمبر 1998 المتعلق بضبط النظام الأساسي الخاص بسلك عملة الدولة والجماعات المحلية والمؤسسات العمومية ذات الصبغة الإدارية،</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ة الثقافة والمحافظة على التراث المؤرخ في 8 جوان 2016 المتعلق بضبط كيفية تنظيم الامتحان المهني بالاختبارات لإدماج العملة المنتمين للصنفين 3 و 4 في رتبة عون ثقافي.</text:p>
            <text:p>قرر ما يلي :</text:p>
            <text:p>الفصل الأول ـ يفتح بوزارة الشؤون الثقافية يوم 15 فيفري 2018 والأيام الموالية امتحان مهني بالاختبارات لإدماج العملة المنتمين للصنفين 3 و 4 في رتبة عون ثقافي.</text:p>
            <text:p>الفصل 2 ـ حدد عدد الخطط المراد سد شغورها بثلاثين (30)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88" table:style-name="ce3">
            <text:p>88</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704.pdf</text:p>
          </table:table-cell>
          <table:table-cell office:value-type="string" table:style-name="ce3">
            <text:p>قرار من وزير الشؤون الثقافية مؤرخ في 17 نوفمبر 2017 يتعلق بفتح مناظرة داخلية بالاختبارات للترقية إلى رتبة أستاذ تعليم الموسيقى مرحلة أولى.</text:p>
          </table:table-cell>
          <table:table-cell office:value-type="string" table:style-name="ce5">
            <text:p>قرار من وزير الشؤون الثقافية مؤرخ في 17 نوفمبر 2017 يتعلق بفتح مناظرة داخلية بالاختبارات للترقية إلى رتبة أستاذ تعليم الموسيقى مرحلة أولى.</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487 لسنة 2000 المؤرخ في 31 أكتوبر 2000 المتعلق بضبط النظام الأساسي الخاص بأعوان التفقد البيداغوجي ومدرسي الموسيقى بوزارة الثقافة،</text:p>
            <text:p>وعلى الأمر الرئاسي عدد 107 لسنة 2016 المؤرخ في 27 أوت 2016 المتعلق بتسمية رئيس الحكومة وأعضائها،</text:p>
            <text:p>وعلى قرار وزير الشؤون الثقافية المؤرخ في 29 نوفمبر 2016 المتعلق بضبط كيفية تنظيم المناظرة الداخلية بالاختبارات للترقية إلى رتبة أستاذ تعليم الموسيقى مرحلة أولى.</text:p>
            <text:p>قرر ما يلي :</text:p>
            <text:p>الفصل الأول ـ تفتح بوزارة الشؤون الثقافية يوم 9 فيفري 2018 والأيام الموالية مناظرة داخلية بالاختبارات للترقية إلى رتبة أستاذ تعليم الموسيقى مرحلة أولى.</text:p>
            <text:p>الفصل 2 ـ حدد عدد الخطط المراد سد شغورها بخطتين (2).</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89" table:style-name="ce3">
            <text:p>89</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64.pdf</text:p>
          </table:table-cell>
          <table:table-cell office:value-type="string" table:style-name="ce3">
            <text:p>قرار من وزير الشؤون الثقافية مؤرخ في 17 نوفمبر 2017 يتعلق بفتح مناظرة داخلية بالملفات للترقية إلى رتبة مستكتب ثقافي.</text:p>
          </table:table-cell>
          <table:table-cell office:value-type="string" table:style-name="ce5">
            <text:p>قرار من وزير الشؤون الثقافية مؤرخ في 17 نوفمبر 2017 يتعلق بفتح مناظرة داخلية بالملفات للترقية إلى رتبة مستكتب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s/></text:p>
            <text:p>وعلى الأمر الرئاسي عدد 107 لسنة 2016 المؤرخ في 27 أوت 2016 المتعلق بتسمية رئيس الحكومة وأعضائها،</text:p>
            <text:p>وعلى قرار وزير الشؤون الثقافية المؤرخ في 29 نوفمبر 2016 المتعلق بضبط كيفية تنظيم المناظرة الداخلية بالملفات للترقية إلى رتبة مستكتب ثقافي.</text:p>
            <text:p>قرر ما يلي :</text:p>
            <text:p>الفصل الأول ـ تفتح بوزارة الشؤون الثقافية يوم 2 فيفري 2018 والأيام الموالية مناظرة داخلية بالملفات للترقية إلى رتبة مستكتب ثقافي.</text:p>
            <text:p>الفصل 2 ـ حدد عدد الخطط المراد سد شغورها بخطتين (2).</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ext:p>الطباعة<text:s text:c="2"/></text:p>
            <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90" table:style-name="ce3">
            <text:p>90</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64.pdf</text:p>
          </table:table-cell>
          <table:table-cell office:value-type="string" table:style-name="ce3">
            <text:p>قرار من وزير الشؤون الثقافية مؤرخ في 17 نوفمبر 2017 يتعلق بفتح مناظرة داخلية بالملفات للترقية إلى رتبة محلل مركزي بسلك محللي وتقنيي الإعلامية للإدارات العمومية.</text:p>
          </table:table-cell>
          <table:table-cell office:value-type="string" table:style-name="ce5">
            <text:p>قرار من وزير الشؤون الثقافية مؤرخ في 17 نوفمبر 2017 يتعلق بفتح مناظرة داخلية بالملفات للترقية إلى رتبة محلل مركزي بسلك محللي وتقنيي الإعلامية للإدارات العمومية.</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365 لسنة 1999 المؤرخ في 15 فيفري 1999 المتعلق بضبط النظام الأساسي الخاص بسلك محللي وتقنيي الإعلامية للإدارات العمومية كما تم إتمامه بالأمر عدد 112 لسنة 2009 المؤرخ في 21 جانفي 2009،</text:p>
            <text:p>وعلى الأمر الرئاسي عدد 107 لسنة 2016 المؤرخ في 27 أوت 2016 المتعلق بتسمية رئيس الحكومة وأعضائها،</text:p>
            <text:p>وعلى قرار وزيرة الثقافة والمحافظة على التراث المؤرخ في 14 أفريل 2015 المتعلق بضبط كيفية تنظيم المناظرة الداخلية بالملفات للترقية إلى رتبة محلل مركزي بسلك محللي وتقنيي الإعلامية للإدارات العمومية.</text:p>
            <text:p>قرر ما يلي :</text:p>
            <text:p>الفصل الأول ـ تفتح بوزارة الشؤون الثقافية يوم 26 جانفي 2018 والأيام الموالية مناظرة داخلية بالملفات للترقية إلى رتبة محلل مركزي بسلك محللي وتقنيي الإعلامية للإدارات العمومية.</text:p>
            <text:p>الفصل 2 ـ حدد عدد الخطط المراد سد شغورها بخطتين (2).</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91" table:style-name="ce3">
            <text:p>91</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44.pdf</text:p>
          </table:table-cell>
          <table:table-cell office:value-type="string" table:style-name="ce3">
            <text:p>قرار من وزير الشؤون الثقافية مؤرخ في 17 نوفمبر 2017 يتعلق بفتح مناظرة داخلية بالملفات للترقية إلى رتبة متصرف في الوثائق والأرشيف بسلك المتصرفين في الوثائق والأرشيف.</text:p>
          </table:table-cell>
          <table:table-cell office:value-type="string" table:style-name="ce5">
            <text:p>قرار من وزير الشؤون الثقافية مؤرخ في 17 نوفمبر 2017 يتعلق بفتح مناظرة داخلية بالملفات للترقية إلى رتبة متصرف في الوثائق والأرشيف بسلك المتصرفين في الوثائق والأرشيف.</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675 لسنة 1999 المؤرخ في 29 مارس 1999 المتعلق بضبط النظام الأساسي الخاص بسلك المتصرفين في الوثائق والأرشيف كما تم تنقيحه وإتمامه بالأمر عدد 1036 لسنة 1999 المؤرخ في 17 ماي 1999 والأمر عدد 810 لسنة 2003 المؤرخ في 7 أفريل 2003،<text:s/></text:p>
            <text:p>وعلى الأمر الرئاسي عدد 107 لسنة 2016 المؤرخ في 27 أوت 2016 المتعلق بتسمية رئيس الحكومة وأعضائها،</text:p>
            <text:p>وعلى قرار رئيس الحكومة المؤرخ في 22 نوفمبر 2016 المتعلق بضبط كيفية تنظيم المناظرة الداخلية بالملفات للترقية إلى رتبة متصرف في الوثائق والأرشيف بسلك المتصرفين في الوثائق والأرشيف.</text:p>
            <text:p>قرر ما يلي :</text:p>
            <text:p>الفصل الأول ـ تفتح بوزارة الشؤون الثقافية يوم 30 جانفي 2018 والأيام الموالية مناظرة داخلية بالملفات للترقية إلى رتبة متصرف في الوثائق والأرشيف بسلك المتصرفين في الوثائق والأرشيف.</text:p>
            <text:p>الفصل 2 ـ حدد عدد الخطط المراد سد شغورها بخمس (5) خطط.</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5">
          <table:table-cell office:value-type="float" office:value="92" table:style-name="ce3">
            <text:p>92</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54.pdf</text:p>
          </table:table-cell>
          <table:table-cell office:value-type="string" table:style-name="ce3">
            <text:p>قرار من وزير الشؤون الثقافية مؤرخ في 17 نوفمبر 2017 يتعلق بفتح مناظرة داخلية بالملفات للترقية إلى رتبة حافظ مكتبات أو توثيق.</text:p>
          </table:table-cell>
          <table:table-cell office:value-type="string" table:style-name="ce5">
            <text:p>قرار من وزير الشؤون الثقافية مؤرخ في 17 نوفمبر 2017 يتعلق بفتح مناظرة داخلية بالملفات للترقية إلى رتبة حافظ مكتبات أو توثيق.</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762 لسنة 1999 المؤرخ في 6 ديسمبر 1999 المتعلق بضبط النظام الأساسي الخاص بأعوان سلك المكتبات والتوثيق بالإدارات العمومية،</text:p>
            <text:p>وعلى الأمر الرئاسي عدد 107 لسنة 2016 المؤرخ في 27 أوت 2016 المتعلق بتسمية رئيس الحكومة وأعضائها،</text:p>
            <text:p>وعلى قرار وزير الثقافة المؤرخ في 18 ديسمبر 2012 المتعلق بضبط كيفية تنظيم المناظرة الداخلية بالملفات للترقية إلى رتبة حافظ مكتبات أو توثيق كما تم تنقيحه بالقرار المؤرخ في 2 جوان 2015 والقرار المؤرخ في 8 جوان 2016.</text:p>
            <text:p>قرر ما يلي :</text:p>
            <text:p>الفصل الأول ـ تفتح بوزارة الشؤون الثقافية يوم 13 فيفري 2018 والأيام الموالية مناظرة داخلية بالملفات للترقية إلى رتبة حافظ مكتبات أو توثيق.</text:p>
            <text:p>الفصل 2 ـ حدد عدد الخطط المراد سد شغورها بتسعة وأربعين (49)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5">
          <table:table-cell office:value-type="float" office:value="93" table:style-name="ce3">
            <text:p>93</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494.pdf</text:p>
          </table:table-cell>
          <table:table-cell office:value-type="string" table:style-name="ce3">
            <text:p>قرار من وزير الشؤون الثقافية مؤرخ في 17 نوفمبر 2017 يتعلق بفتح مناظرة داخلية بالملفات للترقية إلى رتبة متصرف عام بالسلك الإداري المشترك</text:p>
          </table:table-cell>
          <table:table-cell office:value-type="string" table:style-name="ce5">
            <text:p>قرار من وزير الشؤون الثقافية مؤرخ في 17 نوفمبر 2017 يتعلق بفتح مناظرة داخلية بالملفات للترقية إلى رتبة متصرف عام بالسلك الإداري المشترك للإدارات العمومية.</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834 لسنة 1998 المؤرخ في 13 أفريل 1998 المتعلق بضبط النظام الأساسي الخاص بالسلك الإداري المشترك للإدارات العمومية وعلى جميع النصوص التي نقحته<text:s/></text:p>
            <text:p>أو تممته وخاصة الأمر عدد 559 لسنة 2008 المؤرخ في 4 مارس 2008 والأمر عدد 2362 لسنة 2012 المؤرخ في 10 أكتوبر 2012،</text:p>
            <text:p>وعلى الأمر الرئاسي عدد 107 لسنة 2016 المؤرخ في 27 أوت 2016 المتعلق بتسمية رئيس الحكومة وأعضائها،</text:p>
            <text:p>وعلى قرار رئيس الحكومة المؤرخ في 16 أفريل 2013 المتعلق بضبط كيفية تنظيم المناظرة الداخلية بالملفات للترقية إلى رتبة متصرف عام بالسلك الإداري المشترك للإدارات العمومية.</text:p>
            <text:p>قرر ما يلي :</text:p>
            <text:p>الفصل الأول ـ تفتح بوزارة الشؤون الثقافية يوم 25 جانفي 2018 والأيام الموالية مناظرة داخلية بالملفات للترقية إلى رتبة متصرف عام بالسلك الإداري المشترك للإدارات العمومية.</text:p>
            <text:p>الفصل 2 ـ حدد عدد الخطط المراد سد شغورها بخطة (1) واحدة.</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7">
          <table:table-cell office:value-type="float" office:value="94" table:style-name="ce3">
            <text:p>94</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34.pdf</text:p>
          </table:table-cell>
          <table:table-cell office:value-type="string" table:style-name="ce3">
            <text:p>قرار من وزير الشؤون الثقافية مؤرخ في 17 نوفمبر 2017 يتعلق بفتح مناظرة داخلية بالملفات للترقية إلى رتبة كاتب ثقافي مساعد.</text:p>
          </table:table-cell>
          <table:table-cell office:value-type="string" table:style-name="ce5">
            <text:p>قرار من وزير الشؤون الثقافية مؤرخ في 17 نوفمبر 2017 يتعلق بفتح مناظرة داخلية بالملفات للترقية إلى رتبة كاتب ثقافي مساعد.</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 الثقافة المؤرخ في 12 ماي 2014 المتعلق بضبط كيفية تنظيم المناظرة الداخلية بالملفات للترقية إلى رتبة كاتب ثقافي مساعد.</text:p>
            <text:p>قرر ما يلي :</text:p>
            <text:p>الفصل الأول ـ تفتح بوزارة الشؤون الثقافية يوم 2 فيفري 2018 والأيام الموالية مناظرة داخلية بالملفات للترقية إلى رتبة كاتب ثقافي مساعد.</text:p>
            <text:p>الفصل 2 ـ حدد عدد الخطط المراد سد شغورها بتسع (9) خطط.</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95" table:style-name="ce3">
            <text:p>95</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14.pdf</text:p>
          </table:table-cell>
          <table:table-cell office:value-type="string" table:style-name="ce3">
            <text:p>قرار من وزير الشؤون الثقافية مؤرخ في 17 نوفمبر 2017 يتعلق بفتح مناظرة داخلية بالملفات للترقية إلى رتبة مستشار ثقافي.</text:p>
          </table:table-cell>
          <table:table-cell office:value-type="string" table:style-name="ce5">
            <text:p>قرار من وزير الشؤون الثقافية مؤرخ في 17 نوفمبر 2017 يتعلق بفتح مناظرة داخلية بالملفات للترقية إلى رتبة مستشار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 الثقافة المؤرخ في 18 ديسمبر 2012 المتعلق بضبط كيفية تنظيم المناظرة الداخلية بالملفات للترقية إلى رتبة مستشار ثقافي كما تم تنقيحه بالقرار المؤرخ في 19 ماي 2014 والقرار المؤرخ في 8 جوان 2016.</text:p>
            <text:p>قرر ما يلي :</text:p>
            <text:p>الفصل الأول ـ تفتح بوزارة الشؤون الثقافية يوم 7 فيفري 2018 والأيام الموالية مناظرة داخلية بالملفات للترقية إلى رتبة مستشار ثقافي.</text:p>
            <text:p>الفصل 2 ـ حدد عدد الخطط المراد سد شغورها بثماني عشرة (18)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7">
          <table:table-cell office:value-type="float" office:value="96" table:style-name="ce3">
            <text:p>96</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44.pdf</text:p>
          </table:table-cell>
          <table:table-cell office:value-type="string" table:style-name="ce3">
            <text:p>قرار من وزير الشؤون الثقافية مؤرخ في 17 نوفمبر 2017 يتعلق بفتح مناظرة داخلية بالملفات للترقية إلى رتبة ملحق ثقافي.</text:p>
          </table:table-cell>
          <table:table-cell office:value-type="string" table:style-name="ce5">
            <text:p>قرار من وزير الشؤون الثقافية مؤرخ في 17 نوفمبر 2017 يتعلق بفتح مناظرة داخلية بالملفات للترقية إلى رتبة ملحق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 الثقافة المؤرخ في 12 ماي 2014 المتعلق بضبط كيفية تنظيم المناظرة الداخلية بالملفات للترقية إلى رتبة ملحق ثقافي.</text:p>
            <text:p>قرر ما يلي :</text:p>
            <text:p>الفصل الأول ـ تفتح بوزارة الشؤون الثقافية يوم 5 فيفري 2018 والأيام الموالية مناظرة داخلية بالملفات للترقية إلى رتبة ملحق ثقافي.</text:p>
            <text:p>الفصل 2 ـ حدد عدد الخطط المراد سد شغورها بعشرين (20)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6">
          <table:table-cell office:value-type="float" office:value="97" table:style-name="ce3">
            <text:p>97</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54.pdf</text:p>
          </table:table-cell>
          <table:table-cell office:value-type="string" table:style-name="ce3">
            <text:p>قرار من وزير الشؤون الثقافية مؤرخ في 17 نوفمبر 2017 يتعلق بفتح امتحان مهني بالاختبارات لإدماج العملة المنتمين للصنفين 8 و9 في رتبة ملحق ثقافي.</text:p>
          </table:table-cell>
          <table:table-cell office:value-type="string" table:style-name="ce5">
            <text:p>قرار من وزير الشؤون الثقافية مؤرخ في 17 نوفمبر 2017 يتعلق بفتح امتحان مهني بالاختبارات لإدماج العملة المنتمين للصنفين 8 و9 في رتبة ملحق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216 لسنة 1985 المؤرخ في 5 أكتوبر 1985 المتعلق بضبط شروط إدماج بعض العملة ضمن إطارات الموظفين،</text:p>
            <text:p>وعلى الأمر عدد 2509 لسنة 1998 المؤرخ في 18 ديسمبر 1998 المتعلق بضبط النظام الأساسي الخاص بسلك عملة الدولة والجماعات المحلية والمؤسسات العمومية ذات الصبغة الإدارية،</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 الثقافة المؤرخ في 15 ماي 2013 المتعلق بضبط كيفية تنظيم الامتحان المهني بالاختبارات لإدماج العملة المنتمين للصنفين 8 و 9 في رتبة ملحق ثقافي.</text:p>
            <text:p>قرر ما يلي :</text:p>
            <text:p>الفصل الأول ـ يفتح بوزارة الشؤون الثقافية يوم 15 فيفري 2018 والأيام الموالية امتحان مهني بالاختبارات لإدماج العملة المنتمين للصنفين 8 و9 في رتبة ملحق ثقافي.</text:p>
            <text:p>الفصل 2 ـ حدد عدد الخطط المراد سد شغورها بعشر (10) خطط.</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6">
          <table:table-cell office:value-type="float" office:value="98" table:style-name="ce3">
            <text:p>98</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74.pdf</text:p>
          </table:table-cell>
          <table:table-cell office:value-type="string" table:style-name="ce3">
            <text:p>قرار من وزير الشؤون الثقافية مؤرخ في 17 نوفمبر 2017 يتعلق بفتح امتحان مهني بالاختبارات لإدماج العملة المنتمين للأصناف 5 و6 و7 في رتبة مستكتب ثقافي.</text:p>
          </table:table-cell>
          <table:table-cell office:value-type="string" table:style-name="ce5">
            <text:p>قرار من وزير الشؤون الثقافية مؤرخ في 17 نوفمبر 2017 يتعلق بفتح امتحان مهني بالاختبارات لإدماج العملة المنتمين للأصناف 5 و6 و7 في رتبة مستكتب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216 لسنة 1985 المؤرخ في 5 أكتوبر 1985 المتعلق بضبط شروط إدماج بعض العملة ضمن إطارات الموظفين،</text:p>
            <text:p>وعلى الأمر عدد 2509 لسنة 1998 المؤرخ في 18 ديسمبر 1998 المتعلق بضبط النظام الأساسي الخاص بسلك عملة الدولة والجماعات المحلية والمؤسسات العمومية ذات الصبغة الإدارية،</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s/></text:p>
            <text:p>وعلى الأمر الرئاسي عدد 107 لسنة 2016 المؤرخ في 27 أوت 2016 المتعلق بتسمية رئيس الحكومة وأعضائها،</text:p>
            <text:p>وعلى قرار وزير الثقافة المؤرخ في 15 ماي 2013 المتعلق بضبط كيفية تنظيم الامتحان المهني بالاختبارات لإدماج العملة المنتمين للأصناف 5 و 6 و7 في رتبة مستكتب ثقافي.</text:p>
            <text:p>قرر ما يلي :</text:p>
            <text:p>الفصل الأول ـ يفتح بوزارة الشؤون الثقافية يوم 15 فيفري 2018 والأيام الموالية امتحان مهني بالاختبارات لإدماج العملة المنتمين للأصناف 5 و 6 و7 في رتبة مستكتب ثقافي.</text:p>
            <text:p>الفصل 2 ـ حدد عدد الخطط المراد سد شغورها بعشرين (20)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99" table:style-name="ce3">
            <text:p>99</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24.pdf</text:p>
          </table:table-cell>
          <table:table-cell office:value-type="string" table:style-name="ce3">
            <text:p>قرار من وزير الشؤون الثقافية مؤرخ في 17 نوفمبر 2017 يتعلق بفتح مناظرة داخلية بالملفات للترقية إلى رتبة حافظ رئيس للمكتبات أو التوثيق.</text:p>
          </table:table-cell>
          <table:table-cell office:value-type="string" table:style-name="ce5">
            <text:p>قرار من وزير الشؤون الثقافية مؤرخ في 17 نوفمبر 2017 يتعلق بفتح مناظرة داخلية بالملفات للترقية إلى رتبة حافظ رئيس للمكتبات أو التوثيق.</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762 لسنة 1999 المؤرخ في 6 ديسمبر 1999 المتعلق بضبط النظام الأساسي الخاص بأعوان سلك المكتبات والتوثيق بالإدارات العمومية،</text:p>
            <text:p>وعلى الأمر الرئاسي عدد 107 لسنة 2016 المؤرخ في 27 أوت 2016 المتعلق بتسمية رئيس الحكومة وأعضائها،</text:p>
            <text:p>وعلى قرار وزير الثقافة المؤرخ في 26 جانفي 2000 المتعلق بضبط كيفية تنظيم المناظرة الداخلية بالملفات للترقية إلى رتبة حافظ رئيس للمكتبات أو التوثيق.</text:p>
            <text:p>قرر ما يلي :</text:p>
            <text:p>الفصل الأول ـ تفتح بوزارة الشؤون الثقافية يوم 9 فيفري 2018 والأيام الموالية مناظرة داخلية بالملفات للترقية إلى رتبة حافظ رئيس للمكتبات أو التوثيق.</text:p>
            <text:p>الفصل 2 ـ حدد عدد الخطط المراد سد شغورها بست (6) خطط.</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5">
          <table:table-cell office:value-type="float" office:value="100" table:style-name="ce3">
            <text:p>100</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14.pdf</text:p>
          </table:table-cell>
          <table:table-cell office:value-type="string" table:style-name="ce3">
            <text:p>قرار من وزير الشؤون الثقافية مؤرخ في 17 نوفمبر 2017 يتعلق بفتح مناظرة داخلية بالملفات للترقية إلى رتبة متصرف رئيس في الوثائق والأرشيف بسلك المتصرفين في الوثائق والأرشيف.</text:p>
          </table:table-cell>
          <table:table-cell office:value-type="string" table:style-name="ce5">
            <text:p>قرار من وزير الشؤون الثقافية مؤرخ في 17 نوفمبر 2017 يتعلق بفتح مناظرة داخلية بالملفات للترقية إلى رتبة متصرف رئيس في الوثائق والأرشيف بسلك المتصرفين في الوثائق والأرشيف.</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675 لسنة 1999 المؤرخ في 29 مارس 1999 المتعلق بضبط النظام الأساسي الخاص بسلك المتصرفين في الوثائق والأرشيف كما تم تنقيحه وإتمامه بالأمر عدد 1036 لسنة 1999 المؤرخ في 17 ماي 1999 والأمر عدد 810 لسنة 2003 المؤرخ في 7 أفريل 2003،<text:s/></text:p>
            <text:p>وعلى الأمر الرئاسي عدد 107 لسنة 2016 المؤرخ في 27 أوت 2016 المتعلق بتسمية رئيس الحكومة وأعضائها،</text:p>
            <text:p>وعلى قرار رئيس الحكومة المؤرخ في 21 نوفمبر 2016 المتعلق بضبط كيفية تنظيم المناظرة الداخلية بالملفات للترقية إلى رتبة متصرف رئيس في الوثائق والأرشيف بسلك المتصرفين في الوثائق والأرشيف.</text:p>
            <text:p>قرر ما يلي :</text:p>
            <text:p>الفصل الأول ـ تفتح بوزارة الشؤون الثقافية يوم 29 جانفي 2018 والأيام الموالية مناظرة داخلية بالملفات للترقية إلى رتبة متصرف رئيس في الوثائق والأرشيف بسلك المتصرفين في الوثائق والأرشيف.</text:p>
            <text:p>الفصل 2 ـ حدد عدد الخطط المراد سد شغورها بخطة (1) واحدة.</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5">
          <table:table-cell office:value-type="float" office:value="101" table:style-name="ce3">
            <text:p>101</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624.pdf</text:p>
          </table:table-cell>
          <table:table-cell office:value-type="string" table:style-name="ce3">
            <text:p>قرار من وزير الشؤون الثقافية مؤرخ في 17 نوفمبر 2017 يتعلق بفتح مناظرة داخلية بالملفات للترقية إلى رتبة كاتب ثقافي.</text:p>
          </table:table-cell>
          <table:table-cell office:value-type="string" table:style-name="ce5">
            <text:p>قرار من وزير الشؤون الثقافية مؤرخ في 17 نوفمبر 2017 يتعلق بفتح مناظرة داخلية بالملفات للترقية إلى رتبة كاتب ثقافي.</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1443 لسنة 1999 المؤرخ في 21 جوان 1999 المتعلق بضبط النظام الأساسي الخاص بأعوان وزارة الثقافة المنقح بالأمر عدد 3208 لسنة 2012 المؤرخ في 10 ديسمبر 2012،</text:p>
            <text:p>وعلى الأمر الرئاسي عدد 107 لسنة 2016 المؤرخ في 27 أوت 2016 المتعلق بتسمية رئيس الحكومة وأعضائها،</text:p>
            <text:p>وعلى قرار وزير الثقافة المؤرخ في 18 ديسمبر 2012 المتعلق بضبط كيفية تنظيم المناظرة الداخلية بالملفات للترقية إلى رتبة كاتب ثقافي كما تم تنقيحه بالقرار المؤرخ في 2 جوان 2015 والقرار المؤرخ في 8 جوان 2016.</text:p>
            <text:p>قرر ما يلي :</text:p>
            <text:p>الفصل الأول ـ تفتح بوزارة الشؤون الثقافية يوم 8 فيفري 2018 والأيام الموالية مناظرة داخلية بالملفات للترقية إلى رتبة كاتب ثقافي.</text:p>
            <text:p>الفصل 2 ـ حدد عدد الخطط المراد سد شغورها بثمان وعشرين (28) خطة.</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3">
          <table:table-cell office:value-type="float" office:value="102" table:style-name="ce3">
            <text:p>102</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714.pdf</text:p>
          </table:table-cell>
          <table:table-cell office:value-type="string" table:style-name="ce3">
            <text:p>قرار من وزير الشؤون الثقافية مؤرخ في 17 نوفمبر 2017 يتعلق بفتح امتحان مهني للترقية إلى رتبة أستاذ تعليم الموسيقى.</text:p>
          </table:table-cell>
          <table:table-cell office:value-type="string" table:style-name="ce5">
            <text:p>قرار من وزير الشؤون الثقافية مؤرخ في 17 نوفمبر 2017 يتعلق بفتح امتحان مهني للترقية إلى رتبة أستاذ تعليم الموسيقى.</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2487 لسنة 2000 المؤرخ في 31 أكتوبر 2000 المتعلق بضبط النظام الأساسي الخاص بأعوان التفقد البيداغوجي ومدرسي الموسيقى بوزارة الثقافة،<text:s/></text:p>
            <text:p>وعلى الأمر الرئاسي عدد 107 لسنة 2016 المؤرخ في 27 أوت 2016 المتعلق بتسمية رئيس الحكومة وأعضائها،</text:p>
            <text:p>وعلى قرار وزير الثقافة المؤرخ في 30 جانفي 2002 المتعلق بضبط كيفية تنظيم الامتحان المهني للترقية إلى رتبة أستاذ تعليم الموسيقى.</text:p>
            <text:p>قرر ما يلي :</text:p>
            <text:p>الفصل الأول ـ يفتح بوزارة الشؤون الثقافية يوم 12 فيفري 2018 والأيام الموالية امتحان مهني للترقية إلى رتبة أستاذ تعليم الموسيقى.</text:p>
            <text:p>الفصل 2 ـ حدد عدد الخطط المراد سد شغورها بخطتين (2).</text:p>
            <text:p>الفصل 3 ـ تختم قائمة الترشحات يوم 29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s/></text:p>
            <text:p>وزارة العلاقة مع الهيئات الدستورية</text:p>
            <text:p>والمجتمع المدني وحقوق الانسا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style-name="ro14">
          <table:table-cell office:value-type="float" office:value="103" table:style-name="ce3">
            <text:p>103</text:p>
          </table:table-cell>
          <table:table-cell office:value-type="float" office:value="6" table:style-name="ce3">
            <text:p>6</text:p>
          </table:table-cell>
          <table:table-cell office:value-type="float" office:value="1" table:style-name="ce3">
            <text:p>1</text:p>
          </table:table-cell>
          <table:table-cell office:value-type="float" office:value="94" table:style-name="ce3">
            <text:p>94</text:p>
          </table:table-cell>
          <table:table-cell office:value-type="float" office:value="1" table:style-name="ce3">
            <text:p>1</text:p>
          </table:table-cell>
          <table:table-cell table:style-name="ce3"/>
          <table:table-cell office:value-type="date" office:date-value="2017-11-17T00:00:00" table:style-name="ce4">
            <text:p>2017-11-17</text:p>
          </table:table-cell>
          <table:table-cell office:value-type="string" table:style-name="ce3">
            <text:p>Ta201744534.pdf</text:p>
          </table:table-cell>
          <table:table-cell office:value-type="string" table:style-name="ce3">
            <text:p>قرار من وزير الشؤون الثقافية مؤرخ في 17 نوفمبر 2017 يتعلق بفتح مناظرة داخلية بالملفات للترقية إلى رتبة متصرف مستشار في الوثائق والأرشيف بسلك المتصرفين في الوثائق والأرشيف.</text:p>
          </table:table-cell>
          <table:table-cell office:value-type="string" table:style-name="ce5">
            <text:p>قرار من وزير الشؤون الثقافية مؤرخ في 17 نوفمبر 2017 يتعلق بفتح مناظرة داخلية بالملفات للترقية إلى رتبة متصرف مستشار في الوثائق والأرشيف بسلك المتصرفين في الوثائق والأرشيف.</text:p>
            <text:p>إن وزير الشؤون الثقافية،</text:p>
            <text:p>بعد الاطلاع على الدستور،</text:p>
            <text:p>وعلى القانون عدد 112 لسنة 1983 المؤرخ في 12 ديسمبر 1983 المتعلق بضبط النظام الأساسي العام لأعوان الدولة والجماعات المحلية والمؤسسات العمومية ذات الصبغة الإدارية، وعلى جميع النصوص التي نقحته أو تممته وخاصة المرسوم عدد 89 لسنة 2011 المؤرخ في 23 سبتمبر 2011،</text:p>
            <text:p>وعلى الأمر عدد 675 لسنة 1999 المؤرخ في 29 مارس 1999 المتعلق بضبط النظام الأساسي الخاص بسلك المتصرفين في الوثائق والأرشيف كما تم تنقيحه وإتمامه بالأمر عدد 1036 لسنة 1999 المؤرخ في 17 ماي 1999 والأمر عدد 810 لسنة 2003 المؤرخ في 7 أفريل 2003،<text:s/></text:p>
            <text:p>وعلى الأمر الرئاسي عدد 107 لسنة 2016 المؤرخ في 27 أوت 2016 المتعلق بتسمية رئيس الحكومة وأعضائها،</text:p>
            <text:p>وعلى قرار رئيس الحكومة المؤرخ في 21 نوفمبر 2016 المتعلق بضبط كيفية تنظيم المناظرة الداخلية بالملفات للترقية إلى رتبة متصرف مستشار في الوثائق والأرشيف بسلك المتصرفين في الوثائق والأرشيف.</text:p>
            <text:p>قرر ما يلي :</text:p>
            <text:p>الفصل الأول ـ تفتح بوزارة الشؤون الثقافية يوم 30 جانفي 2018 والأيام الموالية مناظرة داخلية بالملفات للترقية إلى رتبة متصرف مستشار في الوثائق والأرشيف بسلك المتصرفين في الوثائق والأرشيف.</text:p>
            <text:p>الفصل 2 ـ حدد عدد الخطط المراد سد شغورها بخطة (1) واحدة.</text:p>
            <text:p>الفصل 3 ـ تختم قائمة الترشحات يوم 20 ديسمبر 2017.</text:p>
            <text:p>الفصل 4 ـ ينشر هذا القرار بالرائد الرسمي للجمهورية التونسية.</text:p>
            <text:p>تونس في 17 نوفمبر 2017.</text:p>
            <text:p/>
            <text:p/>
            <text:p>اطلع عليه<text:s/></text:p>
            <text:p>رئيس الحكومة</text:p>
            <text:p>يوسف الشاهد وزير الشؤون الثقافية<text:s/></text:p>
            <text:p>محمد زين العابدين</text:p>
          </table:table-cell>
          <table:table-cell office:value-type="float" office:value="0" table:style-name="ce3">
            <text:p>0</text:p>
          </table:table-cell>
          <table:table-cell office:value-type="float" office:value="0" table:style-name="ce3">
            <text:p>0</text:p>
          </table:table-cell>
          <table:table-cell table:number-columns-repeated="16372" table:style-name="ce3"/>
        </table:table-row>
        <table:table-row table:number-rows-repeated="10484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date-style style:name="N36P0">
      <number:year number:style="long"/>
      <number:text>-</number:text>
      <number:month number:style="long"/>
      <number:text>-</number:text>
      <number:day number:style="long"/>
    </number:date-style>
    <number:text-style style:name="N36">
      <number:text-content/>
      <style:map style:condition="value()&gt;=0" style:apply-style-name="N36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
    <dc:creator>halima chaibi</dc:creator>
    <meta:creation-date>2006-09-12T15:06:44Z</meta:creation-date>
    <dc:date>2018-04-11T11:09:36Z</dc:date>
  </office:meta>
</office:document-meta>
</file>